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0.2382in"/>
    </style:style>
    <style:style style:name="co3" style:family="table-column">
      <style:table-column-properties fo:break-before="auto" style:column-width="1.205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3929in"/>
    </style:style>
    <style:style style:name="co8" style:family="table-column">
      <style:table-column-properties fo:break-before="auto" style:column-width="0.2764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0.1945in"/>
    </style:style>
    <style:style style:name="co13" style:family="table-column">
      <style:table-column-properties fo:break-before="auto" style:column-width="0.448in"/>
    </style:style>
    <style:style style:name="co14" style:family="table-column">
      <style:table-column-properties fo:break-before="auto" style:column-width="2.3189in"/>
    </style:style>
    <style:style style:name="co15" style:family="table-column">
      <style:table-column-properties fo:break-before="auto" style:column-width="2.6618in"/>
    </style:style>
    <style:style style:name="co16" style:family="table-column">
      <style:table-column-properties fo:break-before="auto" style:column-width="2.1902in"/>
    </style:style>
    <style:style style:name="co17" style:family="table-column">
      <style:table-column-properties fo:break-before="auto" style:column-width="1.8043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4929in"/>
    </style:style>
    <style:style style:name="co21" style:family="table-column">
      <style:table-column-properties fo:break-before="auto" style:column-width="1.9654in"/>
    </style:style>
    <style:style style:name="co22" style:family="table-column">
      <style:table-column-properties fo:break-before="auto" style:column-width="2.4902in"/>
    </style:style>
    <style:style style:name="co23" style:family="table-column">
      <style:table-column-properties fo:break-before="auto" style:column-width="2.8335in"/>
    </style:style>
    <style:style style:name="co24" style:family="table-column">
      <style:table-column-properties fo:break-before="auto" style:column-width="2.3618in"/>
    </style:style>
    <style:style style:name="co25" style:family="table-column">
      <style:table-column-properties fo:break-before="auto" style:column-width="1.9756in"/>
    </style:style>
    <style:style style:name="co26" style:family="table-column">
      <style:table-column-properties fo:break-before="auto" style:column-width="1.922in"/>
    </style:style>
    <style:style style:name="co27" style:family="table-column">
      <style:table-column-properties fo:break-before="auto" style:column-width="1.2681in"/>
    </style:style>
    <style:style style:name="co28" style:family="table-column">
      <style:table-column-properties fo:break-before="auto" style:column-width="24.3091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99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4" table:default-cell-style-name="Default"/>
        <table:table-column table:style-name="co13" table:default-cell-style-name="ce6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91" calcext:value-type="float">
            <text:p>94.91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9.11" calcext:value-type="float">
            <text:p>69.11</text:p>
          </table:table-cell>
          <table:table-cell office:value-type="float" office:value="68.29" calcext:value-type="float">
            <text:p>68.29</text:p>
          </table:table-cell>
          <table:table-cell office:value-type="float" office:value="68.55" calcext:value-type="float">
            <text:p>68.55</text:p>
          </table:table-cell>
          <table:table-cell office:value-type="float" office:value="68.85" calcext:value-type="float">
            <text:p>68.85</text:p>
          </table:table-cell>
          <table:table-cell office:value-type="float" office:value="68.83" calcext:value-type="float">
            <text:p>68.83</text:p>
          </table:table-cell>
          <table:table-cell office:value-type="float" office:value="103" calcext:value-type="float">
            <text:p>103</text:p>
          </table:table-cell>
          <table:table-cell office:value-type="float" office:value="537.521" calcext:value-type="float">
            <text:p>537.521</text:p>
          </table:table-cell>
          <table:table-cell office:value-type="string" calcext:value-type="string">
            <text:p>08008898dfd238752407516c676d5bd2258b6bb8f3e8efee179880fb1d4f0bdf</text:p>
          </table:table-cell>
          <table:table-cell office:value-type="float" office:value="89.92" calcext:value-type="float">
            <text:p>89.92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9.92" calcext:value-type="float">
            <text:p>69.92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8.38" calcext:value-type="float">
            <text:p>68.38</text:p>
          </table:table-cell>
          <table:table-cell office:value-type="float" office:value="68.25" calcext:value-type="float">
            <text:p>68.25</text:p>
          </table:table-cell>
          <table:table-cell office:value-type="float" office:value="69" calcext:value-type="float">
            <text:p>69</text:p>
          </table:table-cell>
          <table:table-cell office:value-type="float" office:value="55.882" calcext:value-type="float">
            <text:p>55.882</text:p>
          </table:table-cell>
          <table:table-cell office:value-type="string" calcext:value-type="string">
            <text:p>e70a647f2b055ff0eaad3243cc979bc7bf3e42608ad5e7bc5cd1bd0968301cdd</text:p>
          </table:table-cell>
          <table:table-cell office:value-type="float" office:value="76.99" calcext:value-type="float">
            <text:p>76.99</text:p>
          </table:table-cell>
          <table:table-cell office:value-type="float" office:value="38.21" calcext:value-type="float">
            <text:p>38.21</text:p>
          </table:table-cell>
          <table:table-cell table:number-columns-repeated="7" office:value-type="float" office:value="69.11" calcext:value-type="float">
            <text:p>69.11</text:p>
          </table:table-cell>
          <table:table-cell office:value-type="float" office:value="19" calcext:value-type="float">
            <text:p>19</text:p>
          </table:table-cell>
          <table:table-cell office:value-type="float" office:value="24.099" calcext:value-type="float">
            <text:p>24.099</text:p>
          </table:table-cell>
          <table:table-cell office:value-type="string" calcext:value-type="string">
            <text:p>e3a41b05a2cd8c7f5ce15e67d991d62fe365144d1228fcaa822fae801c60ce90</text:p>
          </table:table-cell>
          <table:table-cell office:value-type="float" office:value="94.5" calcext:value-type="float">
            <text:p>94.5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9" calcext:value-type="float">
            <text:p>68.29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4" calcext:value-type="float">
            <text:p>67.74</text:p>
          </table:table-cell>
          <table:table-cell office:value-type="float" office:value="67.76" calcext:value-type="float">
            <text:p>67.76</text:p>
          </table:table-cell>
          <table:table-cell office:value-type="float" office:value="97" calcext:value-type="float">
            <text:p>97</text:p>
          </table:table-cell>
          <table:table-cell office:value-type="float" office:value="64.473" calcext:value-type="float">
            <text:p>64.473</text:p>
          </table:table-cell>
          <table:table-cell office:value-type="string" calcext:value-type="string">
            <text:p>9c880a0b238883da5da4ef033d97b0a558e7b2f88780dc858bdce360b8756829</text:p>
          </table:table-cell>
          <table:table-cell office:value-type="float" office:value="89.82" calcext:value-type="float">
            <text:p>89.82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9.92" calcext:value-type="float">
            <text:p>69.92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8.38" calcext:value-type="float">
            <text:p>68.38</text:p>
          </table:table-cell>
          <table:table-cell office:value-type="float" office:value="68.25" calcext:value-type="float">
            <text:p>68.25</text:p>
          </table:table-cell>
          <table:table-cell office:value-type="float" office:value="67" calcext:value-type="float">
            <text:p>67</text:p>
          </table:table-cell>
          <table:table-cell office:value-type="float" office:value="55.677" calcext:value-type="float">
            <text:p>55.677</text:p>
          </table:table-cell>
          <table:table-cell office:value-type="string" calcext:value-type="string">
            <text:p>bd770690606370c40c059d6fcc21b80d963c0089354c8258626d684c51f1c271</text:p>
          </table:table-cell>
          <table:table-cell office:value-type="float" office:value="76.99" calcext:value-type="float">
            <text:p>76.99</text:p>
          </table:table-cell>
          <table:table-cell office:value-type="float" office:value="38.21" calcext:value-type="float">
            <text:p>38.21</text:p>
          </table:table-cell>
          <table:table-cell table:number-columns-repeated="7" office:value-type="float" office:value="69.11" calcext:value-type="float">
            <text:p>69.11</text:p>
          </table:table-cell>
          <table:table-cell office:value-type="float" office:value="19" calcext:value-type="float">
            <text:p>19</text:p>
          </table:table-cell>
          <table:table-cell office:value-type="float" office:value="23.959" calcext:value-type="float">
            <text:p>23.959</text:p>
          </table:table-cell>
          <table:table-cell office:value-type="string" calcext:value-type="string">
            <text:p>e3a41b05a2cd8c7f5ce15e67d991d62fe365144d1228fcaa822fae801c60ce90</text:p>
          </table:table-cell>
          <table:table-cell office:value-type="float" office:value="99.71" calcext:value-type="float">
            <text:p>99.71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81.06" calcext:value-type="float">
            <text:p>81.06</text:p>
          </table:table-cell>
          <table:table-cell office:value-type="float" office:value="76.59" calcext:value-type="float">
            <text:p>76.59</text:p>
          </table:table-cell>
          <table:table-cell office:value-type="float" office:value="85.53" calcext:value-type="float">
            <text:p>85.53</text:p>
          </table:table-cell>
          <table:table-cell office:value-type="float" office:value="84.15" calcext:value-type="float">
            <text:p>84.15</text:p>
          </table:table-cell>
          <table:table-cell office:value-type="float" office:value="78.52" calcext:value-type="float">
            <text:p>78.52</text:p>
          </table:table-cell>
          <table:table-cell office:value-type="float" office:value="80.17" calcext:value-type="float">
            <text:p>80.17</text:p>
          </table:table-cell>
          <table:table-cell office:value-type="float" office:value="19.51" calcext:value-type="float">
            <text:p>19.51</text:p>
          </table:table-cell>
          <table:table-cell office:value-type="float" office:value="532120" calcext:value-type="float">
            <text:p>5321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1520" calcext:value-type="float">
            <text:p>61520</text:p>
          </table:table-cell>
          <table:table-cell office:value-type="float" office:value="4703.69" calcext:value-type="float">
            <text:p>4703.69</text:p>
          </table:table-cell>
          <table:table-cell office:value-type="string" calcext:value-type="string">
            <text:p>("18bd733a51df391fa914ff0eeb76dea1c628b7254221d47cfddfb74f4b8543ec", "3084b55770b13ff0de7d8b6d5f9230e6a5e5145db50ba88a0276ba9ff443893e", "66b7963521e60d898adf403c671ea4eb96904920a502000850c1487645b9c448", "c483e4fee324771522e752defe07d30cef47df1171a3bb25c0d49963dc9784ee", "9e8036a32d35395fc6d66c7fac3f002f274b190b4dd4a1c189a93d6809d0bff8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5.85" calcext:value-type="float">
            <text:p>65.85</text:p>
          </table:table-cell>
          <table:table-cell office:value-type="float" office:value="63.41" calcext:value-type="float">
            <text:p>63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5" calcext:value-type="float">
            <text:p>65</text:p>
          </table:table-cell>
          <table:table-cell office:value-type="float" office:value="65.06" calcext:value-type="float">
            <text:p>65.06</text:p>
          </table:table-cell>
          <table:table-cell office:value-type="float" office:value="101" calcext:value-type="float">
            <text:p>101</text:p>
          </table:table-cell>
          <table:table-cell office:value-type="float" office:value="111.973" calcext:value-type="float">
            <text:p>111.973</text:p>
          </table:table-cell>
          <table:table-cell office:value-type="string" calcext:value-type="string">
            <text:p>02035504d2ad7a9f6255ce5020a7519cf8709f79f2e032ad5128937bacb3ee79</text:p>
          </table:table-cell>
          <table:table-cell office:value-type="float" office:value="90.63" calcext:value-type="float">
            <text:p>90.63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1.79" calcext:value-type="float">
            <text:p>61.79</text:p>
          </table:table-cell>
          <table:table-cell office:value-type="float" office:value="67.48" calcext:value-type="float">
            <text:p>67.48</text:p>
          </table:table-cell>
          <table:table-cell office:value-type="float" office:value="65.52" calcext:value-type="float">
            <text:p>65.52</text:p>
          </table:table-cell>
          <table:table-cell office:value-type="float" office:value="63.85" calcext:value-type="float">
            <text:p>63.85</text:p>
          </table:table-cell>
          <table:table-cell office:value-type="float" office:value="63.6" calcext:value-type="float">
            <text:p>63.6</text:p>
          </table:table-cell>
          <table:table-cell office:value-type="float" office:value="67" calcext:value-type="float">
            <text:p>67</text:p>
          </table:table-cell>
          <table:table-cell office:value-type="float" office:value="43.019" calcext:value-type="float">
            <text:p>43.019</text:p>
          </table:table-cell>
          <table:table-cell office:value-type="string" calcext:value-type="string">
            <text:p>3c3c2a16fb49854012280e6e5d95393445ddb24ee7b294ce6359710dbd112a61</text:p>
          </table:table-cell>
          <table:table-cell office:value-type="float" office:value="80.04" calcext:value-type="float">
            <text:p>80.04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9.11" calcext:value-type="float">
            <text:p>69.11</text:p>
          </table:table-cell>
          <table:table-cell office:value-type="float" office:value="60.16" calcext:value-type="float">
            <text:p>60.16</text:p>
          </table:table-cell>
          <table:table-cell office:value-type="float" office:value="63.43" calcext:value-type="float">
            <text:p>63.43</text:p>
          </table:table-cell>
          <table:table-cell office:value-type="float" office:value="66.07" calcext:value-type="float">
            <text:p>66.07</text:p>
          </table:table-cell>
          <table:table-cell office:value-type="float" office:value="66.15" calcext:value-type="float">
            <text:p>66.15</text:p>
          </table:table-cell>
          <table:table-cell office:value-type="float" office:value="27" calcext:value-type="float">
            <text:p>27</text:p>
          </table:table-cell>
          <table:table-cell office:value-type="float" office:value="25.109" calcext:value-type="float">
            <text:p>25.109</text:p>
          </table:table-cell>
          <table:table-cell office:value-type="string" calcext:value-type="string">
            <text:p>1c77207a6496a24481c5e0dd1451990a3740215326ef5c6473ac462bd1d98962</text:p>
          </table:table-cell>
          <table:table-cell office:value-type="float" office:value="93.58" calcext:value-type="float">
            <text:p>93.58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5.04" calcext:value-type="float">
            <text:p>65.04</text:p>
          </table:table-cell>
          <table:table-cell office:value-type="float" office:value="66.67" calcext:value-type="float">
            <text:p>66.67</text:p>
          </table:table-cell>
          <table:table-cell office:value-type="float" office:value="66.12" calcext:value-type="float">
            <text:p>66.12</text:p>
          </table:table-cell>
          <table:table-cell office:value-type="float" office:value="65.6" calcext:value-type="float">
            <text:p>65.6</text:p>
          </table:table-cell>
          <table:table-cell office:value-type="float" office:value="65.57" calcext:value-type="float">
            <text:p>65.57</text:p>
          </table:table-cell>
          <table:table-cell office:value-type="float" office:value="95" calcext:value-type="float">
            <text:p>95</text:p>
          </table:table-cell>
          <table:table-cell office:value-type="float" office:value="46.591" calcext:value-type="float">
            <text:p>46.591</text:p>
          </table:table-cell>
          <table:table-cell office:value-type="string" calcext:value-type="string">
            <text:p>d9ace249df0945bf008e3c77c3902bc7b5a5ab6fcb9f14183fcf06c1f7d40b55</text:p>
          </table:table-cell>
          <table:table-cell office:value-type="float" office:value="90.22" calcext:value-type="float">
            <text:p>90.22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1.79" calcext:value-type="float">
            <text:p>61.79</text:p>
          </table:table-cell>
          <table:table-cell office:value-type="float" office:value="71.54" calcext:value-type="float">
            <text:p>71.54</text:p>
          </table:table-cell>
          <table:table-cell office:value-type="float" office:value="68.47" calcext:value-type="float">
            <text:p>68.47</text:p>
          </table:table-cell>
          <table:table-cell office:value-type="float" office:value="65.19" calcext:value-type="float">
            <text:p>65.19</text:p>
          </table:table-cell>
          <table:table-cell office:value-type="float" office:value="64.96" calcext:value-type="float">
            <text:p>64.96</text:p>
          </table:table-cell>
          <table:table-cell office:value-type="float" office:value="67" calcext:value-type="float">
            <text:p>67</text:p>
          </table:table-cell>
          <table:table-cell office:value-type="float" office:value="42.219" calcext:value-type="float">
            <text:p>42.219</text:p>
          </table:table-cell>
          <table:table-cell office:value-type="string" calcext:value-type="string">
            <text:p>c1d5d5dc24f6c4b1d51d8026ab5479088a6d009d6ba0a1d74cd7af84ea2d6258</text:p>
          </table:table-cell>
          <table:table-cell office:value-type="float" office:value="80.04" calcext:value-type="float">
            <text:p>80.04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64.63" calcext:value-type="float">
            <text:p>64.63</text:p>
          </table:table-cell>
          <table:table-cell office:value-type="float" office:value="69.11" calcext:value-type="float">
            <text:p>69.11</text:p>
          </table:table-cell>
          <table:table-cell office:value-type="float" office:value="60.16" calcext:value-type="float">
            <text:p>60.16</text:p>
          </table:table-cell>
          <table:table-cell office:value-type="float" office:value="63.43" calcext:value-type="float">
            <text:p>63.43</text:p>
          </table:table-cell>
          <table:table-cell office:value-type="float" office:value="66.07" calcext:value-type="float">
            <text:p>66.07</text:p>
          </table:table-cell>
          <table:table-cell office:value-type="float" office:value="66.15" calcext:value-type="float">
            <text:p>66.15</text:p>
          </table:table-cell>
          <table:table-cell office:value-type="float" office:value="27" calcext:value-type="float">
            <text:p>27</text:p>
          </table:table-cell>
          <table:table-cell office:value-type="float" office:value="25.157" calcext:value-type="float">
            <text:p>25.157</text:p>
          </table:table-cell>
          <table:table-cell office:value-type="string" calcext:value-type="string">
            <text:p>1c77207a6496a24481c5e0dd1451990a3740215326ef5c6473ac462bd1d98962</text:p>
          </table:table-cell>
          <table:table-cell office:value-type="float" office:value="99.88" calcext:value-type="float">
            <text:p>99.88</text:p>
          </table:table-cell>
          <table:table-cell office:value-type="float" office:value="54.63" calcext:value-type="float">
            <text:p>54.63</text:p>
          </table:table-cell>
          <table:table-cell table:number-columns-repeated="2" office:value-type="float" office:value="77.32" calcext:value-type="float">
            <text:p>77.32</text:p>
          </table:table-cell>
          <table:table-cell office:value-type="float" office:value="75.12" calcext:value-type="float">
            <text:p>75.12</text:p>
          </table:table-cell>
          <table:table-cell office:value-type="float" office:value="79.51" calcext:value-type="float">
            <text:p>79.51</text:p>
          </table:table-cell>
          <table:table-cell office:value-type="float" office:value="78.57" calcext:value-type="float">
            <text:p>78.57</text:p>
          </table:table-cell>
          <table:table-cell office:value-type="float" office:value="76.17" calcext:value-type="float">
            <text:p>76.17</text:p>
          </table:table-cell>
          <table:table-cell office:value-type="float" office:value="76.81" calcext:value-type="float">
            <text:p>76.81</text:p>
          </table:table-cell>
          <table:table-cell office:value-type="float" office:value="19.53" calcext:value-type="float">
            <text:p>19.53</text:p>
          </table:table-cell>
          <table:table-cell office:value-type="float" office:value="531320" calcext:value-type="float">
            <text:p>531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4444.611" calcext:value-type="float">
            <text:p>4444.611</text:p>
          </table:table-cell>
          <table:table-cell office:value-type="string" calcext:value-type="string">
            <text:p>("54d4ad6f78e69ca1d8df4d806fe00b0e21ee62cfc4dda7082cd0a1a0bb609956", "6de6f1ba126c4eb3a9c709fa40aa2e5969d42a214a3173e4f046e5f555e867d6", "069f378f574351e6d3f6fcb5b49f9d84a29fa8d843126b4244680547e539e804", "635422ca06afa639a29f86aab94b9c03f741cdcaaac4f92f5e3c42312b1890b7", "2dee4c99cec984fcd954791e856b940579c90d16ea4fc42a48a4e79c14f0b5a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4" calcext:value-type="float">
            <text:p>94.4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67.48" calcext:value-type="float">
            <text:p>67.48</text:p>
          </table:table-cell>
          <table:table-cell office:value-type="float" office:value="65.04" calcext:value-type="float">
            <text:p>65.04</text:p>
          </table:table-cell>
          <table:table-cell office:value-type="float" office:value="69.92" calcext:value-type="float">
            <text:p>69.92</text:p>
          </table:table-cell>
          <table:table-cell office:value-type="float" office:value="68.38" calcext:value-type="float">
            <text:p>68.3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21" calcext:value-type="float">
            <text:p>121</text:p>
          </table:table-cell>
          <table:table-cell office:value-type="float" office:value="65.624" calcext:value-type="float">
            <text:p>65.624</text:p>
          </table:table-cell>
          <table:table-cell office:value-type="string" calcext:value-type="string">
            <text:p>8715b5e7fa2a414635688286175b12fd147e4419069e2430e03a984c4f865d4b</text:p>
          </table:table-cell>
          <table:table-cell office:value-type="float" office:value="89.1" calcext:value-type="float">
            <text:p>89.1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6.42" calcext:value-type="float">
            <text:p>76.42</text:p>
          </table:table-cell>
          <table:table-cell office:value-type="float" office:value="65.85" calcext:value-type="float">
            <text:p>65.85</text:p>
          </table:table-cell>
          <table:table-cell office:value-type="float" office:value="69.12" calcext:value-type="float">
            <text:p>69.12</text:p>
          </table:table-cell>
          <table:table-cell office:value-type="float" office:value="73.64" calcext:value-type="float">
            <text:p>73.64</text:p>
          </table:table-cell>
          <table:table-cell office:value-type="float" office:value="72.59" calcext:value-type="float">
            <text:p>72.59</text:p>
          </table:table-cell>
          <table:table-cell office:value-type="float" office:value="81" calcext:value-type="float">
            <text:p>81</text:p>
          </table:table-cell>
          <table:table-cell office:value-type="float" office:value="39.597" calcext:value-type="float">
            <text:p>39.597</text:p>
          </table:table-cell>
          <table:table-cell office:value-type="string" calcext:value-type="string">
            <text:p>8a74be93bf55a6ed4ac74c18242ec8d071ca7448b09fbf18e55e21eeaf21cf17</text:p>
          </table:table-cell>
          <table:table-cell office:value-type="float" office:value="81.06" calcext:value-type="float">
            <text:p>81.0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09" calcext:value-type="float">
            <text:p>68.09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3" calcext:value-type="float">
            <text:p>72.73</text:p>
          </table:table-cell>
          <table:table-cell office:value-type="float" office:value="45" calcext:value-type="float">
            <text:p>45</text:p>
          </table:table-cell>
          <table:table-cell office:value-type="float" office:value="21.561" calcext:value-type="float">
            <text:p>21.561</text:p>
          </table:table-cell>
          <table:table-cell office:value-type="string" calcext:value-type="string">
            <text:p>6544f612b6bd84fa270f1f0867d944ff49fcaa9c33b9fc36ee2f4d7a4a6efd79</text:p>
          </table:table-cell>
          <table:table-cell office:value-type="float" office:value="93.58" calcext:value-type="float">
            <text:p>93.58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9" calcext:value-type="float">
            <text:p>68.29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4" calcext:value-type="float">
            <text:p>67.74</text:p>
          </table:table-cell>
          <table:table-cell office:value-type="float" office:value="67.76" calcext:value-type="float">
            <text:p>67.76</text:p>
          </table:table-cell>
          <table:table-cell office:value-type="float" office:value="113" calcext:value-type="float">
            <text:p>113</text:p>
          </table:table-cell>
          <table:table-cell office:value-type="float" office:value="43.304" calcext:value-type="float">
            <text:p>43.304</text:p>
          </table:table-cell>
          <table:table-cell office:value-type="string" calcext:value-type="string">
            <text:p>3c4ee4cfa557ff38ce2307f2e2d47f964e36845b1e27db871e91f6fb515b3376</text:p>
          </table:table-cell>
          <table:table-cell office:value-type="float" office:value="88.9" calcext:value-type="float">
            <text:p>88.9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77" calcext:value-type="float">
            <text:p>77</text:p>
          </table:table-cell>
          <table:table-cell office:value-type="float" office:value="39.189" calcext:value-type="float">
            <text:p>39.189</text:p>
          </table:table-cell>
          <table:table-cell office:value-type="string" calcext:value-type="string">
            <text:p>26507fccbbe30b772a182e37f7000139961e7891ca1c0a1bb1791d433c7cb70b</text:p>
          </table:table-cell>
          <table:table-cell office:value-type="float" office:value="81.06" calcext:value-type="float">
            <text:p>81.0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09" calcext:value-type="float">
            <text:p>68.09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3" calcext:value-type="float">
            <text:p>72.73</text:p>
          </table:table-cell>
          <table:table-cell office:value-type="float" office:value="45" calcext:value-type="float">
            <text:p>45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6544f612b6bd84fa270f1f0867d944ff49fcaa9c33b9fc36ee2f4d7a4a6efd79</text:p>
          </table:table-cell>
          <table:table-cell office:value-type="float" office:value="99.9" calcext:value-type="float">
            <text:p>99.9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21" calcext:value-type="float">
            <text:p>78.21</text:p>
          </table:table-cell>
          <table:table-cell office:value-type="float" office:value="87.8" calcext:value-type="float">
            <text:p>87.8</text:p>
          </table:table-cell>
          <table:table-cell office:value-type="float" office:value="86.51" calcext:value-type="float">
            <text:p>86.51</text:p>
          </table:table-cell>
          <table:table-cell office:value-type="float" office:value="80.13" calcext:value-type="float">
            <text:p>80.13</text:p>
          </table:table-cell>
          <table:table-cell office:value-type="float" office:value="82.15" calcext:value-type="float">
            <text:p>82.15</text:p>
          </table:table-cell>
          <table:table-cell office:value-type="float" office:value="21.02" calcext:value-type="float">
            <text:p>21.02</text:p>
          </table:table-cell>
          <table:table-cell office:value-type="float" office:value="551480" calcext:value-type="float">
            <text:p>5514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2120" calcext:value-type="float">
            <text:p>192120</text:p>
          </table:table-cell>
          <table:table-cell office:value-type="float" office:value="3921.307" calcext:value-type="float">
            <text:p>3921.307</text:p>
          </table:table-cell>
          <table:table-cell office:value-type="string" calcext:value-type="string">
            <text:p>("21e439badcd792e2b47d9484480bfaa136c8302786acb2606a290c30efff0b7d", "21851a096d08e839199c2df4f2435b7a128cb4ecb491d36e4e0d65467fdf6bea", "c59355a15f69f0f8a659812ff7244c15a83cbde5e2a7ee9d13bc937a1e464fa5", "141dbcb8232e6fd76f28254fce8dca2d202bd5cbf6df968193c426c7eced5649", "7e9165d73fd22db7a07a7c3976b115271b7a1f29efddb0fcb6b4e866d0c61e8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6.23" calcext:value-type="float">
            <text:p>96.2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11" calcext:value-type="float">
            <text:p>111</text:p>
          </table:table-cell>
          <table:table-cell office:value-type="float" office:value="54.194" calcext:value-type="float">
            <text:p>54.194</text:p>
          </table:table-cell>
          <table:table-cell office:value-type="string" calcext:value-type="string">
            <text:p>5181571a12c5e0085699def9c856714e9b1e40df369b3be07f79d7ccb906a7f1</text:p>
          </table:table-cell>
          <table:table-cell office:value-type="float" office:value="90.94" calcext:value-type="float">
            <text:p>90.94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70.73" calcext:value-type="float">
            <text:p>70.7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16" calcext:value-type="float">
            <text:p>70.16</text:p>
          </table:table-cell>
          <table:table-cell office:value-type="float" office:value="70.49" calcext:value-type="float">
            <text:p>70.49</text:p>
          </table:table-cell>
          <table:table-cell office:value-type="float" office:value="70.45" calcext:value-type="float">
            <text:p>70.45</text:p>
          </table:table-cell>
          <table:table-cell office:value-type="float" office:value="73" calcext:value-type="float">
            <text:p>73</text:p>
          </table:table-cell>
          <table:table-cell office:value-type="float" office:value="46.389" calcext:value-type="float">
            <text:p>46.389</text:p>
          </table:table-cell>
          <table:table-cell office:value-type="string" calcext:value-type="string">
            <text:p>4307f5ad082f3e30d4a1891ada486a89c70fad1e8543e9c657a35ce4f0b5d047</text:p>
          </table:table-cell>
          <table:table-cell office:value-type="float" office:value="75.36" calcext:value-type="float">
            <text:p>75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9.92" calcext:value-type="float">
            <text:p>69.92</text:p>
          </table:table-cell>
          <table:table-cell office:value-type="float" office:value="61.79" calcext:value-type="float">
            <text:p>61.79</text:p>
          </table:table-cell>
          <table:table-cell office:value-type="float" office:value="64.66" calcext:value-type="float">
            <text:p>64.66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9" calcext:value-type="float">
            <text:p>67.19</text:p>
          </table:table-cell>
          <table:table-cell office:value-type="float" office:value="15" calcext:value-type="float">
            <text:p>15</text:p>
          </table:table-cell>
          <table:table-cell office:value-type="float" office:value="17.829" calcext:value-type="float">
            <text:p>17.829</text:p>
          </table:table-cell>
          <table:table-cell office:value-type="string" calcext:value-type="string">
            <text:p>5bc7a929ccc1bd57e57b6224def7f5019956aee1efb1bb7d744929353c3888bd</text:p>
          </table:table-cell>
          <table:table-cell office:value-type="float" office:value="95.42" calcext:value-type="float">
            <text:p>95.4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69.92" calcext:value-type="float">
            <text:p>69.92</text:p>
          </table:table-cell>
          <table:table-cell office:value-type="float" office:value="71.76" calcext:value-type="float">
            <text:p>71.76</text:p>
          </table:table-cell>
          <table:table-cell office:value-type="float" office:value="74.78" calcext:value-type="float">
            <text:p>74.78</text:p>
          </table:table-cell>
          <table:table-cell office:value-type="float" office:value="74.02" calcext:value-type="float">
            <text:p>74.02</text:p>
          </table:table-cell>
          <table:table-cell office:value-type="float" office:value="105" calcext:value-type="float">
            <text:p>105</text:p>
          </table:table-cell>
          <table:table-cell office:value-type="float" office:value="49.17" calcext:value-type="float">
            <text:p>49.17</text:p>
          </table:table-cell>
          <table:table-cell office:value-type="string" calcext:value-type="string">
            <text:p>831764f80ce7c2d60fb767d89c3724890fac294e00d99a7c1aec49c0e44d7b9e</text:p>
          </table:table-cell>
          <table:table-cell office:value-type="float" office:value="90.84" calcext:value-type="float">
            <text:p>90.84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0.31" calcext:value-type="float">
            <text:p>70.31</text:p>
          </table:table-cell>
          <table:table-cell office:value-type="float" office:value="72.03" calcext:value-type="float">
            <text:p>72.03</text:p>
          </table:table-cell>
          <table:table-cell office:value-type="float" office:value="71.71" calcext:value-type="float">
            <text:p>71.71</text:p>
          </table:table-cell>
          <table:table-cell office:value-type="float" office:value="71" calcext:value-type="float">
            <text:p>71</text:p>
          </table:table-cell>
          <table:table-cell office:value-type="float" office:value="45.754" calcext:value-type="float">
            <text:p>45.754</text:p>
          </table:table-cell>
          <table:table-cell office:value-type="string" calcext:value-type="string">
            <text:p>75f566b919b1b861e67449b047d1eecbd833b2cbffcf3699cddeda330eebcc88</text:p>
          </table:table-cell>
          <table:table-cell office:value-type="float" office:value="75.36" calcext:value-type="float">
            <text:p>75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9.92" calcext:value-type="float">
            <text:p>69.92</text:p>
          </table:table-cell>
          <table:table-cell office:value-type="float" office:value="61.79" calcext:value-type="float">
            <text:p>61.79</text:p>
          </table:table-cell>
          <table:table-cell office:value-type="float" office:value="64.66" calcext:value-type="float">
            <text:p>64.66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9" calcext:value-type="float">
            <text:p>67.19</text:p>
          </table:table-cell>
          <table:table-cell office:value-type="float" office:value="15" calcext:value-type="float">
            <text:p>15</text:p>
          </table:table-cell>
          <table:table-cell office:value-type="float" office:value="18.007" calcext:value-type="float">
            <text:p>18.007</text:p>
          </table:table-cell>
          <table:table-cell office:value-type="string" calcext:value-type="string">
            <text:p>5bc7a929ccc1bd57e57b6224def7f5019956aee1efb1bb7d744929353c3888bd</text:p>
          </table:table-cell>
          <table:table-cell office:value-type="float" office:value="99.74" calcext:value-type="float">
            <text:p>99.74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81.06" calcext:value-type="float">
            <text:p>81.06</text:p>
          </table:table-cell>
          <table:table-cell office:value-type="float" office:value="78.05" calcext:value-type="float">
            <text:p>78.05</text:p>
          </table:table-cell>
          <table:table-cell office:value-type="float" office:value="84.07" calcext:value-type="float">
            <text:p>84.07</text:p>
          </table:table-cell>
          <table:table-cell office:value-type="float" office:value="83.1" calcext:value-type="float">
            <text:p>83.1</text:p>
          </table:table-cell>
          <table:table-cell office:value-type="float" office:value="79.29" calcext:value-type="float">
            <text:p>79.29</text:p>
          </table:table-cell>
          <table:table-cell office:value-type="float" office:value="80.48" calcext:value-type="float">
            <text:p>80.48</text:p>
          </table:table-cell>
          <table:table-cell office:value-type="float" office:value="20.84" calcext:value-type="float">
            <text:p>20.84</text:p>
          </table:table-cell>
          <table:table-cell office:value-type="float" office:value="537080" calcext:value-type="float">
            <text:p>5370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4920" calcext:value-type="float">
            <text:p>64920</text:p>
          </table:table-cell>
          <table:table-cell office:value-type="float" office:value="3828.35" calcext:value-type="float">
            <text:p>3828.35</text:p>
          </table:table-cell>
          <table:table-cell office:value-type="string" calcext:value-type="string">
            <text:p>("0b32128ccaee062a3fa6d972ff7d6757427d5cac95c55565745671c5614691c3", "f90a572b2937e9a2dcc2d12634aa604658fcdd65f0312c2f3e7f0e19526d40d7", "eb26414fab23107b2625b008377ceac02d6e3ae725d4ed8acb60c1193f991e03", "7ff6c0415e6e81d3bf509750d9937f2e6bc6f221dfa9c9dc86199d9b7215476e", "f5ed4b2aca0663ac7bf574833f7c6fbffab12e99acbc52e4de6f91d739081be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5.85" calcext:value-type="float">
            <text:p>65.85</text:p>
          </table:table-cell>
          <table:table-cell office:value-type="float" office:value="75.61" calcext:value-type="float">
            <text:p>75.61</text:p>
          </table:table-cell>
          <table:table-cell office:value-type="float" office:value="72.97" calcext:value-type="float">
            <text:p>72.97</text:p>
          </table:table-cell>
          <table:table-cell office:value-type="float" office:value="68.89" calcext:value-type="float">
            <text:p>68.89</text:p>
          </table:table-cell>
          <table:table-cell office:value-type="float" office:value="69.23" calcext:value-type="float">
            <text:p>69.23</text:p>
          </table:table-cell>
          <table:table-cell office:value-type="float" office:value="85" calcext:value-type="float">
            <text:p>85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adaa667cfbcb3ed77ebd9d18aa6b947c7abfc963134aadbed9fc85759165e772</text:p>
          </table:table-cell>
          <table:table-cell office:value-type="float" office:value="86.05" calcext:value-type="float">
            <text:p>86.05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75.61" calcext:value-type="float">
            <text:p>75.61</text:p>
          </table:table-cell>
          <table:table-cell office:value-type="float" office:value="73.45" calcext:value-type="float">
            <text:p>73.45</text:p>
          </table:table-cell>
          <table:table-cell office:value-type="float" office:value="69.92" calcext:value-type="float">
            <text:p>69.92</text:p>
          </table:table-cell>
          <table:table-cell office:value-type="float" office:value="70.34" calcext:value-type="float">
            <text:p>70.34</text:p>
          </table:table-cell>
          <table:table-cell office:value-type="float" office:value="49" calcext:value-type="float">
            <text:p>49</text:p>
          </table:table-cell>
          <table:table-cell office:value-type="float" office:value="41.265" calcext:value-type="float">
            <text:p>41.265</text:p>
          </table:table-cell>
          <table:table-cell office:value-type="string" calcext:value-type="string">
            <text:p>241b6abb9b40599fed3cb63fb84c04530c4a6280ba7efb084d492745069bc005</text:p>
          </table:table-cell>
          <table:table-cell office:value-type="float" office:value="76.58" calcext:value-type="float">
            <text:p>76.5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2.36" calcext:value-type="float">
            <text:p>72.36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6" calcext:value-type="float">
            <text:p>68.46</text:p>
          </table:table-cell>
          <table:table-cell office:value-type="float" office:value="70.69" calcext:value-type="float">
            <text:p>70.69</text:p>
          </table:table-cell>
          <table:table-cell office:value-type="float" office:value="70.36" calcext:value-type="float">
            <text:p>70.36</text:p>
          </table:table-cell>
          <table:table-cell office:value-type="float" office:value="19" calcext:value-type="float">
            <text:p>19</text:p>
          </table:table-cell>
          <table:table-cell office:value-type="float" office:value="20.515" calcext:value-type="float">
            <text:p>20.515</text:p>
          </table:table-cell>
          <table:table-cell office:value-type="string" calcext:value-type="string">
            <text:p>ff9b3d8f1518afdec3b8fef138c8136451393f5c51167e28c9a5cd7aaf730e74</text:p>
          </table:table-cell>
          <table:table-cell office:value-type="float" office:value="91.55" calcext:value-type="float">
            <text:p>91.55</text:p>
          </table:table-cell>
          <table:table-cell office:value-type="float" office:value="38.21" calcext:value-type="float">
            <text:p>38.21</text:p>
          </table:table-cell>
          <table:table-cell table:number-columns-repeated="2" office:value-type="float" office:value="69.11" calcext:value-type="float">
            <text:p>69.11</text:p>
          </table:table-cell>
          <table:table-cell office:value-type="float" office:value="65.04" calcext:value-type="float">
            <text:p>65.04</text:p>
          </table:table-cell>
          <table:table-cell office:value-type="float" office:value="73.17" calcext:value-type="float">
            <text:p>73.17</text:p>
          </table:table-cell>
          <table:table-cell office:value-type="float" office:value="70.8" calcext:value-type="float">
            <text:p>70.8</text:p>
          </table:table-cell>
          <table:table-cell office:value-type="float" office:value="67.67" calcext:value-type="float">
            <text:p>67.67</text:p>
          </table:table-cell>
          <table:table-cell office:value-type="float" office:value="67.8" calcext:value-type="float">
            <text:p>67.8</text:p>
          </table:table-cell>
          <table:table-cell office:value-type="float" office:value="81" calcext:value-type="float">
            <text:p>81</text:p>
          </table:table-cell>
          <table:table-cell office:value-type="float" office:value="63.278" calcext:value-type="float">
            <text:p>63.278</text:p>
          </table:table-cell>
          <table:table-cell office:value-type="string" calcext:value-type="string">
            <text:p>c3b3b62bc5a50b10ae864d3b099f43983a321fc40b2d339d75e9bc28a86d06e5</text:p>
          </table:table-cell>
          <table:table-cell office:value-type="float" office:value="85.85" calcext:value-type="float">
            <text:p>85.85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6.67" calcext:value-type="float">
            <text:p>66.67</text:p>
          </table:table-cell>
          <table:table-cell office:value-type="float" office:value="74.8" calcext:value-type="float">
            <text:p>74.8</text:p>
          </table:table-cell>
          <table:table-cell office:value-type="float" office:value="72.57" calcext:value-type="float">
            <text:p>72.57</text:p>
          </table:table-cell>
          <table:table-cell office:value-type="float" office:value="69.17" calcext:value-type="float">
            <text:p>69.17</text:p>
          </table:table-cell>
          <table:table-cell office:value-type="float" office:value="69.49" calcext:value-type="float">
            <text:p>69.49</text:p>
          </table:table-cell>
          <table:table-cell office:value-type="float" office:value="49" calcext:value-type="float">
            <text:p>49</text:p>
          </table:table-cell>
          <table:table-cell office:value-type="float" office:value="42.135" calcext:value-type="float">
            <text:p>42.135</text:p>
          </table:table-cell>
          <table:table-cell office:value-type="string" calcext:value-type="string">
            <text:p>dc3d2a8faab518e8dcbcf26cfa6ed07f3a7174b30378756c07d39606808f5e26</text:p>
          </table:table-cell>
          <table:table-cell office:value-type="float" office:value="76.58" calcext:value-type="float">
            <text:p>76.5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2.36" calcext:value-type="float">
            <text:p>72.36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6" calcext:value-type="float">
            <text:p>68.46</text:p>
          </table:table-cell>
          <table:table-cell office:value-type="float" office:value="70.69" calcext:value-type="float">
            <text:p>70.69</text:p>
          </table:table-cell>
          <table:table-cell office:value-type="float" office:value="70.36" calcext:value-type="float">
            <text:p>70.36</text:p>
          </table:table-cell>
          <table:table-cell office:value-type="float" office:value="19" calcext:value-type="float">
            <text:p>19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ff9b3d8f1518afdec3b8fef138c8136451393f5c51167e28c9a5cd7aaf730e74</text:p>
          </table:table-cell>
          <table:table-cell office:value-type="float" office:value="99.78" calcext:value-type="float">
            <text:p>99.78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9.51" calcext:value-type="float">
            <text:p>79.51</text:p>
          </table:table-cell>
          <table:table-cell office:value-type="float" office:value="85.2" calcext:value-type="float">
            <text:p>85.2</text:p>
          </table:table-cell>
          <table:table-cell office:value-type="float" office:value="84.34" calcext:value-type="float">
            <text:p>84.34</text:p>
          </table:table-cell>
          <table:table-cell office:value-type="float" office:value="80.62" calcext:value-type="float">
            <text:p>80.62</text:p>
          </table:table-cell>
          <table:table-cell office:value-type="float" office:value="81.84" calcext:value-type="float">
            <text:p>81.84</text:p>
          </table:table-cell>
          <table:table-cell office:value-type="float" office:value="20.94" calcext:value-type="float">
            <text:p>20.94</text:p>
          </table:table-cell>
          <table:table-cell office:value-type="float" office:value="540240" calcext:value-type="float">
            <text:p>540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28080" calcext:value-type="float">
            <text:p>228080</text:p>
          </table:table-cell>
          <table:table-cell office:value-type="float" office:value="3860.269" calcext:value-type="float">
            <text:p>3860.269</text:p>
          </table:table-cell>
          <table:table-cell office:value-type="string" calcext:value-type="string">
            <text:p>("3c012fba64689e05a57d9baf5037421e9a0a0bdb46152d9cd21490664f55d746", "0101c1d1016e1160839d7c527b78521b27c534c208bc1656bb081239f23f60f2", "23b48d5899c5e76478059253c30d73bcc6e15f444757c530a2a5197fe299527b", "818c08f6e4e99fe7b46a0852d94516b2b6db7b02f29366c0c6b3067781ca51b6", "b6fe988e9a7e4e324d2698edfda8626eafb4eed7cd6352e1c303ffa95328f8ce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48" calcext:value-type="float">
            <text:p>93.48</text:p>
          </table:table-cell>
          <table:table-cell office:value-type="float" office:value="39.84" calcext:value-type="float">
            <text:p>39.84</text:p>
          </table:table-cell>
          <table:table-cell table:number-columns-repeated="2"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69.6" calcext:value-type="float">
            <text:p>69.6</text:p>
          </table:table-cell>
          <table:table-cell office:value-type="float" office:value="70.25" calcext:value-type="float">
            <text:p>70.25</text:p>
          </table:table-cell>
          <table:table-cell office:value-type="float" office:value="70.16" calcext:value-type="float">
            <text:p>70.16</text:p>
          </table:table-cell>
          <table:table-cell office:value-type="float" office:value="91" calcext:value-type="float">
            <text:p>91</text:p>
          </table:table-cell>
          <table:table-cell office:value-type="float" office:value="59.151" calcext:value-type="float">
            <text:p>59.151</text:p>
          </table:table-cell>
          <table:table-cell office:value-type="string" calcext:value-type="string">
            <text:p>a72e902fb07529542820cea4d90ca0f56d8de8790cdd317197ccf80751c29530</text:p>
          </table:table-cell>
          <table:table-cell office:value-type="float" office:value="90.22" calcext:value-type="float">
            <text:p>90.22</text:p>
          </table:table-cell>
          <table:table-cell office:value-type="float" office:value="39.84" calcext:value-type="float">
            <text:p>39.84</text:p>
          </table:table-cell>
          <table:table-cell table:number-columns-repeated="2" office:value-type="float" office:value="69.92" calcext:value-type="float">
            <text:p>69.92</text:p>
          </table:table-cell>
          <table:table-cell office:value-type="float" office:value="71.54" calcext:value-type="float">
            <text:p>71.54</text:p>
          </table:table-cell>
          <table:table-cell office:value-type="float" office:value="68.29" calcext:value-type="float">
            <text:p>68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0.4" calcext:value-type="float">
            <text:p>70.4</text:p>
          </table:table-cell>
          <table:table-cell office:value-type="float" office:value="63" calcext:value-type="float">
            <text:p>63</text:p>
          </table:table-cell>
          <table:table-cell office:value-type="float" office:value="54.888" calcext:value-type="float">
            <text:p>54.888</text:p>
          </table:table-cell>
          <table:table-cell office:value-type="string" calcext:value-type="string">
            <text:p>9c4a3c2965d9d1eae0f550b15b828359934653624ee1af1a30d588835091521a</text:p>
          </table:table-cell>
          <table:table-cell office:value-type="float" office:value="74.13" calcext:value-type="float">
            <text:p>74.13</text:p>
          </table:table-cell>
          <table:table-cell office:value-type="float" office:value="32.52" calcext:value-type="float">
            <text:p>32.52</text:p>
          </table:table-cell>
          <table:table-cell table:number-columns-repeated="2" office:value-type="float" office:value="66.26" calcext:value-type="float">
            <text:p>66.26</text:p>
          </table:table-cell>
          <table:table-cell office:value-type="float" office:value="65.85" calcext:value-type="float">
            <text:p>65.85</text:p>
          </table:table-cell>
          <table:table-cell office:value-type="float" office:value="66.67" calcext:value-type="float">
            <text:p>66.67</text:p>
          </table:table-cell>
          <table:table-cell office:value-type="float" office:value="66.39" calcext:value-type="float">
            <text:p>66.39</text:p>
          </table:table-cell>
          <table:table-cell office:value-type="float" office:value="66.13" calcext:value-type="float">
            <text:p>66.13</text:p>
          </table:table-cell>
          <table:table-cell office:value-type="float" office:value="66.12" calcext:value-type="float">
            <text:p>66.12</text:p>
          </table:table-cell>
          <table:table-cell office:value-type="float" office:value="11" calcext:value-type="float">
            <text:p>11</text:p>
          </table:table-cell>
          <table:table-cell office:value-type="float" office:value="18.766" calcext:value-type="float">
            <text:p>18.766</text:p>
          </table:table-cell>
          <table:table-cell office:value-type="string" calcext:value-type="string">
            <text:p>3a0391d27c47863d01d5a37f9a6949f14d330065f0b6b5f72c86406160506b49</text:p>
          </table:table-cell>
          <table:table-cell office:value-type="float" office:value="93.28" calcext:value-type="float">
            <text:p>93.2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9.92" calcext:value-type="float">
            <text:p>69.92</text:p>
          </table:table-cell>
          <table:table-cell office:value-type="float" office:value="69.11" calcext:value-type="float">
            <text:p>69.11</text:p>
          </table:table-cell>
          <table:table-cell office:value-type="float" office:value="69.35" calcext:value-type="float">
            <text:p>69.35</text:p>
          </table:table-cell>
          <table:table-cell office:value-type="float" office:value="69.67" calcext:value-type="float">
            <text:p>69.67</text:p>
          </table:table-cell>
          <table:table-cell office:value-type="float" office:value="69.64" calcext:value-type="float">
            <text:p>69.64</text:p>
          </table:table-cell>
          <table:table-cell office:value-type="float" office:value="85" calcext:value-type="float">
            <text:p>85</text:p>
          </table:table-cell>
          <table:table-cell office:value-type="float" office:value="57.526" calcext:value-type="float">
            <text:p>57.526</text:p>
          </table:table-cell>
          <table:table-cell office:value-type="string" calcext:value-type="string">
            <text:p>53da18c4ea7f522b6dcd0ca20b35b4a144c9d4426262c9588c394b422a096e5d</text:p>
          </table:table-cell>
          <table:table-cell office:value-type="float" office:value="90.02" calcext:value-type="float">
            <text:p>90.02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0.73" calcext:value-type="float">
            <text:p>70.73</text:p>
          </table:table-cell>
          <table:table-cell office:value-type="float" office:value="68.29" calcext:value-type="float">
            <text:p>68.29</text:p>
          </table:table-cell>
          <table:table-cell office:value-type="float" office:value="69.05" calcext:value-type="float">
            <text:p>69.05</text:p>
          </table:table-cell>
          <table:table-cell office:value-type="float" office:value="70" calcext:value-type="float">
            <text:p>70</text:p>
          </table:table-cell>
          <table:table-cell office:value-type="float" office:value="69.88" calcext:value-type="float">
            <text:p>69.88</text:p>
          </table:table-cell>
          <table:table-cell office:value-type="float" office:value="63" calcext:value-type="float">
            <text:p>63</text:p>
          </table:table-cell>
          <table:table-cell office:value-type="float" office:value="55.141" calcext:value-type="float">
            <text:p>55.141</text:p>
          </table:table-cell>
          <table:table-cell office:value-type="string" calcext:value-type="string">
            <text:p>0815ce4fe70cf8d0989f1a005b09475624c0a35924a37fc6b098b73ad701a313</text:p>
          </table:table-cell>
          <table:table-cell office:value-type="float" office:value="74.13" calcext:value-type="float">
            <text:p>74.13</text:p>
          </table:table-cell>
          <table:table-cell office:value-type="float" office:value="32.52" calcext:value-type="float">
            <text:p>32.52</text:p>
          </table:table-cell>
          <table:table-cell table:number-columns-repeated="2" office:value-type="float" office:value="66.26" calcext:value-type="float">
            <text:p>66.26</text:p>
          </table:table-cell>
          <table:table-cell office:value-type="float" office:value="65.85" calcext:value-type="float">
            <text:p>65.85</text:p>
          </table:table-cell>
          <table:table-cell office:value-type="float" office:value="66.67" calcext:value-type="float">
            <text:p>66.67</text:p>
          </table:table-cell>
          <table:table-cell office:value-type="float" office:value="66.39" calcext:value-type="float">
            <text:p>66.39</text:p>
          </table:table-cell>
          <table:table-cell office:value-type="float" office:value="66.13" calcext:value-type="float">
            <text:p>66.13</text:p>
          </table:table-cell>
          <table:table-cell office:value-type="float" office:value="66.12" calcext:value-type="float">
            <text:p>66.12</text:p>
          </table:table-cell>
          <table:table-cell office:value-type="float" office:value="11" calcext:value-type="float">
            <text:p>11</text:p>
          </table:table-cell>
          <table:table-cell office:value-type="float" office:value="18.602" calcext:value-type="float">
            <text:p>18.602</text:p>
          </table:table-cell>
          <table:table-cell office:value-type="string" calcext:value-type="string">
            <text:p>3a0391d27c47863d01d5a37f9a6949f14d330065f0b6b5f72c86406160506b49</text:p>
          </table:table-cell>
          <table:table-cell office:value-type="float" office:value="99.86" calcext:value-type="float">
            <text:p>99.8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2.36" calcext:value-type="float">
            <text:p>72.36</text:p>
          </table:table-cell>
          <table:table-cell office:value-type="float" office:value="86.18" calcext:value-type="float">
            <text:p>86.18</text:p>
          </table:table-cell>
          <table:table-cell office:value-type="float" office:value="83.97" calcext:value-type="float">
            <text:p>83.97</text:p>
          </table:table-cell>
          <table:table-cell office:value-type="float" office:value="75.72" calcext:value-type="float">
            <text:p>75.72</text:p>
          </table:table-cell>
          <table:table-cell office:value-type="float" office:value="77.73" calcext:value-type="float">
            <text:p>77.73</text:p>
          </table:table-cell>
          <table:table-cell office:value-type="float" office:value="19.55" calcext:value-type="float">
            <text:p>19.55</text:p>
          </table:table-cell>
          <table:table-cell office:value-type="float" office:value="530520" calcext:value-type="float">
            <text:p>53052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15520" calcext:value-type="float">
            <text:p>115520</text:p>
          </table:table-cell>
          <table:table-cell office:value-type="float" office:value="3944.135" calcext:value-type="float">
            <text:p>3944.135</text:p>
          </table:table-cell>
          <table:table-cell office:value-type="string" calcext:value-type="string">
            <text:p>("20fc35405790d42132fa8454aa2ea17b939b17c8cc732b512f53775d70299ae5", "0085dd2d009d6c232e40b1319643d1a6bb701e2649d84cf31e46381228f55fd8", "a5ca1a0e4c4725304086b86340171120f34e5893a405e1d40ba251956e2de654", "65fe9fa7085587a23148f762fdfb711c10292df2f80d8428deb862b7852f717b", "d4ecab39cb6b54d10019d9322ffe0dbb975d3d03aa32a444bff639595462083c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08" calcext:value-type="float">
            <text:p>93.0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4.23" calcext:value-type="float">
            <text:p>64.23</text:p>
          </table:table-cell>
          <table:table-cell office:value-type="float" office:value="74.8" calcext:value-type="float">
            <text:p>74.8</text:p>
          </table:table-cell>
          <table:table-cell office:value-type="float" office:value="71.82" calcext:value-type="float">
            <text:p>71.82</text:p>
          </table:table-cell>
          <table:table-cell office:value-type="float" office:value="67.65" calcext:value-type="float">
            <text:p>67.65</text:p>
          </table:table-cell>
          <table:table-cell office:value-type="float" office:value="67.81" calcext:value-type="float">
            <text:p>67.81</text:p>
          </table:table-cell>
          <table:table-cell office:value-type="float" office:value="85" calcext:value-type="float">
            <text:p>85</text:p>
          </table:table-cell>
          <table:table-cell office:value-type="float" office:value="46.596" calcext:value-type="float">
            <text:p>46.596</text:p>
          </table:table-cell>
          <table:table-cell office:value-type="string" calcext:value-type="string">
            <text:p>47d2d36731df51c9c1edb32ace96c068d622b047f3dbc89027743ca4995d31cc</text:p>
          </table:table-cell>
          <table:table-cell office:value-type="float" office:value="87.88" calcext:value-type="float">
            <text:p>87.8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6.67" calcext:value-type="float">
            <text:p>66.67</text:p>
          </table:table-cell>
          <table:table-cell office:value-type="float" office:value="74.8" calcext:value-type="float">
            <text:p>74.8</text:p>
          </table:table-cell>
          <table:table-cell office:value-type="float" office:value="72.57" calcext:value-type="float">
            <text:p>72.57</text:p>
          </table:table-cell>
          <table:table-cell office:value-type="float" office:value="69.17" calcext:value-type="float">
            <text:p>69.17</text:p>
          </table:table-cell>
          <table:table-cell office:value-type="float" office:value="69.49" calcext:value-type="float">
            <text:p>69.49</text:p>
          </table:table-cell>
          <table:table-cell office:value-type="float" office:value="53" calcext:value-type="float">
            <text:p>53</text:p>
          </table:table-cell>
          <table:table-cell office:value-type="float" office:value="43.605" calcext:value-type="float">
            <text:p>43.605</text:p>
          </table:table-cell>
          <table:table-cell office:value-type="string" calcext:value-type="string">
            <text:p>dfa056988b019049acee17f13858aef0e68851bfbf4daaffe8ed92eaa8c7265a</text:p>
          </table:table-cell>
          <table:table-cell office:value-type="float" office:value="79.43" calcext:value-type="float">
            <text:p>79.43</text:p>
          </table:table-cell>
          <table:table-cell office:value-type="float" office:value="34.15" calcext:value-type="float">
            <text:p>34.15</text:p>
          </table:table-cell>
          <table:table-cell table:number-columns-repeated="2" office:value-type="float" office:value="67.07" calcext:value-type="float">
            <text:p>67.07</text:p>
          </table:table-cell>
          <table:table-cell office:value-type="float" office:value="60.16" calcext:value-type="float">
            <text:p>60.16</text:p>
          </table:table-cell>
          <table:table-cell office:value-type="float" office:value="73.98" calcext:value-type="float">
            <text:p>73.98</text:p>
          </table:table-cell>
          <table:table-cell office:value-type="float" office:value="69.81" calcext:value-type="float">
            <text:p>69.81</text:p>
          </table:table-cell>
          <table:table-cell office:value-type="float" office:value="65" calcext:value-type="float">
            <text:p>65</text:p>
          </table:table-cell>
          <table:table-cell office:value-type="float" office:value="64.63" calcext:value-type="float">
            <text:p>64.63</text:p>
          </table:table-cell>
          <table:table-cell office:value-type="float" office:value="29" calcext:value-type="float">
            <text:p>29</text:p>
          </table:table-cell>
          <table:table-cell office:value-type="float" office:value="27.539" calcext:value-type="float">
            <text:p>27.539</text:p>
          </table:table-cell>
          <table:table-cell office:value-type="string" calcext:value-type="string">
            <text:p>15caa6ef43614343205089610b25ae1b0af4dfbe1fac554a2a5075997fd11a58</text:p>
          </table:table-cell>
          <table:table-cell office:value-type="float" office:value="93.08" calcext:value-type="float">
            <text:p>93.08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68.29" calcext:value-type="float">
            <text:p>68.29</text:p>
          </table:table-cell>
          <table:table-cell office:value-type="float" office:value="64.23" calcext:value-type="float">
            <text:p>64.2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1" calcext:value-type="float">
            <text:p>69.91</text:p>
          </table:table-cell>
          <table:table-cell office:value-type="float" office:value="66.92" calcext:value-type="float">
            <text:p>66.92</text:p>
          </table:table-cell>
          <table:table-cell office:value-type="float" office:value="66.95" calcext:value-type="float">
            <text:p>66.95</text:p>
          </table:table-cell>
          <table:table-cell office:value-type="float" office:value="87" calcext:value-type="float">
            <text:p>87</text:p>
          </table:table-cell>
          <table:table-cell office:value-type="float" office:value="44.263" calcext:value-type="float">
            <text:p>44.263</text:p>
          </table:table-cell>
          <table:table-cell office:value-type="string" calcext:value-type="string">
            <text:p>b8260bc8f7c00263109aba16c4418a35384988db24f577bb4899afb879cff43f</text:p>
          </table:table-cell>
          <table:table-cell office:value-type="float" office:value="87.68" calcext:value-type="float">
            <text:p>87.6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5.85" calcext:value-type="float">
            <text:p>65.85</text:p>
          </table:table-cell>
          <table:table-cell office:value-type="float" office:value="74.8" calcext:value-type="float">
            <text:p>74.8</text:p>
          </table:table-cell>
          <table:table-cell office:value-type="float" office:value="72.32" calcext:value-type="float">
            <text:p>72.32</text:p>
          </table:table-cell>
          <table:table-cell office:value-type="float" office:value="68.66" calcext:value-type="float">
            <text:p>68.66</text:p>
          </table:table-cell>
          <table:table-cell office:value-type="float" office:value="68.94" calcext:value-type="float">
            <text:p>68.94</text:p>
          </table:table-cell>
          <table:table-cell office:value-type="float" office:value="53" calcext:value-type="float">
            <text:p>53</text:p>
          </table:table-cell>
          <table:table-cell office:value-type="float" office:value="43.74" calcext:value-type="float">
            <text:p>43.74</text:p>
          </table:table-cell>
          <table:table-cell office:value-type="string" calcext:value-type="string">
            <text:p>d2df59be1a475efecd8c2f68cc8ad378591aa958fde6f4f98b750e16ddf468ed</text:p>
          </table:table-cell>
          <table:table-cell office:value-type="float" office:value="79.43" calcext:value-type="float">
            <text:p>79.43</text:p>
          </table:table-cell>
          <table:table-cell office:value-type="float" office:value="34.15" calcext:value-type="float">
            <text:p>34.15</text:p>
          </table:table-cell>
          <table:table-cell table:number-columns-repeated="2" office:value-type="float" office:value="67.07" calcext:value-type="float">
            <text:p>67.07</text:p>
          </table:table-cell>
          <table:table-cell office:value-type="float" office:value="60.16" calcext:value-type="float">
            <text:p>60.16</text:p>
          </table:table-cell>
          <table:table-cell office:value-type="float" office:value="73.98" calcext:value-type="float">
            <text:p>73.98</text:p>
          </table:table-cell>
          <table:table-cell office:value-type="float" office:value="69.81" calcext:value-type="float">
            <text:p>69.81</text:p>
          </table:table-cell>
          <table:table-cell office:value-type="float" office:value="65" calcext:value-type="float">
            <text:p>65</text:p>
          </table:table-cell>
          <table:table-cell office:value-type="float" office:value="64.63" calcext:value-type="float">
            <text:p>64.63</text:p>
          </table:table-cell>
          <table:table-cell office:value-type="float" office:value="29" calcext:value-type="float">
            <text:p>29</text:p>
          </table:table-cell>
          <table:table-cell office:value-type="float" office:value="28.024" calcext:value-type="float">
            <text:p>28.024</text:p>
          </table:table-cell>
          <table:table-cell office:value-type="string" calcext:value-type="string">
            <text:p>15caa6ef43614343205089610b25ae1b0af4dfbe1fac554a2a5075997fd11a58</text:p>
          </table:table-cell>
          <table:table-cell office:value-type="float" office:value="99.78" calcext:value-type="float">
            <text:p>99.78</text:p>
          </table:table-cell>
          <table:table-cell office:value-type="float" office:value="64.55" calcext:value-type="float">
            <text:p>64.55</text:p>
          </table:table-cell>
          <table:table-cell table:number-columns-repeated="2" office:value-type="float" office:value="82.28" calcext:value-type="float">
            <text:p>82.28</text:p>
          </table:table-cell>
          <table:table-cell office:value-type="float" office:value="75.61" calcext:value-type="float">
            <text:p>75.61</text:p>
          </table:table-cell>
          <table:table-cell office:value-type="float" office:value="88.94" calcext:value-type="float">
            <text:p>88.94</text:p>
          </table:table-cell>
          <table:table-cell office:value-type="float" office:value="87.31" calcext:value-type="float">
            <text:p>87.31</text:p>
          </table:table-cell>
          <table:table-cell office:value-type="float" office:value="78.51" calcext:value-type="float">
            <text:p>78.51</text:p>
          </table:table-cell>
          <table:table-cell office:value-type="float" office:value="81" calcext:value-type="float">
            <text:p>81</text:p>
          </table:table-cell>
          <table:table-cell office:value-type="float" office:value="21.2" calcext:value-type="float">
            <text:p>21.2</text:p>
          </table:table-cell>
          <table:table-cell office:value-type="float" office:value="548080" calcext:value-type="float">
            <text:p>5480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120" calcext:value-type="float">
            <text:p>219120</text:p>
          </table:table-cell>
          <table:table-cell office:value-type="float" office:value="3902.389" calcext:value-type="float">
            <text:p>3902.389</text:p>
          </table:table-cell>
          <table:table-cell office:value-type="string" calcext:value-type="string">
            <text:p>("1f44d1c85449e98bd9b75a6ac12cc0a0fa86f8580677eb576de2c3d59777442b", "55303bed2c03b00ef21b717a3d448c9b631ce8a79098abd2340fe0399561aea9", "52c25c81cbd5e6d13ff8cf8349a537d18031afd09abf874b863dc58b4878b394", "6790f43be5db51db85cfc892e848c77f093c4c5b2dad4781dd404c0e3fa72f79", "91c5a88d747fad23b7e7cd7daa87dfe7ee30fab5156b2b96a466e74aad22a2a8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08" calcext:value-type="float">
            <text:p>93.0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13" calcext:value-type="float">
            <text:p>113</text:p>
          </table:table-cell>
          <table:table-cell office:value-type="float" office:value="100.639" calcext:value-type="float">
            <text:p>100.639</text:p>
          </table:table-cell>
          <table:table-cell office:value-type="string" calcext:value-type="string">
            <text:p>8f496c14f002210f953cead3b345cd15d00fe0bc8319b8387cff4de1aee0dbb9</text:p>
          </table:table-cell>
          <table:table-cell office:value-type="float" office:value="87.88" calcext:value-type="float">
            <text:p>87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73" calcext:value-type="float">
            <text:p>73</text:p>
          </table:table-cell>
          <table:table-cell office:value-type="float" office:value="97.311" calcext:value-type="float">
            <text:p>97.311</text:p>
          </table:table-cell>
          <table:table-cell office:value-type="string" calcext:value-type="string">
            <text:p>02a50bfda4b163dc4e342c11a30303502bb3e391ac9254f9f1ee04e13dee2bfc</text:p>
          </table:table-cell>
          <table:table-cell office:value-type="float" office:value="78.62" calcext:value-type="float">
            <text:p>78.6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8.79" calcext:value-type="float">
            <text:p>78.79</text:p>
          </table:table-cell>
          <table:table-cell office:value-type="string" calcext:value-type="string">
            <text:p>c028caa485bc7f09923e68087502c9ebbb80162c17d501c8b60c1d6e94ab2005</text:p>
          </table:table-cell>
          <table:table-cell office:value-type="float" office:value="92.57" calcext:value-type="float">
            <text:p>92.57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86" calcext:value-type="float">
            <text:p>78.86</text:p>
          </table:table-cell>
          <table:table-cell office:value-type="float" office:value="76.42" calcext:value-type="float">
            <text:p>76.42</text:p>
          </table:table-cell>
          <table:table-cell office:value-type="float" office:value="76.98" calcext:value-type="float">
            <text:p>76.98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1" calcext:value-type="float">
            <text:p>77.91</text:p>
          </table:table-cell>
          <table:table-cell office:value-type="float" office:value="101" calcext:value-type="float">
            <text:p>101</text:p>
          </table:table-cell>
          <table:table-cell office:value-type="float" office:value="99.253" calcext:value-type="float">
            <text:p>99.253</text:p>
          </table:table-cell>
          <table:table-cell office:value-type="string" calcext:value-type="string">
            <text:p>03be571651e7df65d0cbec68e3a8e5abb43856ddeaf440a4bc56e1324695e299</text:p>
          </table:table-cell>
          <table:table-cell office:value-type="float" office:value="87.88" calcext:value-type="float">
            <text:p>87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65" calcext:value-type="float">
            <text:p>65</text:p>
          </table:table-cell>
          <table:table-cell office:value-type="float" office:value="96.002" calcext:value-type="float">
            <text:p>96.002</text:p>
          </table:table-cell>
          <table:table-cell office:value-type="string" calcext:value-type="string">
            <text:p>8083204b33a1cfa06f66940d58f7e2a7dd4b228c0fb52de17e69bbf750b31732</text:p>
          </table:table-cell>
          <table:table-cell office:value-type="float" office:value="78.62" calcext:value-type="float">
            <text:p>78.6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8.122" calcext:value-type="float">
            <text:p>78.122</text:p>
          </table:table-cell>
          <table:table-cell office:value-type="string" calcext:value-type="string">
            <text:p>c028caa485bc7f09923e68087502c9ebbb80162c17d501c8b60c1d6e94ab2005</text:p>
          </table:table-cell>
          <table:table-cell office:value-type="float" office:value="99.86" calcext:value-type="float">
            <text:p>99.86</text:p>
          </table:table-cell>
          <table:table-cell office:value-type="float" office:value="70.08" calcext:value-type="float">
            <text:p>70.08</text:p>
          </table:table-cell>
          <table:table-cell table:number-columns-repeated="2" office:value-type="float" office:value="85.04" calcext:value-type="float">
            <text:p>85.04</text:p>
          </table:table-cell>
          <table:table-cell office:value-type="float" office:value="80.49" calcext:value-type="float">
            <text:p>80.49</text:p>
          </table:table-cell>
          <table:table-cell office:value-type="float" office:value="89.59" calcext:value-type="float">
            <text:p>89.59</text:p>
          </table:table-cell>
          <table:table-cell office:value-type="float" office:value="88.56" calcext:value-type="float">
            <text:p>88.56</text:p>
          </table:table-cell>
          <table:table-cell office:value-type="float" office:value="82.12" calcext:value-type="float">
            <text:p>82.12</text:p>
          </table:table-cell>
          <table:table-cell office:value-type="float" office:value="84.32" calcext:value-type="float">
            <text:p>84.32</text:p>
          </table:table-cell>
          <table:table-cell office:value-type="float" office:value="20.51" calcext:value-type="float">
            <text:p>20.51</text:p>
          </table:table-cell>
          <table:table-cell office:value-type="float" office:value="549400" calcext:value-type="float">
            <text:p>5494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6600" calcext:value-type="float">
            <text:p>116600</text:p>
          </table:table-cell>
          <table:table-cell office:value-type="float" office:value="3902.168" calcext:value-type="float">
            <text:p>3902.168</text:p>
          </table:table-cell>
          <table:table-cell office:value-type="string" calcext:value-type="string">
            <text:p>("267dfa49cc8794cd0a388b9f580f092df25a96f9b8bb4feaa49d914e9da9d2c7", "f8ddec39aa30ade7012013ca2483b646d4100aaa5bd0824a1af4d450448aa45e", "b51e9048dff6067025a28e3500817652bde36b537ad55fe2958fde014616c756", "79d9de8e9132c0a6efd942adb464eae8183f54e94616825e6cc39ac3cb9ee7c5", "a0ee21233c53e4f0ed474786c1a54e1d8a9b70b0e82668c9fd32e21583d9b39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0.31" calcext:value-type="float">
            <text:p>70.31</text:p>
          </table:table-cell>
          <table:table-cell office:value-type="float" office:value="72.03" calcext:value-type="float">
            <text:p>72.03</text:p>
          </table:table-cell>
          <table:table-cell office:value-type="float" office:value="71.71" calcext:value-type="float">
            <text:p>71.71</text:p>
          </table:table-cell>
          <table:table-cell office:value-type="float" office:value="91" calcext:value-type="float">
            <text:p>91</text:p>
          </table:table-cell>
          <table:table-cell office:value-type="float" office:value="97.507" calcext:value-type="float">
            <text:p>97.507</text:p>
          </table:table-cell>
          <table:table-cell office:value-type="string" calcext:value-type="string">
            <text:p>e96e1c51220b42739183f9dd71ac3cae12c2ff0a519f47ea7390ce20343bbcee</text:p>
          </table:table-cell>
          <table:table-cell office:value-type="float" office:value="88.49" calcext:value-type="float">
            <text:p>88.4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96.793" calcext:value-type="float">
            <text:p>96.793</text:p>
          </table:table-cell>
          <table:table-cell office:value-type="string" calcext:value-type="string">
            <text:p>d2c543143994e42d94e0c4ae0d8b26aa306b716e252f1ed9236ff65639130ff0</text:p>
          </table:table-cell>
          <table:table-cell office:value-type="float" office:value="76.99" calcext:value-type="float">
            <text:p>76.99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7.46" calcext:value-type="float">
            <text:p>67.46</text:p>
          </table:table-cell>
          <table:table-cell office:value-type="float" office:value="68.33" calcext:value-type="float">
            <text:p>68.33</text:p>
          </table:table-cell>
          <table:table-cell office:value-type="float" office:value="68.27" calcext:value-type="float">
            <text:p>68.27</text:p>
          </table:table-cell>
          <table:table-cell office:value-type="float" office:value="19" calcext:value-type="float">
            <text:p>19</text:p>
          </table:table-cell>
          <table:table-cell office:value-type="float" office:value="73.562" calcext:value-type="float">
            <text:p>73.562</text:p>
          </table:table-cell>
          <table:table-cell office:value-type="string" calcext:value-type="string">
            <text:p>f60e5addeaa65f93c6efb851503535223f01c5edfeb996efa024c9125e0acbfc</text:p>
          </table:table-cell>
          <table:table-cell office:value-type="float" office:value="91.04" calcext:value-type="float">
            <text:p>91.04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81" calcext:value-type="float">
            <text:p>81</text:p>
          </table:table-cell>
          <table:table-cell office:value-type="float" office:value="96.275" calcext:value-type="float">
            <text:p>96.275</text:p>
          </table:table-cell>
          <table:table-cell office:value-type="string" calcext:value-type="string">
            <text:p>20307ea99bac982f5921be4e644b6a7d57041d3a34fb91a284e7ab3a0e0fcbe6</text:p>
          </table:table-cell>
          <table:table-cell office:value-type="float" office:value="88.09" calcext:value-type="float">
            <text:p>88.0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61" calcext:value-type="float">
            <text:p>61</text:p>
          </table:table-cell>
          <table:table-cell office:value-type="float" office:value="98.82" calcext:value-type="float">
            <text:p>98.82</text:p>
          </table:table-cell>
          <table:table-cell office:value-type="string" calcext:value-type="string">
            <text:p>bbdee6b059dacb514cab86ad7df8d829d5cbf8501dd08c5a3c4de113529cd2da</text:p>
          </table:table-cell>
          <table:table-cell office:value-type="float" office:value="76.99" calcext:value-type="float">
            <text:p>76.99</text:p>
          </table:table-cell>
          <table:table-cell office:value-type="float" office:value="35.77" calcext:value-type="float">
            <text:p>35.77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67.46" calcext:value-type="float">
            <text:p>67.46</text:p>
          </table:table-cell>
          <table:table-cell office:value-type="float" office:value="68.33" calcext:value-type="float">
            <text:p>68.33</text:p>
          </table:table-cell>
          <table:table-cell office:value-type="float" office:value="68.27" calcext:value-type="float">
            <text:p>68.27</text:p>
          </table:table-cell>
          <table:table-cell office:value-type="float" office:value="19" calcext:value-type="float">
            <text:p>19</text:p>
          </table:table-cell>
          <table:table-cell office:value-type="float" office:value="73.469" calcext:value-type="float">
            <text:p>73.469</text:p>
          </table:table-cell>
          <table:table-cell office:value-type="string" calcext:value-type="string">
            <text:p>f60e5addeaa65f93c6efb851503535223f01c5edfeb996efa024c9125e0acbfc</text:p>
          </table:table-cell>
          <table:table-cell office:value-type="float" office:value="99.78" calcext:value-type="float">
            <text:p>99.78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81.54" calcext:value-type="float">
            <text:p>81.54</text:p>
          </table:table-cell>
          <table:table-cell office:value-type="float" office:value="77.4" calcext:value-type="float">
            <text:p>77.4</text:p>
          </table:table-cell>
          <table:table-cell office:value-type="float" office:value="85.69" calcext:value-type="float">
            <text:p>85.69</text:p>
          </table:table-cell>
          <table:table-cell office:value-type="float" office:value="84.41" calcext:value-type="float">
            <text:p>84.41</text:p>
          </table:table-cell>
          <table:table-cell office:value-type="float" office:value="79.12" calcext:value-type="float">
            <text:p>79.12</text:p>
          </table:table-cell>
          <table:table-cell office:value-type="float" office:value="80.75" calcext:value-type="float">
            <text:p>80.75</text:p>
          </table:table-cell>
          <table:table-cell office:value-type="float" office:value="20.41" calcext:value-type="float">
            <text:p>20.41</text:p>
          </table:table-cell>
          <table:table-cell office:value-type="float" office:value="537960" calcext:value-type="float">
            <text:p>5379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320480" calcext:value-type="float">
            <text:p>320480</text:p>
          </table:table-cell>
          <table:table-cell office:value-type="float" office:value="4149.997" calcext:value-type="float">
            <text:p>4149.997</text:p>
          </table:table-cell>
          <table:table-cell office:value-type="string" calcext:value-type="string">
            <text:p>("4d9da7399fb54b0213981a37c4e9c6fe65f69384d05de4ac5f43ce5c3289ea19", "32115692f5ecbd40918f4ab1127802c1f6ea2b3d0bfd19be2ff8970ef938a721", "24d29a0f24fcff458665d653eccdf34073a0752f65049bcd2e654c2fe90e4e97", "cebe469d751932a2083bc3d093cf0dae35f491818aa2785962ac0c3528345bd7", "690ac9ea12eb74b41c2032109ac249f472956b7aa1ee4814c77724f81cd68b25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58" calcext:value-type="float">
            <text:p>93.58</text:p>
          </table:table-cell>
          <table:table-cell office:value-type="float" office:value="47.97" calcext:value-type="float">
            <text:p>47.97</text:p>
          </table:table-cell>
          <table:table-cell table:number-columns-repeated="7" office:value-type="float" office:value="73.98" calcext:value-type="float">
            <text:p>73.98</text:p>
          </table:table-cell>
          <table:table-cell office:value-type="float" office:value="97" calcext:value-type="float">
            <text:p>97</text:p>
          </table:table-cell>
          <table:table-cell office:value-type="float" office:value="50.471" calcext:value-type="float">
            <text:p>50.471</text:p>
          </table:table-cell>
          <table:table-cell office:value-type="string" calcext:value-type="string">
            <text:p>2aab9df43cad2433362945cbaaeca43793b7ff3250444eb081b0e102da0e3afe</text:p>
          </table:table-cell>
          <table:table-cell office:value-type="float" office:value="91.55" calcext:value-type="float">
            <text:p>91.55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85" calcext:value-type="float">
            <text:p>85</text:p>
          </table:table-cell>
          <table:table-cell office:value-type="float" office:value="45.882" calcext:value-type="float">
            <text:p>45.882</text:p>
          </table:table-cell>
          <table:table-cell office:value-type="string" calcext:value-type="string">
            <text:p>cd3ea38f78a7b7381c9b154fde07a4812bac641ac1acace33d2d2d1dbc5970dc</text:p>
          </table:table-cell>
          <table:table-cell office:value-type="float" office:value="80.24" calcext:value-type="float">
            <text:p>80.24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35" calcext:value-type="float">
            <text:p>35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7ff82b045bb36e6f1c50e4ffe5ba050328c84571a4196db4505e82b682411d1c</text:p>
          </table:table-cell>
          <table:table-cell office:value-type="float" office:value="92.97" calcext:value-type="float">
            <text:p>92.9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93" calcext:value-type="float">
            <text:p>93</text:p>
          </table:table-cell>
          <table:table-cell office:value-type="float" office:value="47.187" calcext:value-type="float">
            <text:p>47.187</text:p>
          </table:table-cell>
          <table:table-cell office:value-type="string" calcext:value-type="string">
            <text:p>a80ad809ec9e71cada006b51ef385e6ec7d0fcfc3982455d3a26e33aa3852f9e</text:p>
          </table:table-cell>
          <table:table-cell office:value-type="float" office:value="91.14" calcext:value-type="float">
            <text:p>91.14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69.11" calcext:value-type="float">
            <text:p>69.11</text:p>
          </table:table-cell>
          <table:table-cell office:value-type="float" office:value="77.24" calcext:value-type="float">
            <text:p>77.24</text:p>
          </table:table-cell>
          <table:table-cell office:value-type="float" office:value="75.22" calcext:value-type="float">
            <text:p>75.22</text:p>
          </table:table-cell>
          <table:table-cell office:value-type="float" office:value="71.43" calcext:value-type="float">
            <text:p>71.43</text:p>
          </table:table-cell>
          <table:table-cell office:value-type="float" office:value="72.03" calcext:value-type="float">
            <text:p>72.03</text:p>
          </table:table-cell>
          <table:table-cell office:value-type="float" office:value="83" calcext:value-type="float">
            <text:p>83</text:p>
          </table:table-cell>
          <table:table-cell office:value-type="float" office:value="45.191" calcext:value-type="float">
            <text:p>45.191</text:p>
          </table:table-cell>
          <table:table-cell office:value-type="string" calcext:value-type="string">
            <text:p>a6f8074c4d47441a9696ecd177d9597df113743241e9d84b3f69cda2b6b5f82b</text:p>
          </table:table-cell>
          <table:table-cell office:value-type="float" office:value="80.24" calcext:value-type="float">
            <text:p>80.24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35" calcext:value-type="float">
            <text:p>35</text:p>
          </table:table-cell>
          <table:table-cell office:value-type="float" office:value="29.017" calcext:value-type="float">
            <text:p>29.017</text:p>
          </table:table-cell>
          <table:table-cell office:value-type="string" calcext:value-type="string">
            <text:p>7ff82b045bb36e6f1c50e4ffe5ba050328c84571a4196db4505e82b682411d1c</text:p>
          </table:table-cell>
          <table:table-cell office:value-type="float" office:value="99.69" calcext:value-type="float">
            <text:p>99.69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3.82" calcext:value-type="float">
            <text:p>73.82</text:p>
          </table:table-cell>
          <table:table-cell office:value-type="float" office:value="83.09" calcext:value-type="float">
            <text:p>83.09</text:p>
          </table:table-cell>
          <table:table-cell office:value-type="float" office:value="81.42" calcext:value-type="float">
            <text:p>81.42</text:p>
          </table:table-cell>
          <table:table-cell office:value-type="float" office:value="76.05" calcext:value-type="float">
            <text:p>76.05</text:p>
          </table:table-cell>
          <table:table-cell office:value-type="float" office:value="77.41" calcext:value-type="float">
            <text:p>77.41</text:p>
          </table:table-cell>
          <table:table-cell office:value-type="float" office:value="19.35" calcext:value-type="float">
            <text:p>19.35</text:p>
          </table:table-cell>
          <table:table-cell office:value-type="float" office:value="531520" calcext:value-type="float">
            <text:p>5315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44920" calcext:value-type="float">
            <text:p>44920</text:p>
          </table:table-cell>
          <table:table-cell office:value-type="float" office:value="3934.797" calcext:value-type="float">
            <text:p>3934.797</text:p>
          </table:table-cell>
          <table:table-cell office:value-type="string" calcext:value-type="string">
            <text:p>("cc19b75a188ca7dee87e81452278f3b4857ae94d253b5a72128383cb066df8dd", "d57777d31a49fbe4007d5e739cd10d000ccb725263bb12cde7ef9fae01c709ff", "a630954db98c99583a19465a07911510a016208aafaaffeb15c4833fdf1315d4", "273bb54e617ab3a7c7dec406b06cab35cfced06c65fe862ecb6b7a00dc7223b8", "2c389d644c48ac2e5481cb91206a03f338095b185e508bee081e074c20f7ea0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86.779" calcext:value-type="float">
            <text:p>486.779</text:p>
          </table:table-cell>
          <table:table-cell office:value-type="string" calcext:value-type="string">
            <text:p>01bcfed71e340c6d457b0e94afc47578390981decd053a29fc1c11d007b031bf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484" calcext:value-type="float">
            <text:p>91.484</text:p>
          </table:table-cell>
          <table:table-cell office:value-type="string" calcext:value-type="string">
            <text:p>000cf8a21c4dbc4cea209868786133cb0772762ffd342a6edc4483c37fe7067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705" calcext:value-type="float">
            <text:p>17.705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678" calcext:value-type="float">
            <text:p>91.678</text:p>
          </table:table-cell>
          <table:table-cell office:value-type="string" calcext:value-type="string">
            <text:p>eb3b6e4bd98d42ed55d64dbb46d9049260e99f26ad51274fd5e45376e2dfa8e7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932" calcext:value-type="float">
            <text:p>91.932</text:p>
          </table:table-cell>
          <table:table-cell office:value-type="string" calcext:value-type="string">
            <text:p>b7e8596944d79dc9b1f7bcacb0cc658c58df3f42be1a5ef5a028f3763b8c5c06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671" calcext:value-type="float">
            <text:p>17.671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9.27" calcext:value-type="float">
            <text:p>99.27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9.51" calcext:value-type="float">
            <text:p>79.51</text:p>
          </table:table-cell>
          <table:table-cell office:value-type="float" office:value="81.79" calcext:value-type="float">
            <text:p>81.79</text:p>
          </table:table-cell>
          <table:table-cell office:value-type="float" office:value="81.37" calcext:value-type="float">
            <text:p>81.37</text:p>
          </table:table-cell>
          <table:table-cell office:value-type="float" office:value="79.97" calcext:value-type="float">
            <text:p>79.97</text:p>
          </table:table-cell>
          <table:table-cell office:value-type="float" office:value="80.43" calcext:value-type="float">
            <text:p>80.43</text:p>
          </table:table-cell>
          <table:table-cell office:value-type="float" office:value="17.76" calcext:value-type="float">
            <text:p>17.76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746.602" calcext:value-type="float">
            <text:p>4746.602</text:p>
          </table:table-cell>
          <table:table-cell office:value-type="string" calcext:value-type="string">
            <text:p>("3a1e7ba5ccbd7090b8efe2f7e5075077f38206aafeced217ef86163f58ae2d18", "2548e644b45341c7d9cc2ffaf56621a87734c4fb3e7be356bcbb35d529f83191", "aa69f7fc78e758d3ae9b0dac17386f6c43db6c023ce9eadfaeec13bc46a2df25", "877cb40335f8fd767cd544920f6a7b05e4109f7f1fa30f283c410063bbd907e6", "e5871e3b03a52b5511639f2a52bbfa90659a6a13ffa4a9193e0105c25bc2d36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3.977" calcext:value-type="float">
            <text:p>183.977</text:p>
          </table:table-cell>
          <table:table-cell office:value-type="string" calcext:value-type="string">
            <text:p>d9d583837346783e1f40e6f1b5ad9847428005a071a27cc9aeb4074a791609bd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163" calcext:value-type="float">
            <text:p>50.163</text:p>
          </table:table-cell>
          <table:table-cell office:value-type="string" calcext:value-type="string">
            <text:p>3d39240e25e9fbd18eed75fc8d2eb2b25b986ce4baa203870ab8c6cab6b26b56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8.279" calcext:value-type="float">
            <text:p>108.279</text:p>
          </table:table-cell>
          <table:table-cell office:value-type="string" calcext:value-type="string">
            <text:p>9b674d83c54f89aabb34db73e3c03979de13db8901e0efe1324035246136091c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81" calcext:value-type="float">
            <text:p>50.81</text:p>
          </table:table-cell>
          <table:table-cell office:value-type="string" calcext:value-type="string">
            <text:p>3d39240e25e9fbd18eed75fc8d2eb2b25b986ce4baa203870ab8c6cab6b26b56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9" calcext:value-type="float">
            <text:p>18.29</text:p>
          </table:table-cell>
          <table:table-cell office:value-type="float" office:value="501400" calcext:value-type="float">
            <text:p>501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800" calcext:value-type="float">
            <text:p>105800</text:p>
          </table:table-cell>
          <table:table-cell office:value-type="float" office:value="4557.368" calcext:value-type="float">
            <text:p>4557.368</text:p>
          </table:table-cell>
          <table:table-cell office:value-type="string" calcext:value-type="string">
            <text:p>("70d4061fab7c3931e998359f95a4c9b9fce865cace560d62b814da6fc6977a9c", "cf665833a615d8bea8c85f6895622b87c36e91abcd23e9733c5ed53c060ccca2", "968c341fb551273392513480bcc29759abe077b84ed7de97ae6949fcf8a95190", "afe71e70f5304f1edeaf92e87784a9fb72895cde93f6727f6db38fb48413548f", "638057d4c281600c3b8b4c5f08f5d7f7cbdbb0cbd47af93ed5dc9c8f180f538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3.495" calcext:value-type="float">
            <text:p>103.495</text:p>
          </table:table-cell>
          <table:table-cell office:value-type="string" calcext:value-type="string">
            <text:p>5b73ec205bdef642083ebe283ca647a683529051df332f5a1e1e472b2189e2e5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313" calcext:value-type="float">
            <text:p>47.313</text:p>
          </table:table-cell>
          <table:table-cell office:value-type="string" calcext:value-type="string">
            <text:p>bd94e578975beda1781000be869bdb1355441d9b7fde882963bbb3d98994d07e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46" calcext:value-type="float">
            <text:p>9.146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49.714" calcext:value-type="float">
            <text:p>49.714</text:p>
          </table:table-cell>
          <table:table-cell office:value-type="string" calcext:value-type="string">
            <text:p>9be2923447b991fca0818cf97b12657f89a6793f310a453aa0aa0e3f75588ce6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6.78" calcext:value-type="float">
            <text:p>46.78</text:p>
          </table:table-cell>
          <table:table-cell office:value-type="string" calcext:value-type="string">
            <text:p>8e7d0c248f7aef7ae94c5e9e906fdb1f54e160033eeb187a73aeb22fe0ec2d76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25" calcext:value-type="float">
            <text:p>8.925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7" calcext:value-type="float">
            <text:p>18.7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665.455" calcext:value-type="float">
            <text:p>4665.455</text:p>
          </table:table-cell>
          <table:table-cell office:value-type="string" calcext:value-type="string">
            <text:p>("422cec499f33aeb770de6cab9a51e6200e1dc9f8c9afae7d0940871ec35a417a", "a1aaca245e83f25666cf2e54bbf5ec428d0c1deec6dc8daa2944fb5f46fef4f1", "3ed0bed1f5f41151b77de88fce97b0c23c0c7212dd233890a2dd44638fcb9f4e", "f2f381947149e69bde019434531646c0cb3f1ba0c4d0d4e53629b0629ec1443d", "a5e78f218e112bb61adbceb9bd293e8e9bd2237333e04483cf6d079a8198673c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1.697" calcext:value-type="float">
            <text:p>71.697</text:p>
          </table:table-cell>
          <table:table-cell office:value-type="string" calcext:value-type="string">
            <text:p>5420d5b86e47ff3ba34c6e08679d9c9e2c14ef3269d9ec9a92c016367610e80b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782" calcext:value-type="float">
            <text:p>34.782</text:p>
          </table:table-cell>
          <table:table-cell office:value-type="string" calcext:value-type="string">
            <text:p>57b9d2c6c3b80857f2862699f8a97fda7af7824edb352d4b9c744b8a4079cd73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65" calcext:value-type="float">
            <text:p>7.865</text:p>
          </table:table-cell>
          <table:table-cell office:value-type="string" calcext:value-type="string">
            <text:p>d7887e8b78b428aba612b0f1f96276671f3914bba6d8f0d32db8e9313e5cb7d3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694" calcext:value-type="float">
            <text:p>50.694</text:p>
          </table:table-cell>
          <table:table-cell office:value-type="string" calcext:value-type="string">
            <text:p>3ff5ecc2e64df33b4428793ed23c06d69f6a44325414abd1194618b8f87099fb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559" calcext:value-type="float">
            <text:p>34.559</text:p>
          </table:table-cell>
          <table:table-cell office:value-type="string" calcext:value-type="string">
            <text:p>dad08b280608b435fe3cf854b154999018dbc065f4e5c1458146610150b85681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64" calcext:value-type="float">
            <text:p>7.864</text:p>
          </table:table-cell>
          <table:table-cell office:value-type="string" calcext:value-type="string">
            <text:p>d7887e8b78b428aba612b0f1f96276671f3914bba6d8f0d32db8e9313e5cb7d3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3" calcext:value-type="float">
            <text:p>18.13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373.976" calcext:value-type="float">
            <text:p>4373.976</text:p>
          </table:table-cell>
          <table:table-cell office:value-type="string" calcext:value-type="string">
            <text:p>("a44695fbd71b05157183516ae3e035e922a7dc6cee1dc9e807b9d59f67ffe8b1", "51bb345024595df9420cf598b115ea3e79dde07363514cbcccc6ddfbd67efccc", "7239d55991e7adeed1fbc40948a64264744fc37758ebbd172c0a5fce8d27b49e", "b28ee8973e3f017beb929bade225f51fecae1a652f68d2da90c6f2c2f88a24f4", "860b658fb6c692339a75256996aadf494652c840ce5120b9499b7ad55e722226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6.698" calcext:value-type="float">
            <text:p>106.698</text:p>
          </table:table-cell>
          <table:table-cell office:value-type="string" calcext:value-type="string">
            <text:p>0ca5468fe07e2200fc37762ffbd99b966e4e4486afc1882b8b63c082500edfb6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8.715" calcext:value-type="float">
            <text:p>88.715</text:p>
          </table:table-cell>
          <table:table-cell office:value-type="string" calcext:value-type="string">
            <text:p>ef2925f3dea0575c63d9cd954ed601a30635d2bb60681048b4adae51be1ebcec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761" calcext:value-type="float">
            <text:p>16.761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8.491" calcext:value-type="float">
            <text:p>98.491</text:p>
          </table:table-cell>
          <table:table-cell office:value-type="string" calcext:value-type="string">
            <text:p>cd35b4f82fe3fe8a4d5831d6551029a611579cda99e7969dcc599ae02db9ebc4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69" calcext:value-type="float">
            <text:p>87.69</text:p>
          </table:table-cell>
          <table:table-cell office:value-type="string" calcext:value-type="string">
            <text:p>5af46fc10e00167ba45ddf798c19560326fa11981132d54fb7d5824b9462f87d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349" calcext:value-type="float">
            <text:p>16.349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7" calcext:value-type="float">
            <text:p>19.27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320.901" calcext:value-type="float">
            <text:p>4320.901</text:p>
          </table:table-cell>
          <table:table-cell office:value-type="string" calcext:value-type="string">
            <text:p>("ec9e4db1fd00923b46c823fadb8f1e4d09dc7f8e0130ccb708dea9a5c833a931", "f254b4be2efd3bb2630d17a68a92ec4a6ae3d184eca6d28bb361c7480af9cc67", "35944c7cc5fc6de130a1676ae160027e2d962888ee2650ac5035b6e5d4b92026", "d11eaf25d4ecedf7b5cc5ebc93c93bf578d91b6fe24842f47b7f5b27f53b8d3e", "6086ef1dbb3142be24c965a8c80869d1f130589354065c6eb054e9750f12652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47.35" calcext:value-type="float">
            <text:p>147.35</text:p>
          </table:table-cell>
          <table:table-cell office:value-type="string" calcext:value-type="string">
            <text:p>83159f89114c4f335d55732620c8c1031455715d8fc2867071a41d032b42e2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3.396" calcext:value-type="float">
            <text:p>113.396</text:p>
          </table:table-cell>
          <table:table-cell office:value-type="string" calcext:value-type="string">
            <text:p>32a801034640d3e456fef3b78277f5e9e42f9673b6b928c6b19e2841afc1e15f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5.768" calcext:value-type="float">
            <text:p>145.768</text:p>
          </table:table-cell>
          <table:table-cell office:value-type="string" calcext:value-type="string">
            <text:p>9aa4d8544e88f7c3e49d5d5ac2037eb0bd9bdb0878f7caf1ff7b61b694e6485b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3.379" calcext:value-type="float">
            <text:p>113.379</text:p>
          </table:table-cell>
          <table:table-cell office:value-type="string" calcext:value-type="string">
            <text:p>3efc5350292171167e1cc611e546ba4a8718e03d19fa5dee5a95b933e589da2a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594" calcext:value-type="float">
            <text:p>9.594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49" calcext:value-type="float">
            <text:p>18.49</text:p>
          </table:table-cell>
          <table:table-cell office:value-type="float" office:value="510840" calcext:value-type="float">
            <text:p>510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2080" calcext:value-type="float">
            <text:p>442080</text:p>
          </table:table-cell>
          <table:table-cell office:value-type="float" office:value="4220.527" calcext:value-type="float">
            <text:p>4220.527</text:p>
          </table:table-cell>
          <table:table-cell office:value-type="string" calcext:value-type="string">
            <text:p>("c7045e3883f74adfbad596a3a2cdee0d1251a1c0e76ce84445ef4962358707e4", "c754cd07df8d366fbb34f6f9276189858446b996abb4e6a32df209e6fb7d9350", "7b34fcf1842108e2eb47e46de8c16ef527415cf7c137b41fa4f9fa2d1ecb46b5", "f22587c425f8c52035e7cd106d00d2a7a58dc4988cd7ec2b1ffd962aa434035a", "6a2f190250a5824e66853fef07a6147fcebdd3ecda21a9405531950b120a4e7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8.766" calcext:value-type="float">
            <text:p>58.766</text:p>
          </table:table-cell>
          <table:table-cell office:value-type="string" calcext:value-type="string">
            <text:p>9e470b2cd6c4610366a55e2f86bb5106f51f6e76173232da8dc53a923afc48de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7.286" calcext:value-type="float">
            <text:p>37.286</text:p>
          </table:table-cell>
          <table:table-cell office:value-type="string" calcext:value-type="string">
            <text:p>104f5dc82099e50036dd9afa38aa60fe4ffeab499bcdf9b8340188b97310b3d3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844" calcext:value-type="float">
            <text:p>14.844</text:p>
          </table:table-cell>
          <table:table-cell office:value-type="string" calcext:value-type="string">
            <text:p>404886136d253af8405808238784d37ef0bb170c01c80338467f9ab92ddd8a55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444" calcext:value-type="float">
            <text:p>56.444</text:p>
          </table:table-cell>
          <table:table-cell office:value-type="string" calcext:value-type="string">
            <text:p>72d373849eb14302a0c33af41827551bcb9ca7e7637c83814702369a547cb708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536" calcext:value-type="float">
            <text:p>36.536</text:p>
          </table:table-cell>
          <table:table-cell office:value-type="string" calcext:value-type="string">
            <text:p>73e10a17db0f94752d34dece7722201830ff9af92e89985bef6070657cc0b8fb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5.007" calcext:value-type="float">
            <text:p>15.007</text:p>
          </table:table-cell>
          <table:table-cell office:value-type="string" calcext:value-type="string">
            <text:p>404886136d253af8405808238784d37ef0bb170c01c80338467f9ab92ddd8a55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3998.736" calcext:value-type="float">
            <text:p>3998.736</text:p>
          </table:table-cell>
          <table:table-cell office:value-type="string" calcext:value-type="string">
            <text:p>("f493e616c5d489440a5afd0ba429758fac224733410ba91dabfba4e2689134d8", "b2269ca3dbdbd3598d8fae9427f5f4b7d82c9ff72e8ef0dfab6ed0422eec2000", "4c5e1034e5896d1a87b0b55cf3c00aacb2d21ea301c08a9957ecd41bb2834aec", "c66e34c1d5d9918f8c03b7342cf70c9096356134a2b59dfc26f1713453176c03", "d6c52cf50944f1d87dc4cde0ce490134da203578291b1001a660013e538e1ed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5.891" calcext:value-type="float">
            <text:p>75.891</text:p>
          </table:table-cell>
          <table:table-cell office:value-type="string" calcext:value-type="string">
            <text:p>4cbc1a0abdfd5d81a8bd0c15afcd5bda682ccb6d8f5f2eb0664a5966e4b28915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59.458" calcext:value-type="float">
            <text:p>59.458</text:p>
          </table:table-cell>
          <table:table-cell office:value-type="string" calcext:value-type="string">
            <text:p>a11ba15d7424332f2c8312d96a58006fff15837bfaf394e7ffe24bdb2b31d9ef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009" calcext:value-type="float">
            <text:p>13.009</text:p>
          </table:table-cell>
          <table:table-cell office:value-type="string" calcext:value-type="string">
            <text:p>f72c89b1ca6783e4b64a16c820a4978bab523114617115aacd5838b80c077eac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019" calcext:value-type="float">
            <text:p>77.019</text:p>
          </table:table-cell>
          <table:table-cell office:value-type="string" calcext:value-type="string">
            <text:p>d01e15cf012926617cfb8a08012a66bf467b54b8503e935fcc6a67d3b84740a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59.678" calcext:value-type="float">
            <text:p>59.678</text:p>
          </table:table-cell>
          <table:table-cell office:value-type="string" calcext:value-type="string">
            <text:p>5a34a05f0e3b270a55733ebc9eee897291b99711c762f35b4961d596f4aef485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905" calcext:value-type="float">
            <text:p>12.905</text:p>
          </table:table-cell>
          <table:table-cell office:value-type="string" calcext:value-type="string">
            <text:p>f72c89b1ca6783e4b64a16c820a4978bab523114617115aacd5838b80c077eac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300.087" calcext:value-type="float">
            <text:p>4300.087</text:p>
          </table:table-cell>
          <table:table-cell office:value-type="string" calcext:value-type="string">
            <text:p>("9160173885950e0bd7cdfd771e7b5e05463ea5b643686e31ef20c66d9aedd758", "a9850c85b0c974f8a29d4a527fed38b12e2fa93217985ef1e6c4249e1fa1799b", "25129b46de526c6e4f2a19b2dbe39a5856c054befde7394593eafc9e1d79249e", "a6bd0411b54bf321e2e85e3eb345f4ed4b949bc5219f5c9069ea31231195cc7c", "fd24ed879c4c4ec7c4fb199a86065e1632e26a4f9b627299fd8e67d4d032f0b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278" calcext:value-type="float">
            <text:p>60.278</text:p>
          </table:table-cell>
          <table:table-cell office:value-type="string" calcext:value-type="string">
            <text:p>427fb1135e23fb9c65683d03f271fad0ad8d105f30696e2f3da421dcb6957f56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a09d5848c580b2f9f31c859ca6d17391b2eac7a54bc546d4675b4aa6f86a008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033" calcext:value-type="float">
            <text:p>8.033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8.863" calcext:value-type="float">
            <text:p>58.863</text:p>
          </table:table-cell>
          <table:table-cell office:value-type="string" calcext:value-type="string">
            <text:p>8c5b4debcd6f2b2b5cdde5ae2d6e0b799bf3f29e8998eed112ba88dbcd652b62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303" calcext:value-type="float">
            <text:p>31.303</text:p>
          </table:table-cell>
          <table:table-cell office:value-type="string" calcext:value-type="string">
            <text:p>a09d5848c580b2f9f31c859ca6d17391b2eac7a54bc546d4675b4aa6f86a008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065.577" calcext:value-type="float">
            <text:p>4065.577</text:p>
          </table:table-cell>
          <table:table-cell office:value-type="string" calcext:value-type="string">
            <text:p>("25872f78d733906a6ac7d0c67b14043905ebb0c8650b07005df9976d3f9756a6", "28f834a8fb680984a272a80229eb0ad2015a92d67e92646feb4532d7ff1a0cb0", "ae24224df997ca7daefea958f04516762d3bb2b7fdc408d570e77db3388c00d7", "5ed6d14bebfc2ae7f6e6341c68bdcc714ebc5d819cf34b25585a35aba7bad880", "ab2b19de0b0b75c2fd96429f3b66f4603a8556f60c8fe2dd7755318dd1a40f8a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791" calcext:value-type="float">
            <text:p>88.791</text:p>
          </table:table-cell>
          <table:table-cell office:value-type="string" calcext:value-type="string">
            <text:p>fde17a240252cd081e4c7275e37b39a03efe27fc4b6aea3667e176e8d4eea971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1.257" calcext:value-type="float">
            <text:p>71.257</text:p>
          </table:table-cell>
          <table:table-cell office:value-type="string" calcext:value-type="string">
            <text:p>f7a0455c6fc3c891dcc1d9715a8eedeec142fef22698ba820c931ec80cff9ad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466" calcext:value-type="float">
            <text:p>7.466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5.003" calcext:value-type="float">
            <text:p>85.003</text:p>
          </table:table-cell>
          <table:table-cell office:value-type="string" calcext:value-type="string">
            <text:p>b56fe29d8f82ae41af796977e04b4ea4ecedb6f4fb1aed0d13f53d22d0a42b48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34d49782e7a3d4b8cd564c9e1b96a40504ea6d24ba5ccdb93eac0a6c33aefef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68" calcext:value-type="float">
            <text:p>7.568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11" calcext:value-type="float">
            <text:p>18.11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057.497" calcext:value-type="float">
            <text:p>4057.497</text:p>
          </table:table-cell>
          <table:table-cell office:value-type="string" calcext:value-type="string">
            <text:p>("e4f95f8740af0ce72e705eac665cfb1b5a148e401a075ced315f131e841efdc7", "577c010da1fd8d2ea9510ed24c2452cd0b20584e91dc2f5c7c7071b830294379", "2c0cd022812803686182f0650dfe4c329a9043b74986a584c2a69c4d25e46b6b", "ee3c4afacdf07e050cff758b29af265db27da77f675a06742373426161a2c7ca", "93c0f63e8eddddcaa96201166e55f1b0d806d6c70074ab070d66cd8714486f76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91.111" calcext:value-type="float">
            <text:p>491.111</text:p>
          </table:table-cell>
          <table:table-cell office:value-type="string" calcext:value-type="string">
            <text:p>76e79e563b5c9781b6eafbc380ffef20d5e9d853f684e10ab993caa17013bf14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2.269" calcext:value-type="float">
            <text:p>92.269</text:p>
          </table:table-cell>
          <table:table-cell office:value-type="string" calcext:value-type="string">
            <text:p>0e6a7b1d175e9a83a35290c78e8af725821d166fe3c4728743a37d3927841b5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973" calcext:value-type="float">
            <text:p>17.973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959" calcext:value-type="float">
            <text:p>91.959</text:p>
          </table:table-cell>
          <table:table-cell office:value-type="string" calcext:value-type="string">
            <text:p>e2192f0721a9e41dc115b73866ee8ddaac003f444e5c26f586351e21739c6b22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061208bb0ea1601cba38f2ac64a66227360d392bc86430ee75b1cd81b3728d4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813" calcext:value-type="float">
            <text:p>17.813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4" calcext:value-type="float">
            <text:p>17.74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633.191" calcext:value-type="float">
            <text:p>4633.191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20e2f4bbbd7821cbb0942d5a0ab1719086d1ef23fcd6cd39e5bd12d8cef90d58", "094cfe8b0255c6903b24910fbfd1fec01545f34f1eb37d6d97bde439690309c0", "9083879e5ec80d365a5d495b4f411f54f66c7b8157e81d040362043a429cfb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5.664" calcext:value-type="float">
            <text:p>185.664</text:p>
          </table:table-cell>
          <table:table-cell office:value-type="string" calcext:value-type="string">
            <text:p>a55a4b7ea8a746fbff20218409cbf4fd6ea7e81f90bbebcb133ae06d1c43c18a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722" calcext:value-type="float">
            <text:p>51.722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13" calcext:value-type="float">
            <text:p>8.713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8.937" calcext:value-type="float">
            <text:p>108.937</text:p>
          </table:table-cell>
          <table:table-cell office:value-type="string" calcext:value-type="string">
            <text:p>9069d927bc6889e860a92a972b95aed81b6054db3aab5374d006e4f2919d8466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913" calcext:value-type="float">
            <text:p>50.913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93" calcext:value-type="float">
            <text:p>8.793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7" calcext:value-type="float">
            <text:p>18.27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4232.156" calcext:value-type="float">
            <text:p>4232.156</text:p>
          </table:table-cell>
          <table:table-cell office:value-type="string" calcext:value-type="string">
            <text:p>("75b795fa92cb92b66e225f74a9e01a53cdab71b435be94c4733d578be83e2a70", "8b0e0c1e02ce97570689f57bad4ef71a1d12a194fd620af8a74c4407f0452939", "b00816b461503228e7922ecf2a63bc8725aa95c30fd2eff03f23c20b21a41250", "619455e914e459e88f7379052441c07b70dfd888bb3c10001f3486b1f750f028", "fba64994569c9ff1b557b5e8a37fe73028de7aece10ac3a5ebabcb13d1d44db0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2.387" calcext:value-type="float">
            <text:p>102.387</text:p>
          </table:table-cell>
          <table:table-cell office:value-type="string" calcext:value-type="string">
            <text:p>1a2d80bb0bf828de0545aeec31a80d51ac79bdff0adda3539246e3ed583e237d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929" calcext:value-type="float">
            <text:p>47.929</text:p>
          </table:table-cell>
          <table:table-cell office:value-type="string" calcext:value-type="string">
            <text:p>c7cc8084bf1059d90d178a6ae9fb78d5e025f28303faaafe5a460ae7fd0d840d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64" calcext:value-type="float">
            <text:p>9.164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49.855" calcext:value-type="float">
            <text:p>49.855</text:p>
          </table:table-cell>
          <table:table-cell office:value-type="string" calcext:value-type="string">
            <text:p>afda51acdfad94c642d2395f499eb632b5fc3fe4cdd37d1e7cb132aa70a8239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7.129" calcext:value-type="float">
            <text:p>47.129</text:p>
          </table:table-cell>
          <table:table-cell office:value-type="string" calcext:value-type="string">
            <text:p>8c456f17f8f2c4320d21a1d42a13abe80be33c671aa2935423584c9879ffb333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161" calcext:value-type="float">
            <text:p>9.161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407.129" calcext:value-type="float">
            <text:p>4407.129</text:p>
          </table:table-cell>
          <table:table-cell office:value-type="string" calcext:value-type="string">
            <text:p>("a867a986d7cbdd9a08539859d46e03320fdb3d6a07310eea557b4a133624f814", "6b35f92e0234b267c5ac4fdc6083ce244dea8692a5f18475765a5b22465737b8", "90b0df54491d54a5b90e259c0f26193d05025bcb1a64ee1a2b7e7af774b13c46", "ab170f80dd3477253f43a87e2dac6bd99790665189f5c8c60e69b24c83139cd7", "cc348b02b35623f2f6630f311b6f079846dcd05bd57f44c9afe0e6c2c1e8e2e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2.713" calcext:value-type="float">
            <text:p>72.713</text:p>
          </table:table-cell>
          <table:table-cell office:value-type="string" calcext:value-type="string">
            <text:p>1d36f8acd7267ed4e95432154a60f9b04f2feaf787437485bf920afd986b6db0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823" calcext:value-type="float">
            <text:p>34.823</text:p>
          </table:table-cell>
          <table:table-cell office:value-type="string" calcext:value-type="string">
            <text:p>3934c8bbbbc5a0e789a49a04b52899b7f03b277db041dfd2071898000e2418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57" calcext:value-type="float">
            <text:p>7.857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358" calcext:value-type="float">
            <text:p>50.358</text:p>
          </table:table-cell>
          <table:table-cell office:value-type="string" calcext:value-type="string">
            <text:p>03d6eeb188b0ac7c4591738b0d9aa39368bb98dd9291d6dde20e8cd99ad169e4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805" calcext:value-type="float">
            <text:p>34.805</text:p>
          </table:table-cell>
          <table:table-cell office:value-type="string" calcext:value-type="string">
            <text:p>8a81cc207686b2166a73375358b55ea5d3c7dd5768ff16e5d7320723bc071ff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987" calcext:value-type="float">
            <text:p>7.987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5" calcext:value-type="float">
            <text:p>18.15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483.1" calcext:value-type="float">
            <text:p>4483.1</text:p>
          </table:table-cell>
          <table:table-cell office:value-type="string" calcext:value-type="string">
            <text:p>("8b6770d3aa1c2c072142a24d5baddbcbdf4ea136be904c5bd270f8e71cc8925c", "ce9831ef90186701f0d17b9da462b3fe8f964492209ff63dcb86865e77e56d60", "6c63191a48e98b658c6320c2890b38df3557c56b7a641d79ca2d3ad6c98eeede", "dce3ca0c16736ebc11a9a80ead11663903ae29fb4eef59bde6fb6230bbcb8824", "888304afdf31fa684f7380e4dffe2aeccd6c26f3d0292d5ffe8c7f9c84bad19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7.573" calcext:value-type="float">
            <text:p>107.573</text:p>
          </table:table-cell>
          <table:table-cell office:value-type="string" calcext:value-type="string">
            <text:p>814987962c602ed34186829dcdf6ae8b7988abf31995b46c6fc906cee4d04a53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7.94" calcext:value-type="float">
            <text:p>87.94</text:p>
          </table:table-cell>
          <table:table-cell office:value-type="string" calcext:value-type="string">
            <text:p>ca034015b280af8195500365eb34f1418f99359b719d072fc918b3c0fcedfe0e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633" calcext:value-type="float">
            <text:p>16.633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8.21" calcext:value-type="float">
            <text:p>98.21</text:p>
          </table:table-cell>
          <table:table-cell office:value-type="string" calcext:value-type="string">
            <text:p>3882ba46f4954cccde1e85a34905fb56b4a2cc1f3f304a51613206fc7830a0ef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359" calcext:value-type="float">
            <text:p>87.359</text:p>
          </table:table-cell>
          <table:table-cell office:value-type="string" calcext:value-type="string">
            <text:p>478aec91a3623ee7ea07430d40026cc37b30aa9f66d5da3264649cd0624267cb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364.657" calcext:value-type="float">
            <text:p>4364.657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02911313b8b7b81e3dd5b087c04ef4ca8ef989a0f8b703a2a765734119092c4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0.988" calcext:value-type="float">
            <text:p>150.988</text:p>
          </table:table-cell>
          <table:table-cell office:value-type="string" calcext:value-type="string">
            <text:p>17f105c5d37f7857e57ed8300a1121c6fa3324a974fe35f4b3f70eef5ea225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907" calcext:value-type="float">
            <text:p>114.907</text:p>
          </table:table-cell>
          <table:table-cell office:value-type="string" calcext:value-type="string">
            <text:p>3b06a73090e668268e8035641af9d0e62f0ffd0874e04ee3d2c19bd4195eb3c8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749" calcext:value-type="float">
            <text:p>9.749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6.864" calcext:value-type="float">
            <text:p>146.864</text:p>
          </table:table-cell>
          <table:table-cell office:value-type="string" calcext:value-type="string">
            <text:p>f9b283df94656818b1d05442fe82fe3b893dcfa196d86ab6513e46dcd71b15e9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4.929" calcext:value-type="float">
            <text:p>114.929</text:p>
          </table:table-cell>
          <table:table-cell office:value-type="string" calcext:value-type="string">
            <text:p>e5eab8bafb239202353f9a0e72b7789adc9d853587445b65da28adb6bda7546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59" calcext:value-type="float">
            <text:p>9.659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51" calcext:value-type="float">
            <text:p>18.51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5920" calcext:value-type="float">
            <text:p>465920</text:p>
          </table:table-cell>
          <table:table-cell office:value-type="float" office:value="4238.291" calcext:value-type="float">
            <text:p>4238.291</text:p>
          </table:table-cell>
          <table:table-cell office:value-type="string" calcext:value-type="string">
            <text:p>("78e3e527a907ae739bd4bad096b7055fa593f6dcbd6d7930a154316e042a6729", "870534ef80a2fe680f090cb55fba2aab3c15ae06678640fee2b864fe8fa079c7", "7fd4e916e911572e0f4117ee4b34d18e377bd0ba9f8074ac358947a31ef7dd1b", "def3d25ad8a82b01e3cec4d659ff06a7d9a3807d0e739735695e16dbe07b6f41", "b51aea5af3d7f11e0ac6bee63e56e924d0441851a8efc1e0728fad782dccff09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9.013" calcext:value-type="float">
            <text:p>59.013</text:p>
          </table:table-cell>
          <table:table-cell office:value-type="string" calcext:value-type="string">
            <text:p>30fb61dc647f9e7f2fc2a38fffb5e32a86386a85ad2e1e3cf450d2418197bf6d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7.461" calcext:value-type="float">
            <text:p>37.461</text:p>
          </table:table-cell>
          <table:table-cell office:value-type="string" calcext:value-type="string">
            <text:p>27a906c3a3d71f5bf1ea4cfcce1dc47e45da3b8eed31770bf42b274ad11c09cd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77" calcext:value-type="float">
            <text:p>14.977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7.357" calcext:value-type="float">
            <text:p>57.357</text:p>
          </table:table-cell>
          <table:table-cell office:value-type="string" calcext:value-type="string">
            <text:p>9ab785c3d88b7877525a0bda3f24fd9c3710fd95b76c2edf6ed930a86c5e644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804" calcext:value-type="float">
            <text:p>36.804</text:p>
          </table:table-cell>
          <table:table-cell office:value-type="string" calcext:value-type="string">
            <text:p>9806c3f96ff4b4749b75c64ad97e9bf1a23367f3e69282236111f6283fd526e6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8" calcext:value-type="float">
            <text:p>19.08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063.778" calcext:value-type="float">
            <text:p>4063.778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50ebf06632192a36b0d5278979df936abc8dc17dc020f3fd3ec39ed70196deac", "d5ee4334321ab8c833ff8c290ddbb45ad2977c615be397bbf5966229916d912c", "4670f51dd4d53168f1c149708c62f3c55142e52a6fe2ebe40ce5f1e0aeb5912d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e143970b54bc48d6e7648fc45e7fc226cef2407b67ed183d829c889e2272902c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1.124" calcext:value-type="float">
            <text:p>61.124</text:p>
          </table:table-cell>
          <table:table-cell office:value-type="string" calcext:value-type="string">
            <text:p>9859bae2099fe67b04568eddb54c0107543ac13b918c88cc46ee955dd7196210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74" calcext:value-type="float">
            <text:p>13.374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8.27" calcext:value-type="float">
            <text:p>78.27</text:p>
          </table:table-cell>
          <table:table-cell office:value-type="string" calcext:value-type="string">
            <text:p>3fcb8d28710c3623a49ea7cf59c48e2273fe1e85cec774adc0e180d5a836165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59.78" calcext:value-type="float">
            <text:p>59.78</text:p>
          </table:table-cell>
          <table:table-cell office:value-type="string" calcext:value-type="string">
            <text:p>0aed5846054d9e2ac3778d86c383df7d8a40f673a935ac252bc863ca796051a3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66" calcext:value-type="float">
            <text:p>13.366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267.722" calcext:value-type="float">
            <text:p>4267.722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5a0f4e6f631276a670b82520656c7a42ade39d8d3d3d711d3fad0211722caff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636" calcext:value-type="float">
            <text:p>60.636</text:p>
          </table:table-cell>
          <table:table-cell office:value-type="string" calcext:value-type="string">
            <text:p>afa537d7f6558f34ec61d4952258091e2189537fc8f9e1a436a5eeaa128ddb63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994" calcext:value-type="float">
            <text:p>30.994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934" calcext:value-type="float">
            <text:p>7.934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016" calcext:value-type="float">
            <text:p>59.016</text:p>
          </table:table-cell>
          <table:table-cell office:value-type="string" calcext:value-type="string">
            <text:p>bc6a42e43d158cb32ca3f16126ebfd5bd02345fe3717d91dc3f6fdf05cb0708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149" calcext:value-type="float">
            <text:p>31.149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915" calcext:value-type="float">
            <text:p>7.915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64" calcext:value-type="float">
            <text:p>17.64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195.637" calcext:value-type="float">
            <text:p>4195.637</text:p>
          </table:table-cell>
          <table:table-cell office:value-type="string" calcext:value-type="string">
            <text:p>("ffa520ff3b6e813c697e2fa91b30957000d3c691ccd2ebe83313b2f4393ab391", "df68ace504d1eb73bf1bed05079a1719bc7e470ba0b96a00f636040e08b47a6d", "17f3f29bc81af5dbf5112f638db6926bda720f1c247d40e713487e8086726a1e", "8c6a1c7ff853775fa0ebb6d59772b06b798695259970088870a0c7dfc44f0b8f", "14aba53563ab416886cefdfc2fe1b17e1ef1f3747c3709b9db77befa95e04d54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268" calcext:value-type="float">
            <text:p>88.268</text:p>
          </table:table-cell>
          <table:table-cell office:value-type="string" calcext:value-type="string">
            <text:p>990e5fb6a357ce49ff62ee47cd98119f3ac1f2936dcb4938000ec6905919878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0.374" calcext:value-type="float">
            <text:p>70.374</text:p>
          </table:table-cell>
          <table:table-cell office:value-type="string" calcext:value-type="string">
            <text:p>a297988277094b3dc633dcad578834d4a7f1d22ec87fe2ddcdc711420af856bc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812" calcext:value-type="float">
            <text:p>7.812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305" calcext:value-type="float">
            <text:p>84.305</text:p>
          </table:table-cell>
          <table:table-cell office:value-type="string" calcext:value-type="string">
            <text:p>6be58624fb9d00d6acdabadf8a46c5bfb7f92d8f72e23bd5a43b0c0dc16a7b36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411" calcext:value-type="float">
            <text:p>69.411</text:p>
          </table:table-cell>
          <table:table-cell office:value-type="string" calcext:value-type="string">
            <text:p>96edbe3acfa689af19c576c844c1f0e4d06806cffcc77826acc0158aa2a80fa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748" calcext:value-type="float">
            <text:p>7.748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4" calcext:value-type="float">
            <text:p>18.04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050.126" calcext:value-type="float">
            <text:p>4050.126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ff9a71b0efbc3f71df534510debad3be26eb4d5d4604c4320faa102c09077408", "d6bf0ee2a695c73376b24b9d806fd2ab3986dcf5318923804297ee6b10e3dac6", "b78331b1f01b9028c5fa8cdf03c1d9fe6491153030481d7f59c19b73900e994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90.547" calcext:value-type="float">
            <text:p>490.547</text:p>
          </table:table-cell>
          <table:table-cell office:value-type="string" calcext:value-type="string">
            <text:p>26e8e8621da24ab1bbec190005859bdbb27258705afb4a97fa8a1893509a83a3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423" calcext:value-type="float">
            <text:p>91.423</text:p>
          </table:table-cell>
          <table:table-cell office:value-type="string" calcext:value-type="string">
            <text:p>7da44cf8ac2356dba4e1f7c38f7c828dd16167084f16d8e19e6c54c1b49c70d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545" calcext:value-type="float">
            <text:p>17.545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1.88" calcext:value-type="float">
            <text:p>91.88</text:p>
          </table:table-cell>
          <table:table-cell office:value-type="string" calcext:value-type="string">
            <text:p>2e1fa60fc83a97da36652faa14d2f303ea7472afa2885c08b56b6fcfc8d7b281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452" calcext:value-type="float">
            <text:p>91.452</text:p>
          </table:table-cell>
          <table:table-cell office:value-type="string" calcext:value-type="string">
            <text:p>e21b72bc436088c5993be2a1304be10dc52d098c8b08a7ce5e9bdc8b4475c01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684" calcext:value-type="float">
            <text:p>17.684</text:p>
          </table:table-cell>
          <table:table-cell office:value-type="string" calcext:value-type="string">
            <text:p>4b3b85f8f14c7887b1e4e97111c9725e9522fb6bb841d336bc72b37cd8436274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6" calcext:value-type="float">
            <text:p>17.76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618.035" calcext:value-type="float">
            <text:p>4618.035</text:p>
          </table:table-cell>
          <table:table-cell office:value-type="string" calcext:value-type="string">
            <text:p>("b358ed3e9b048ac155d4927a84983eb0a7f3b52683465dca9261d4ddf8efd043", "ec9a79fd668e7264174fc66e8eb32374e2f6793971ef137221dff5265d040768", "e58ddb92494ab64efec70eef97f3c4150042a33c1eb84f6e7dc5c457d562e085", "a69bbbc0013a5b93b95cba77a9440f9ca6eba235dca165b64aad5deb9d8b9de6", "746a97d9d78c1760a97e5adace1f9115cfeb138a23dab9fad4828c95167da1df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4.337" calcext:value-type="float">
            <text:p>184.337</text:p>
          </table:table-cell>
          <table:table-cell office:value-type="string" calcext:value-type="string">
            <text:p>bce2cb2196d4abbb488aab6072e95fb7ee14d6af3ed0d9c141fbad4b59bb8f7d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0.591" calcext:value-type="float">
            <text:p>50.591</text:p>
          </table:table-cell>
          <table:table-cell office:value-type="string" calcext:value-type="string">
            <text:p>89e02821ffb7a9f9ec2f3827f180cf95f448a4ecf3b0d2fe62999adb281e4f1d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647" calcext:value-type="float">
            <text:p>8.647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7.767" calcext:value-type="float">
            <text:p>107.767</text:p>
          </table:table-cell>
          <table:table-cell office:value-type="string" calcext:value-type="string">
            <text:p>0732568570805c4673d49276190b53557a6289f51a8381a91fc0c417ac5ad608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886" calcext:value-type="float">
            <text:p>51.886</text:p>
          </table:table-cell>
          <table:table-cell office:value-type="string" calcext:value-type="string">
            <text:p>89e02821ffb7a9f9ec2f3827f180cf95f448a4ecf3b0d2fe62999adb281e4f1d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928" calcext:value-type="float">
            <text:p>8.928</text:p>
          </table:table-cell>
          <table:table-cell office:value-type="string" calcext:value-type="string">
            <text:p>ce6d8e194b4d1f2a5c0addba947cf12a1a79153c33ea3945507430bc2fbf5729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31" calcext:value-type="float">
            <text:p>18.31</text:p>
          </table:table-cell>
          <table:table-cell office:value-type="float" office:value="501400" calcext:value-type="float">
            <text:p>501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800" calcext:value-type="float">
            <text:p>105800</text:p>
          </table:table-cell>
          <table:table-cell office:value-type="float" office:value="4143.2" calcext:value-type="float">
            <text:p>4143.2</text:p>
          </table:table-cell>
          <table:table-cell office:value-type="string" calcext:value-type="string">
            <text:p>("6b4fb792454a627931f771b0ed2dacd393908afd08596cea5da1b1915470e3cd", "bd450d6ff78f3353367b5b06041850ed1e13ab57ac2342049053ea9e555c87bf", "a5bd245f6f3525ff1219723b3d675ca51600e4dcbc65813b4627cc8111aa78b0", "6cd41474e0cbe16bc73bb701bbe6d5dc1d7634ea941c97ab892f5c41072f62d3", "39619ebecad5ed7218b2622e269f3e2674c84b1a3c5335f4c987c1cd7d48c53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4.312" calcext:value-type="float">
            <text:p>104.312</text:p>
          </table:table-cell>
          <table:table-cell office:value-type="string" calcext:value-type="string">
            <text:p>d69081ffd189dff2a190bc5e296f381de834bda3aa7f30a9ca6715079ae32d01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245" calcext:value-type="float">
            <text:p>48.245</text:p>
          </table:table-cell>
          <table:table-cell office:value-type="string" calcext:value-type="string">
            <text:p>0436befaf2f8624a167519fb746d223b296bc95c737b2ad3a150f38a416e1382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318" calcext:value-type="float">
            <text:p>9.318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50.081" calcext:value-type="float">
            <text:p>50.081</text:p>
          </table:table-cell>
          <table:table-cell office:value-type="string" calcext:value-type="string">
            <text:p>3f1f38bd3b272b644a9c85e7f184b4707adfb5d7307e5dd350b75afca4b2f48f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124" calcext:value-type="float">
            <text:p>48.124</text:p>
          </table:table-cell>
          <table:table-cell office:value-type="string" calcext:value-type="string">
            <text:p>353525cd78f964efc526289aa9da443151f34706677fb6851ccb72d5c77b54aa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68" calcext:value-type="float">
            <text:p>8.968</text:p>
          </table:table-cell>
          <table:table-cell office:value-type="string" calcext:value-type="string">
            <text:p>f2582c70599948f2e06821c9ede899038a2dadbaa855012bfed6035f3e30c9ad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4701.126" calcext:value-type="float">
            <text:p>4701.126</text:p>
          </table:table-cell>
          <table:table-cell office:value-type="string" calcext:value-type="string">
            <text:p>("9b586af276a6a6c9d6b69f5c22102e8702fc6097c67126fa9a177cec0375a6f2", "d31d0fa41be04da38111cbb54b5db06eb3b934f0427d079d1627e9d423906126", "56c159765c23ff83c2669e93803ff698434a87f16afe8f68bcbf01650f168d26", "f22e55b70cc3a415548b5e5cbbff2a5749637e5f15f7659cf98cf7dcd3826aff", "b688febeef4ce67ed03d7f66364497ec0082c8c6e53a7e96ba396d20a5b7ec5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72.269" calcext:value-type="float">
            <text:p>72.269</text:p>
          </table:table-cell>
          <table:table-cell office:value-type="string" calcext:value-type="string">
            <text:p>09dd9f5607b6ba9917a0811350d769329bd77c9e0cee1f2a6640848ca9f56333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4.765" calcext:value-type="float">
            <text:p>34.765</text:p>
          </table:table-cell>
          <table:table-cell office:value-type="string" calcext:value-type="string">
            <text:p>8d3c702b0d747a5f0c05bdcf1492232cbb4b9a0e758d9257ba5a2d38c1e5ac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774969403aeec79cea1e4a1253123b1204287e41aff480b0eab2f075508a69b3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50.266" calcext:value-type="float">
            <text:p>50.266</text:p>
          </table:table-cell>
          <table:table-cell office:value-type="string" calcext:value-type="string">
            <text:p>341e06bc6920195d95d17849c21c9b4325ed4c6aa099d177daefe80ec1fade72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4.678" calcext:value-type="float">
            <text:p>34.678</text:p>
          </table:table-cell>
          <table:table-cell office:value-type="string" calcext:value-type="string">
            <text:p>0b57f0fbaffb87863335951a5250a1c789ac37cd625408bd00ce3dcd06ad7c68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825" calcext:value-type="float">
            <text:p>7.825</text:p>
          </table:table-cell>
          <table:table-cell office:value-type="string" calcext:value-type="string">
            <text:p>774969403aeec79cea1e4a1253123b1204287e41aff480b0eab2f075508a69b3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5" calcext:value-type="float">
            <text:p>18.15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417.153" calcext:value-type="float">
            <text:p>4417.153</text:p>
          </table:table-cell>
          <table:table-cell office:value-type="string" calcext:value-type="string">
            <text:p>("3e7754f75651184088282f98461a0376c4a60f9600d0adbd237180deb242afd7", "3234f12eb206c947ecd5bbbfe3d8ccce2b25f82986f0e491d79af7e4f7ae0ed9", "d1d3cd3fd2ec0770a02cbeb46203ccd8a023cc16a1a500cfaaeceb907b023b13", "91897ef8edc0f1916f95396292f7751f593d3d2088b61c5b12689b37f89c5d36", "07673268f5fb0023071d2d5a85347aea1927aeb051e9d71fc3207fbd7d4d656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06.413" calcext:value-type="float">
            <text:p>106.413</text:p>
          </table:table-cell>
          <table:table-cell office:value-type="string" calcext:value-type="string">
            <text:p>2d1dd6fef980b3f7b1576cf294985b47208c40ea5b62ae7fbd5cb01d52030298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8.578" calcext:value-type="float">
            <text:p>88.578</text:p>
          </table:table-cell>
          <table:table-cell office:value-type="string" calcext:value-type="string">
            <text:p>7b4341ad35f2a50a54b14869e565c886dba4dfd55a688215ac7c39b3c156c520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5.953" calcext:value-type="float">
            <text:p>15.953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7.194" calcext:value-type="float">
            <text:p>97.194</text:p>
          </table:table-cell>
          <table:table-cell office:value-type="string" calcext:value-type="string">
            <text:p>a687a41ad2d84a59f836fadab6554bd746e052db96fbd9e4bca9f5eff5601480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703" calcext:value-type="float">
            <text:p>87.703</text:p>
          </table:table-cell>
          <table:table-cell office:value-type="string" calcext:value-type="string">
            <text:p>f6be64517b127da7e5949fbe974bfbcdf4035a743593823d5d951ac63a7c6de3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860e069dec8bf5b78afbf5103fff789516ab70406b2582a2b9d338ed1d1d7a2e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160.986" calcext:value-type="float">
            <text:p>4160.986</text:p>
          </table:table-cell>
          <table:table-cell office:value-type="string" calcext:value-type="string">
            <text:p>("218aa25b0241c1d029f1e8d0c6951824bc34f9ea31f236bce77be76febe8e171", "317c61113717c38e6520fcfdf85947dfdd34ac667d406c55f3fbc6764b873158", "d6a0bbeb075682166c2200a1aedcef40adf0cff0daff10d27a1a0b6347b95992", "41940563301e6c3419dae7e4d25107dcdb9bbdc95385ef5eab881a785a1c7a7a", "3573f7cb91c88decf60f3283235e1a1b832074f9e6857e38f833c46722f7bf26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1.039" calcext:value-type="float">
            <text:p>151.039</text:p>
          </table:table-cell>
          <table:table-cell office:value-type="string" calcext:value-type="string">
            <text:p>23dea5658480113ed64d8de30c315894a119eec5728f12dfdd116c4af9f90e9f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334" calcext:value-type="float">
            <text:p>114.334</text:p>
          </table:table-cell>
          <table:table-cell office:value-type="string" calcext:value-type="string">
            <text:p>a0ef5e1e0055606d27962ec1ee5d83a8ea3d230ffe9d35e7c3f33ddbe89feadd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8.22" calcext:value-type="float">
            <text:p>148.22</text:p>
          </table:table-cell>
          <table:table-cell office:value-type="string" calcext:value-type="string">
            <text:p>a30cc68776251857843c83f3d89392ed568bffbbaedaeafe401cae6cfff503f3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4.953" calcext:value-type="float">
            <text:p>114.953</text:p>
          </table:table-cell>
          <table:table-cell office:value-type="string" calcext:value-type="string">
            <text:p>5fddf4e7652e2c8698e3c20556e85b49a773c768b4781d11b51d05f2ff9d071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644" calcext:value-type="float">
            <text:p>9.644</text:p>
          </table:table-cell>
          <table:table-cell office:value-type="string" calcext:value-type="string">
            <text:p>06c0568a200766dcc291e9b57d8b325b8a85abc90265e21072d58d8ecf8a44af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51" calcext:value-type="float">
            <text:p>18.51</text:p>
          </table:table-cell>
          <table:table-cell office:value-type="float" office:value="510840" calcext:value-type="float">
            <text:p>510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2080" calcext:value-type="float">
            <text:p>442080</text:p>
          </table:table-cell>
          <table:table-cell office:value-type="float" office:value="4119.978" calcext:value-type="float">
            <text:p>4119.978</text:p>
          </table:table-cell>
          <table:table-cell office:value-type="string" calcext:value-type="string">
            <text:p>("894a64dfcd86529c1cc2da08bfaf3f07b5ec891a19ba12ae0c9dbf7cc4eaa14d", "04a635c223e85be30299c40a3a7f0c3f3856b05c9cf02899dbea95f651f1ed5a", "94c15b52c9e4500f52f8e78495ec41b48c05ad873651d96b1470295f863e8eee", "1c594b9872e4dcaab5e3259300f7c25065d069334307f0386d780322368bfa39", "0ce876bc2e8818b18db08f6c345790a02bae2b5fa022d750d6a595ee5ebc9cde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58.583" calcext:value-type="float">
            <text:p>58.583</text:p>
          </table:table-cell>
          <table:table-cell office:value-type="string" calcext:value-type="string">
            <text:p>9c0f161df678a125a660386e3bdf7db56c5bb013964b5d2c8ff26b18c3c4f162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6.482" calcext:value-type="float">
            <text:p>36.482</text:p>
          </table:table-cell>
          <table:table-cell office:value-type="string" calcext:value-type="string">
            <text:p>b610fd0aadeadf5cc021817d6145e6bae0db38cced39906530f1bac458af34d2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office:value-type="string" calcext:value-type="string">
            <text:p>3907de40ff09841f3b32ecf73b0d6934734fe1f0c357a69e2da97cec2a5eebb4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628" calcext:value-type="float">
            <text:p>56.628</text:p>
          </table:table-cell>
          <table:table-cell office:value-type="string" calcext:value-type="string">
            <text:p>d29d8727d2d46dfcf534cfd1a90f95aee75a64d5f0ad94374b84272759b10d2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846" calcext:value-type="float">
            <text:p>36.846</text:p>
          </table:table-cell>
          <table:table-cell office:value-type="string" calcext:value-type="string">
            <text:p>4ac4f0dcb45a5a869caaad183da73ab06582073be700e0a3d8e183753c029508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43" calcext:value-type="float">
            <text:p>14.943</text:p>
          </table:table-cell>
          <table:table-cell office:value-type="string" calcext:value-type="string">
            <text:p>3907de40ff09841f3b32ecf73b0d6934734fe1f0c357a69e2da97cec2a5eebb4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101.514" calcext:value-type="float">
            <text:p>4101.514</text:p>
          </table:table-cell>
          <table:table-cell office:value-type="string" calcext:value-type="string">
            <text:p>("69af9e5e212202e4d6aea23cca153ed4375b38c74b47b8d88703c6014ebe0cd0", "d95f90f0622091a02ada62ef5e4f3bfbf4cd7a6b8c259210315024dac18dae8f", "54f01b319a9c155d3ce7855d289336d13bf512881e261d9840ba940a30cb0258", "0c7bac9cb8d7a118e02f031f25937103187b19a9df51a9392ad2c94a7129d4da", "d0f58acce7b40195411a7c959dd2d703ea6df8219ae572a6251e781b091336f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77.498" calcext:value-type="float">
            <text:p>77.498</text:p>
          </table:table-cell>
          <table:table-cell office:value-type="string" calcext:value-type="string">
            <text:p>c2a4f0298f3a366df1282dbf604bf5186b2adf25192987affd10fda910d0649d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0.442" calcext:value-type="float">
            <text:p>60.442</text:p>
          </table:table-cell>
          <table:table-cell office:value-type="string" calcext:value-type="string">
            <text:p>c3bc875a4cc89177d7c7ebb0484713d525586cd8252c26dcbfb3cfc1510dcd06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102" calcext:value-type="float">
            <text:p>13.102</text:p>
          </table:table-cell>
          <table:table-cell office:value-type="string" calcext:value-type="string">
            <text:p>64e0978843a2c1fc73b0c1c5f4f4afbf8c7decfa01b54e0d03e829944935d05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799" calcext:value-type="float">
            <text:p>77.799</text:p>
          </table:table-cell>
          <table:table-cell office:value-type="string" calcext:value-type="string">
            <text:p>4fcfae45e6fa03241232ca8dd9389cdc65757526604449669b7d6bc1e18913a4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61.199" calcext:value-type="float">
            <text:p>61.199</text:p>
          </table:table-cell>
          <table:table-cell office:value-type="string" calcext:value-type="string">
            <text:p>2c7ad3bec857b5a21ec0886586e325f07c505b0a796ebf2b02dea9f1a2d74e99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897" calcext:value-type="float">
            <text:p>12.897</text:p>
          </table:table-cell>
          <table:table-cell office:value-type="string" calcext:value-type="string">
            <text:p>64e0978843a2c1fc73b0c1c5f4f4afbf8c7decfa01b54e0d03e829944935d05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7" calcext:value-type="float">
            <text:p>19.67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260.497" calcext:value-type="float">
            <text:p>4260.497</text:p>
          </table:table-cell>
          <table:table-cell office:value-type="string" calcext:value-type="string">
            <text:p>("054d9e020607f3089be70b1e8390664c4aa03b450261c53c9c324c015e9b4bf4", "f115b2dca9fd62568e0a53f8493d72222f52a20742154a3cbe2d62928ea9fdd7", "fdd9f44a745b7d392e6c58f28cba5a329b8b028bb1ac38e4d712fd2aee7f397b", "afb8b1a0e47bbad6de675f3831d8f25a8012305d6e4f2f37c572b5c7bcb60463", "7dc5cb749846a6fe4bd4ff00725074f775cd4e9c9eb652f6ff1af95cb9034823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0.762" calcext:value-type="float">
            <text:p>60.762</text:p>
          </table:table-cell>
          <table:table-cell office:value-type="string" calcext:value-type="string">
            <text:p>23de202859e375e2c4dc6ad3042a14255686d488a6f1d86468e0d44109e51600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95" calcext:value-type="float">
            <text:p>30.95</text:p>
          </table:table-cell>
          <table:table-cell office:value-type="string" calcext:value-type="string">
            <text:p>a2aeeb9ea78dab7d373bb444ebe3a7ed3d4ca4886bed7da166d1d6ae27f48ec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92" calcext:value-type="float">
            <text:p>7.892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001" calcext:value-type="float">
            <text:p>59.001</text:p>
          </table:table-cell>
          <table:table-cell office:value-type="string" calcext:value-type="string">
            <text:p>2dd03a160615ca2a15433f7debf017959f70b54acf5ae5c06786d1585904049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513" calcext:value-type="float">
            <text:p>30.513</text:p>
          </table:table-cell>
          <table:table-cell office:value-type="string" calcext:value-type="string">
            <text:p>a2aeeb9ea78dab7d373bb444ebe3a7ed3d4ca4886bed7da166d1d6ae27f48ec6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95" calcext:value-type="float">
            <text:p>7.895</text:p>
          </table:table-cell>
          <table:table-cell office:value-type="string" calcext:value-type="string">
            <text:p>aab669ef2724bd77db8c35587946e5f4a6d7d7e007c864d0a41b831e9854a24b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200.085" calcext:value-type="float">
            <text:p>4200.085</text:p>
          </table:table-cell>
          <table:table-cell office:value-type="string" calcext:value-type="string">
            <text:p>("32f8cc0033d1cb0aeb4aa2b5a43dda5f45090cb88fed2a4af2f0deb117545109", "edf61b70b2434aebea10579af203ac23e328958def63a84b5b0f18760cc031d6", "84de42262d6926469d858361902d8b8099efbdeda87eae2dff9214a27c091e30", "bc3f96ac42f2714ee76796fd0819e858b8003aa19844ddd64cfa127a15f54e59", "da72f702d54ebca8cdce50bd15763ef3858d9c4d5122f9b07793d0b4a1e9b58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7.868" calcext:value-type="float">
            <text:p>87.868</text:p>
          </table:table-cell>
          <table:table-cell office:value-type="string" calcext:value-type="string">
            <text:p>aef39674cdcf41b61ad2c0c0099c66f12ca4bc581b27f24eeff971d2eccab1d5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69.512" calcext:value-type="float">
            <text:p>69.512</text:p>
          </table:table-cell>
          <table:table-cell office:value-type="string" calcext:value-type="string">
            <text:p>536b927399428480cf9c972e8a653e5db91de38001c85f95c5ea0a7d89d0d930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633" calcext:value-type="float">
            <text:p>7.633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246" calcext:value-type="float">
            <text:p>84.246</text:p>
          </table:table-cell>
          <table:table-cell office:value-type="string" calcext:value-type="string">
            <text:p>014ec3fea7687e8b32c0127ba330bf493017c8064b430480985e8a2b8e9cb52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529" calcext:value-type="float">
            <text:p>69.529</text:p>
          </table:table-cell>
          <table:table-cell office:value-type="string" calcext:value-type="string">
            <text:p>e1272aff617c8e68d664e70e2cb3da6700fe05200b96afa78089c26bc96ef2fd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75" calcext:value-type="float">
            <text:p>7.575</text:p>
          </table:table-cell>
          <table:table-cell office:value-type="string" calcext:value-type="string">
            <text:p>13ae02d845a50a9bbf854679791bd98ddd7baafada924a7b046c5d2f87229493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9" calcext:value-type="float">
            <text:p>18.09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3969.637" calcext:value-type="float">
            <text:p>3969.637</text:p>
          </table:table-cell>
          <table:table-cell office:value-type="string" calcext:value-type="string">
            <text:p>("939c0148b1f079f06274de64fcde633d41e7e8586bb94abe9d9ca17fa98463ea", "f066c19f624fe3efee23d8216f447a09a14a851b7bd6317b92ee59226785e752", "45e7d7c02035e02ebec391f5d0d391b8aae5e2068206339e30724340a8a4bfe1", "9b5931954f9434fa8c575e652cb5a074bb9b7b6e24f27e3883ccf2b9a6f54717", "de877b228713a24156b031ffeebdf81713d7c8e73a041cdb9bc046b8353105b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1.3" calcext:value-type="float">
            <text:p>81.3</text:p>
          </table:table-cell>
          <table:table-cell office:value-type="float" office:value="65.85" calcext:value-type="float">
            <text:p>65.85</text:p>
          </table:table-cell>
          <table:table-cell office:value-type="float" office:value="70.42" calcext:value-type="float">
            <text:p>70.42</text:p>
          </table:table-cell>
          <table:table-cell office:value-type="float" office:value="77.88" calcext:value-type="float">
            <text:p>77.88</text:p>
          </table:table-cell>
          <table:table-cell office:value-type="float" office:value="75.47" calcext:value-type="float">
            <text:p>75.47</text:p>
          </table:table-cell>
          <table:table-cell office:value-type="float" office:value="77" calcext:value-type="float">
            <text:p>77</text:p>
          </table:table-cell>
          <table:table-cell office:value-type="float" office:value="486.674" calcext:value-type="float">
            <text:p>486.674</text:p>
          </table:table-cell>
          <table:table-cell office:value-type="string" calcext:value-type="string">
            <text:p>76e79e563b5c9781b6eafbc380ffef20d5e9d853f684e10ab993caa17013bf14</text:p>
          </table:table-cell>
          <table:table-cell office:value-type="float" office:value="91.24" calcext:value-type="float">
            <text:p>91.2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71.74" calcext:value-type="float">
            <text:p>71.74</text:p>
          </table:table-cell>
          <table:table-cell office:value-type="float" office:value="77.78" calcext:value-type="float">
            <text:p>77.78</text:p>
          </table:table-cell>
          <table:table-cell office:value-type="float" office:value="75.86" calcext:value-type="float">
            <text:p>75.86</text:p>
          </table:table-cell>
          <table:table-cell office:value-type="float" office:value="61" calcext:value-type="float">
            <text:p>61</text:p>
          </table:table-cell>
          <table:table-cell office:value-type="float" office:value="91.056" calcext:value-type="float">
            <text:p>91.056</text:p>
          </table:table-cell>
          <table:table-cell office:value-type="string" calcext:value-type="string">
            <text:p>0e6a7b1d175e9a83a35290c78e8af725821d166fe3c4728743a37d3927841b5c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184" calcext:value-type="float">
            <text:p>17.184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2.87" calcext:value-type="float">
            <text:p>92.8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92.781" calcext:value-type="float">
            <text:p>92.781</text:p>
          </table:table-cell>
          <table:table-cell office:value-type="string" calcext:value-type="string">
            <text:p>e2192f0721a9e41dc115b73866ee8ddaac003f444e5c26f586351e21739c6b22</text:p>
          </table:table-cell>
          <table:table-cell office:value-type="float" office:value="90.94" calcext:value-type="float">
            <text:p>90.9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9.67" calcext:value-type="float">
            <text:p>79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2.06" calcext:value-type="float">
            <text:p>72.06</text:p>
          </table:table-cell>
          <table:table-cell office:value-type="float" office:value="77.27" calcext:value-type="float">
            <text:p>77.27</text:p>
          </table:table-cell>
          <table:table-cell office:value-type="float" office:value="75.68" calcext:value-type="float">
            <text:p>75.68</text:p>
          </table:table-cell>
          <table:table-cell office:value-type="float" office:value="59" calcext:value-type="float">
            <text:p>59</text:p>
          </table:table-cell>
          <table:table-cell office:value-type="float" office:value="91.233" calcext:value-type="float">
            <text:p>91.233</text:p>
          </table:table-cell>
          <table:table-cell office:value-type="string" calcext:value-type="string">
            <text:p>061208bb0ea1601cba38f2ac64a66227360d392bc86430ee75b1cd81b3728d47</text:p>
          </table:table-cell>
          <table:table-cell office:value-type="float" office:value="80.35" calcext:value-type="float">
            <text:p>80.3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71.11" calcext:value-type="float">
            <text:p>71.11</text:p>
          </table:table-cell>
          <table:table-cell office:value-type="float" office:value="75.68" calcext:value-type="float">
            <text:p>75.68</text:p>
          </table:table-cell>
          <table:table-cell office:value-type="float" office:value="74.42" calcext:value-type="float">
            <text:p>74.42</text:p>
          </table:table-cell>
          <table:table-cell office:value-type="float" office:value="17" calcext:value-type="float">
            <text:p>17</text:p>
          </table:table-cell>
          <table:table-cell office:value-type="float" office:value="17.798" calcext:value-type="float">
            <text:p>17.798</text:p>
          </table:table-cell>
          <table:table-cell office:value-type="string" calcext:value-type="string">
            <text:p>f461a64ffb20c62e456240a454081e8fcf485f2a199184eae013414746682ade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78" calcext:value-type="float">
            <text:p>17.78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4499.165" calcext:value-type="float">
            <text:p>4499.165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8c4683998a805a5ac6be4d02ff5f37d2062ef520e1e81fd73a8b302ca0035317", "094cfe8b0255c6903b24910fbfd1fec01545f34f1eb37d6d97bde439690309c0", "9083879e5ec80d365a5d495b4f411f54f66c7b8157e81d040362043a429cfb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4.3" calcext:value-type="float">
            <text:p>94.3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7.24" calcext:value-type="float">
            <text:p>77.24</text:p>
          </table:table-cell>
          <table:table-cell office:value-type="float" office:value="65.85" calcext:value-type="float">
            <text:p>65.85</text:p>
          </table:table-cell>
          <table:table-cell office:value-type="float" office:value="69.34" calcext:value-type="float">
            <text:p>69.34</text:p>
          </table:table-cell>
          <table:table-cell office:value-type="float" office:value="74.31" calcext:value-type="float">
            <text:p>74.31</text:p>
          </table:table-cell>
          <table:table-cell office:value-type="float" office:value="73.08" calcext:value-type="float">
            <text:p>73.08</text:p>
          </table:table-cell>
          <table:table-cell office:value-type="float" office:value="99" calcext:value-type="float">
            <text:p>99</text:p>
          </table:table-cell>
          <table:table-cell office:value-type="float" office:value="186.854" calcext:value-type="float">
            <text:p>186.854</text:p>
          </table:table-cell>
          <table:table-cell office:value-type="string" calcext:value-type="string">
            <text:p>a55a4b7ea8a746fbff20218409cbf4fd6ea7e81f90bbebcb133ae06d1c43c18a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463" calcext:value-type="float">
            <text:p>51.463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722" calcext:value-type="float">
            <text:p>8.722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3.79" calcext:value-type="float">
            <text:p>93.79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8.05" calcext:value-type="float">
            <text:p>78.05</text:p>
          </table:table-cell>
          <table:table-cell office:value-type="float" office:value="65.85" calcext:value-type="float">
            <text:p>65.85</text:p>
          </table:table-cell>
          <table:table-cell office:value-type="float" office:value="69.57" calcext:value-type="float">
            <text:p>69.57</text:p>
          </table:table-cell>
          <table:table-cell office:value-type="float" office:value="75" calcext:value-type="float">
            <text:p>75</text:p>
          </table:table-cell>
          <table:table-cell office:value-type="float" office:value="73.56" calcext:value-type="float">
            <text:p>73.56</text:p>
          </table:table-cell>
          <table:table-cell office:value-type="float" office:value="89" calcext:value-type="float">
            <text:p>89</text:p>
          </table:table-cell>
          <table:table-cell office:value-type="float" office:value="107.993" calcext:value-type="float">
            <text:p>107.993</text:p>
          </table:table-cell>
          <table:table-cell office:value-type="string" calcext:value-type="string">
            <text:p>9069d927bc6889e860a92a972b95aed81b6054db3aab5374d006e4f2919d8466</text:p>
          </table:table-cell>
          <table:table-cell office:value-type="float" office:value="85.74" calcext:value-type="float">
            <text:p>85.74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31" calcext:value-type="float">
            <text:p>31</text:p>
          </table:table-cell>
          <table:table-cell office:value-type="float" office:value="51.589" calcext:value-type="float">
            <text:p>51.589</text:p>
          </table:table-cell>
          <table:table-cell office:value-type="string" calcext:value-type="string">
            <text:p>e823d16a8d392f18292d25478aceb2fa0cc6986e0f4c4ecf5eedc7dcd3dfa64c</text:p>
          </table:table-cell>
          <table:table-cell office:value-type="float" office:value="77.19" calcext:value-type="float">
            <text:p>77.19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7" calcext:value-type="float">
            <text:p>7</text:p>
          </table:table-cell>
          <table:table-cell office:value-type="float" office:value="8.907" calcext:value-type="float">
            <text:p>8.907</text:p>
          </table:table-cell>
          <table:table-cell office:value-type="string" calcext:value-type="string">
            <text:p>a2a23b70249ebf9121e57e166a2fcafe03b7c47ca3d61e68bb65b77bda0ad7cb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29" calcext:value-type="float">
            <text:p>18.29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4279.007" calcext:value-type="float">
            <text:p>4279.007</text:p>
          </table:table-cell>
          <table:table-cell office:value-type="string" calcext:value-type="string">
            <text:p>("ab5d1d664148d761850ba721cf8418bcea7a6260371e4eb5ec33ec401c58a69c", "8b0e0c1e02ce97570689f57bad4ef71a1d12a194fd620af8a74c4407f0452939", "b00816b461503228e7922ecf2a63bc8725aa95c30fd2eff03f23c20b21a41250", "619455e914e459e88f7379052441c07b70dfd888bb3c10001f3486b1f750f028", "fba64994569c9ff1b557b5e8a37fe73028de7aece10ac3a5ebabcb13d1d44db0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2.26" calcext:value-type="float">
            <text:p>92.2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75" calcext:value-type="float">
            <text:p>75</text:p>
          </table:table-cell>
          <table:table-cell office:value-type="float" office:value="102.232" calcext:value-type="float">
            <text:p>102.232</text:p>
          </table:table-cell>
          <table:table-cell office:value-type="string" calcext:value-type="string">
            <text:p>1a2d80bb0bf828de0545aeec31a80d51ac79bdff0adda3539246e3ed583e237d</text:p>
          </table:table-cell>
          <table:table-cell office:value-type="float" office:value="87.47" calcext:value-type="float">
            <text:p>87.4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48.135" calcext:value-type="float">
            <text:p>48.135</text:p>
          </table:table-cell>
          <table:table-cell office:value-type="string" calcext:value-type="string">
            <text:p>c7cc8084bf1059d90d178a6ae9fb78d5e025f28303faaafe5a460ae7fd0d840d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1.65" calcext:value-type="float">
            <text:p>91.65</text:p>
          </table:table-cell>
          <table:table-cell office:value-type="float" office:value="54.47" calcext:value-type="float">
            <text:p>54.47</text:p>
          </table:table-cell>
          <table:table-cell table:number-columns-repeated="7" office:value-type="float" office:value="77.24" calcext:value-type="float">
            <text:p>77.24</text:p>
          </table:table-cell>
          <table:table-cell office:value-type="float" office:value="71" calcext:value-type="float">
            <text:p>71</text:p>
          </table:table-cell>
          <table:table-cell office:value-type="float" office:value="51.353" calcext:value-type="float">
            <text:p>51.353</text:p>
          </table:table-cell>
          <table:table-cell office:value-type="string" calcext:value-type="string">
            <text:p>afda51acdfad94c642d2395f499eb632b5fc3fe4cdd37d1e7cb132aa70a8239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7.24" calcext:value-type="float">
            <text:p>77.24</text:p>
          </table:table-cell>
          <table:table-cell office:value-type="float" office:value="80.49" calcext:value-type="float">
            <text:p>80.49</text:p>
          </table:table-cell>
          <table:table-cell office:value-type="float" office:value="79.83" calcext:value-type="float">
            <text:p>79.83</text:p>
          </table:table-cell>
          <table:table-cell office:value-type="float" office:value="77.95" calcext:value-type="float">
            <text:p>77.95</text:p>
          </table:table-cell>
          <table:table-cell office:value-type="float" office:value="78.51" calcext:value-type="float">
            <text:p>78.51</text:p>
          </table:table-cell>
          <table:table-cell office:value-type="float" office:value="45" calcext:value-type="float">
            <text:p>45</text:p>
          </table:table-cell>
          <table:table-cell office:value-type="float" office:value="55.296" calcext:value-type="float">
            <text:p>55.296</text:p>
          </table:table-cell>
          <table:table-cell office:value-type="string" calcext:value-type="string">
            <text:p>8c456f17f8f2c4320d21a1d42a13abe80be33c671aa2935423584c9879ffb333</text:p>
          </table:table-cell>
          <table:table-cell office:value-type="float" office:value="76.48" calcext:value-type="float">
            <text:p>76.4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3.98" calcext:value-type="float">
            <text:p>73.98</text:p>
          </table:table-cell>
          <table:table-cell office:value-type="float" office:value="81.3" calcext:value-type="float">
            <text:p>81.3</text:p>
          </table:table-cell>
          <table:table-cell office:value-type="float" office:value="79.82" calcext:value-type="float">
            <text:p>79.82</text:p>
          </table:table-cell>
          <table:table-cell office:value-type="float" office:value="75.76" calcext:value-type="float">
            <text:p>75.76</text:p>
          </table:table-cell>
          <table:table-cell office:value-type="float" office:value="76.79" calcext:value-type="float">
            <text:p>76.79</text:p>
          </table:table-cell>
          <table:table-cell office:value-type="float" office:value="7" calcext:value-type="float">
            <text:p>7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96798d0e28d2271e269c1eefd076dfc6c858b20017befe7265932fd9e5236010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68" calcext:value-type="float">
            <text:p>18.68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5080.015" calcext:value-type="float">
            <text:p>5080.015</text:p>
          </table:table-cell>
          <table:table-cell office:value-type="string" calcext:value-type="string">
            <text:p>("a867a986d7cbdd9a08539859d46e03320fdb3d6a07310eea557b4a133624f814", "6b35f92e0234b267c5ac4fdc6083ce244dea8692a5f18475765a5b22465737b8", "90b0df54491d54a5b90e259c0f26193d05025bcb1a64ee1a2b7e7af774b13c46", "ab170f80dd3477253f43a87e2dac6bd99790665189f5c8c60e69b24c83139cd7", "cc348b02b35623f2f6630f311b6f079846dcd05bd57f44c9afe0e6c2c1e8e2e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0.53" calcext:value-type="float">
            <text:p>90.53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4" calcext:value-type="float">
            <text:p>77.24</text:p>
          </table:table-cell>
          <table:table-cell office:value-type="float" office:value="77.42" calcext:value-type="float">
            <text:p>77.42</text:p>
          </table:table-cell>
          <table:table-cell office:value-type="float" office:value="77.87" calcext:value-type="float">
            <text:p>77.87</text:p>
          </table:table-cell>
          <table:table-cell office:value-type="float" office:value="77.73" calcext:value-type="float">
            <text:p>77.73</text:p>
          </table:table-cell>
          <table:table-cell office:value-type="float" office:value="67" calcext:value-type="float">
            <text:p>67</text:p>
          </table:table-cell>
          <table:table-cell office:value-type="float" office:value="86.431" calcext:value-type="float">
            <text:p>86.431</text:p>
          </table:table-cell>
          <table:table-cell office:value-type="string" calcext:value-type="string">
            <text:p>1d36f8acd7267ed4e95432154a60f9b04f2feaf787437485bf920afd986b6db0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7" calcext:value-type="float">
            <text:p>37</text:p>
          </table:table-cell>
          <table:table-cell office:value-type="float" office:value="35.108" calcext:value-type="float">
            <text:p>35.108</text:p>
          </table:table-cell>
          <table:table-cell office:value-type="string" calcext:value-type="string">
            <text:p>3934c8bbbbc5a0e789a49a04b52899b7f03b277db041dfd2071898000e24184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791" calcext:value-type="float">
            <text:p>7.791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0.63" calcext:value-type="float">
            <text:p>90.63</text:p>
          </table:table-cell>
          <table:table-cell office:value-type="float" office:value="56.91" calcext:value-type="float">
            <text:p>56.91</text:p>
          </table:table-cell>
          <table:table-cell table:number-columns-repeated="2" office:value-type="float" office:value="78.46" calcext:value-type="float">
            <text:p>78.46</text:p>
          </table:table-cell>
          <table:table-cell office:value-type="float" office:value="78.86" calcext:value-type="float">
            <text:p>78.86</text:p>
          </table:table-cell>
          <table:table-cell office:value-type="float" office:value="78.05" calcext:value-type="float">
            <text:p>78.05</text:p>
          </table:table-cell>
          <table:table-cell office:value-type="float" office:value="78.23" calcext:value-type="float">
            <text:p>78.23</text:p>
          </table:table-cell>
          <table:table-cell office:value-type="float" office:value="78.69" calcext:value-type="float">
            <text:p>78.69</text:p>
          </table:table-cell>
          <table:table-cell office:value-type="float" office:value="78.54" calcext:value-type="float">
            <text:p>78.54</text:p>
          </table:table-cell>
          <table:table-cell office:value-type="float" office:value="63" calcext:value-type="float">
            <text:p>63</text:p>
          </table:table-cell>
          <table:table-cell office:value-type="float" office:value="49.689" calcext:value-type="float">
            <text:p>49.689</text:p>
          </table:table-cell>
          <table:table-cell office:value-type="string" calcext:value-type="string">
            <text:p>03d6eeb188b0ac7c4591738b0d9aa39368bb98dd9291d6dde20e8cd99ad169e4</text:p>
          </table:table-cell>
          <table:table-cell office:value-type="float" office:value="85.34" calcext:value-type="float">
            <text:p>85.3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81.2" calcext:value-type="float">
            <text:p>81.2</text:p>
          </table:table-cell>
          <table:table-cell office:value-type="float" office:value="78.29" calcext:value-type="float">
            <text:p>78.29</text:p>
          </table:table-cell>
          <table:table-cell office:value-type="float" office:value="79.17" calcext:value-type="float">
            <text:p>79.17</text:p>
          </table:table-cell>
          <table:table-cell office:value-type="float" office:value="33" calcext:value-type="float">
            <text:p>33</text:p>
          </table:table-cell>
          <table:table-cell office:value-type="float" office:value="33.968" calcext:value-type="float">
            <text:p>33.968</text:p>
          </table:table-cell>
          <table:table-cell office:value-type="string" calcext:value-type="string">
            <text:p>8a81cc207686b2166a73375358b55ea5d3c7dd5768ff16e5d7320723bc071ff2</text:p>
          </table:table-cell>
          <table:table-cell office:value-type="float" office:value="76.99" calcext:value-type="float">
            <text:p>76.99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7" calcext:value-type="float">
            <text:p>7</text:p>
          </table:table-cell>
          <table:table-cell office:value-type="float" office:value="7.758" calcext:value-type="float">
            <text:p>7.758</text:p>
          </table:table-cell>
          <table:table-cell office:value-type="string" calcext:value-type="string">
            <text:p>fa840d4b56b4efc0320d7d2ee743815a44a38abb25d32f21c674fd40dd9e5cb9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3" calcext:value-type="float">
            <text:p>18.13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4393.795" calcext:value-type="float">
            <text:p>4393.795</text:p>
          </table:table-cell>
          <table:table-cell office:value-type="string" calcext:value-type="string">
            <text:p>("8b6770d3aa1c2c072142a24d5baddbcbdf4ea136be904c5bd270f8e71cc8925c", "ce9831ef90186701f0d17b9da462b3fe8f964492209ff63dcb86865e77e56d60", "adf23c5ee21725101723f2b1eed1826c8b2b5be8d5facadc2b68691bced4a3e1", "dce3ca0c16736ebc11a9a80ead11663903ae29fb4eef59bde6fb6230bbcb8824", "888304afdf31fa684f7380e4dffe2aeccd6c26f3d0292d5ffe8c7f9c84bad19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5.82" calcext:value-type="float">
            <text:p>95.82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7.24" calcext:value-type="float">
            <text:p>77.24</text:p>
          </table:table-cell>
          <table:table-cell office:value-type="float" office:value="69.11" calcext:value-type="float">
            <text:p>69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22" calcext:value-type="float">
            <text:p>75.22</text:p>
          </table:table-cell>
          <table:table-cell office:value-type="float" office:value="74.22" calcext:value-type="float">
            <text:p>74.22</text:p>
          </table:table-cell>
          <table:table-cell office:value-type="float" office:value="113" calcext:value-type="float">
            <text:p>113</text:p>
          </table:table-cell>
          <table:table-cell office:value-type="float" office:value="110.154" calcext:value-type="float">
            <text:p>110.154</text:p>
          </table:table-cell>
          <table:table-cell office:value-type="string" calcext:value-type="string">
            <text:p>814987962c602ed34186829dcdf6ae8b7988abf31995b46c6fc906cee4d04a53</text:p>
          </table:table-cell>
          <table:table-cell office:value-type="float" office:value="87.98" calcext:value-type="float">
            <text:p>87.9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71.54" calcext:value-type="float">
            <text:p>71.54</text:p>
          </table:table-cell>
          <table:table-cell office:value-type="float" office:value="74.45" calcext:value-type="float">
            <text:p>74.45</text:p>
          </table:table-cell>
          <table:table-cell office:value-type="float" office:value="80.73" calcext:value-type="float">
            <text:p>80.73</text:p>
          </table:table-cell>
          <table:table-cell office:value-type="float" office:value="78.46" calcext:value-type="float">
            <text:p>78.46</text:p>
          </table:table-cell>
          <table:table-cell office:value-type="float" office:value="53" calcext:value-type="float">
            <text:p>53</text:p>
          </table:table-cell>
          <table:table-cell office:value-type="float" office:value="87.405" calcext:value-type="float">
            <text:p>87.405</text:p>
          </table:table-cell>
          <table:table-cell office:value-type="string" calcext:value-type="string">
            <text:p>ca034015b280af8195500365eb34f1418f99359b719d072fc918b3c0fcedfe0e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5.879" calcext:value-type="float">
            <text:p>15.879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5.11" calcext:value-type="float">
            <text:p>95.1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105" calcext:value-type="float">
            <text:p>105</text:p>
          </table:table-cell>
          <table:table-cell office:value-type="float" office:value="96.759" calcext:value-type="float">
            <text:p>96.759</text:p>
          </table:table-cell>
          <table:table-cell office:value-type="string" calcext:value-type="string">
            <text:p>3882ba46f4954cccde1e85a34905fb56b4a2cc1f3f304a51613206fc7830a0ef</text:p>
          </table:table-cell>
          <table:table-cell office:value-type="float" office:value="87.88" calcext:value-type="float">
            <text:p>87.88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82.11" calcext:value-type="float">
            <text:p>82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1" calcext:value-type="float">
            <text:p>74.81</text:p>
          </table:table-cell>
          <table:table-cell office:value-type="float" office:value="80.18" calcext:value-type="float">
            <text:p>80.18</text:p>
          </table:table-cell>
          <table:table-cell office:value-type="float" office:value="78.29" calcext:value-type="float">
            <text:p>78.29</text:p>
          </table:table-cell>
          <table:table-cell office:value-type="float" office:value="53" calcext:value-type="float">
            <text:p>53</text:p>
          </table:table-cell>
          <table:table-cell office:value-type="float" office:value="87.949" calcext:value-type="float">
            <text:p>87.949</text:p>
          </table:table-cell>
          <table:table-cell office:value-type="string" calcext:value-type="string">
            <text:p>478aec91a3623ee7ea07430d40026cc37b30aa9f66d5da3264649cd0624267cb</text:p>
          </table:table-cell>
          <table:table-cell office:value-type="float" office:value="78.31" calcext:value-type="float">
            <text:p>78.31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8.86" calcext:value-type="float">
            <text:p>78.86</text:p>
          </table:table-cell>
          <table:table-cell office:value-type="float" office:value="72.36" calcext:value-type="float">
            <text:p>72.36</text:p>
          </table:table-cell>
          <table:table-cell office:value-type="float" office:value="74.05" calcext:value-type="float">
            <text:p>74.05</text:p>
          </table:table-cell>
          <table:table-cell office:value-type="float" office:value="77.39" calcext:value-type="float">
            <text:p>77.39</text:p>
          </table:table-cell>
          <table:table-cell office:value-type="float" office:value="76.38" calcext:value-type="float">
            <text:p>76.38</text:p>
          </table:table-cell>
          <table:table-cell office:value-type="float" office:value="13" calcext:value-type="float">
            <text:p>13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027bb6d0388e8f5d1c19487e5436724ae61146985ca4e2afd95f39ed33f84ccb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5" calcext:value-type="float">
            <text:p>19.25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005.166" calcext:value-type="float">
            <text:p>4005.166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02911313b8b7b81e3dd5b087c04ef4ca8ef989a0f8b703a2a765734119092c4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99" calcext:value-type="float">
            <text:p>93.99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4.8" calcext:value-type="float">
            <text:p>74.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19" calcext:value-type="float">
            <text:p>74.19</text:p>
          </table:table-cell>
          <table:table-cell office:value-type="float" office:value="74.59" calcext:value-type="float">
            <text:p>74.59</text:p>
          </table:table-cell>
          <table:table-cell office:value-type="float" office:value="74.49" calcext:value-type="float">
            <text:p>74.49</text:p>
          </table:table-cell>
          <table:table-cell office:value-type="float" office:value="93" calcext:value-type="float">
            <text:p>93</text:p>
          </table:table-cell>
          <table:table-cell office:value-type="float" office:value="151.518" calcext:value-type="float">
            <text:p>151.518</text:p>
          </table:table-cell>
          <table:table-cell office:value-type="string" calcext:value-type="string">
            <text:p>17f105c5d37f7857e57ed8300a1121c6fa3324a974fe35f4b3f70eef5ea2256e</text:p>
          </table:table-cell>
          <table:table-cell office:value-type="float" office:value="89.61" calcext:value-type="float">
            <text:p>89.61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3.98" calcext:value-type="float">
            <text:p>73.9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12" calcext:value-type="float">
            <text:p>77.12</text:p>
          </table:table-cell>
          <table:table-cell office:value-type="float" office:value="75" calcext:value-type="float">
            <text:p>75</text:p>
          </table:table-cell>
          <table:table-cell office:value-type="float" office:value="75.52" calcext:value-type="float">
            <text:p>75.52</text:p>
          </table:table-cell>
          <table:table-cell office:value-type="float" office:value="61" calcext:value-type="float">
            <text:p>61</text:p>
          </table:table-cell>
          <table:table-cell office:value-type="float" office:value="114.05" calcext:value-type="float">
            <text:p>114.05</text:p>
          </table:table-cell>
          <table:table-cell office:value-type="string" calcext:value-type="string">
            <text:p>3b06a73090e668268e8035641af9d0e62f0ffd0874e04ee3d2c19bd4195eb3c8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732" calcext:value-type="float">
            <text:p>9.732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2.77" calcext:value-type="float">
            <text:p>92.7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5.61" calcext:value-type="float">
            <text:p>75.61</text:p>
          </table:table-cell>
          <table:table-cell office:value-type="float" office:value="71.54" calcext:value-type="float">
            <text:p>71.54</text:p>
          </table:table-cell>
          <table:table-cell office:value-type="float" office:value="72.66" calcext:value-type="float">
            <text:p>72.66</text:p>
          </table:table-cell>
          <table:table-cell office:value-type="float" office:value="74.58" calcext:value-type="float">
            <text:p>74.58</text:p>
          </table:table-cell>
          <table:table-cell office:value-type="float" office:value="74.1" calcext:value-type="float">
            <text:p>74.1</text:p>
          </table:table-cell>
          <table:table-cell office:value-type="float" office:value="87" calcext:value-type="float">
            <text:p>87</text:p>
          </table:table-cell>
          <table:table-cell office:value-type="float" office:value="147.185" calcext:value-type="float">
            <text:p>147.185</text:p>
          </table:table-cell>
          <table:table-cell office:value-type="string" calcext:value-type="string">
            <text:p>f9b283df94656818b1d05442fe82fe3b893dcfa196d86ab6513e46dcd71b15e9</text:p>
          </table:table-cell>
          <table:table-cell office:value-type="float" office:value="89" calcext:value-type="float">
            <text:p>89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5" calcext:value-type="float">
            <text:p>75</text:p>
          </table:table-cell>
          <table:table-cell office:value-type="float" office:value="75.41" calcext:value-type="float">
            <text:p>75.41</text:p>
          </table:table-cell>
          <table:table-cell office:value-type="float" office:value="75.3" calcext:value-type="float">
            <text:p>75.3</text:p>
          </table:table-cell>
          <table:table-cell office:value-type="float" office:value="55" calcext:value-type="float">
            <text:p>55</text:p>
          </table:table-cell>
          <table:table-cell office:value-type="float" office:value="115.698" calcext:value-type="float">
            <text:p>115.698</text:p>
          </table:table-cell>
          <table:table-cell office:value-type="string" calcext:value-type="string">
            <text:p>e5eab8bafb239202353f9a0e72b7789adc9d853587445b65da28adb6bda7546c</text:p>
          </table:table-cell>
          <table:table-cell office:value-type="float" office:value="77.09" calcext:value-type="float">
            <text:p>77.09</text:p>
          </table:table-cell>
          <table:table-cell office:value-type="float" office:value="43.09" calcext:value-type="float">
            <text:p>43.09</text:p>
          </table:table-cell>
          <table:table-cell table:number-columns-repeated="7" office:value-type="float" office:value="71.54" calcext:value-type="float">
            <text:p>71.54</text:p>
          </table:table-cell>
          <table:table-cell office:value-type="float" office:value="7" calcext:value-type="float">
            <text:p>7</text:p>
          </table:table-cell>
          <table:table-cell office:value-type="float" office:value="9.501" calcext:value-type="float">
            <text:p>9.501</text:p>
          </table:table-cell>
          <table:table-cell office:value-type="string" calcext:value-type="string">
            <text:p>77fd3702e450d44701f0bd471c87b1eff47c565e136e11664ea947998fcf94a7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21.63" calcext:value-type="float">
            <text:p>21.63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49" calcext:value-type="float">
            <text:p>0.49</text:p>
          </table:table-cell>
          <table:table-cell office:value-type="float" office:value="465920" calcext:value-type="float">
            <text:p>465920</text:p>
          </table:table-cell>
          <table:table-cell office:value-type="float" office:value="4891.535" calcext:value-type="float">
            <text:p>4891.535</text:p>
          </table:table-cell>
          <table:table-cell office:value-type="string" calcext:value-type="string">
            <text:p>("7c46fccc64a5712424c3587285f4390082d8788beac05b545fe6bb14ba4bf4d1", "2136002a451debbbfa507f6c39eff99fc8c053252ac2c387cf325e78cdff876d", "7fd4e916e911572e0f4117ee4b34d18e377bd0ba9f8074ac358947a31ef7dd1b", "55f7df6c5e3007ef4b395d43a15449efc2fbc4c2145253140a53e4141f98cbc8", "84e7794daad9fc7adee90097d13dc379b7e2c228219883947414cdfd808a9a05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04" calcext:value-type="float">
            <text:p>91.04</text:p>
          </table:table-cell>
          <table:table-cell office:value-type="float" office:value="59.35" calcext:value-type="float">
            <text:p>59.35</text:p>
          </table:table-cell>
          <table:table-cell table:number-columns-repeated="2" office:value-type="float" office:value="79.67" calcext:value-type="float">
            <text:p>79.67</text:p>
          </table:table-cell>
          <table:table-cell office:value-type="float" office:value="76.42" calcext:value-type="float">
            <text:p>76.42</text:p>
          </table:table-cell>
          <table:table-cell office:value-type="float" office:value="82.93" calcext:value-type="float">
            <text:p>82.93</text:p>
          </table:table-cell>
          <table:table-cell office:value-type="float" office:value="81.74" calcext:value-type="float">
            <text:p>81.74</text:p>
          </table:table-cell>
          <table:table-cell office:value-type="float" office:value="77.86" calcext:value-type="float">
            <text:p>77.86</text:p>
          </table:table-cell>
          <table:table-cell office:value-type="float" office:value="78.99" calcext:value-type="float">
            <text:p>78.99</text:p>
          </table:table-cell>
          <table:table-cell office:value-type="float" office:value="77" calcext:value-type="float">
            <text:p>77</text:p>
          </table:table-cell>
          <table:table-cell office:value-type="float" office:value="75.718" calcext:value-type="float">
            <text:p>75.718</text:p>
          </table:table-cell>
          <table:table-cell office:value-type="string" calcext:value-type="string">
            <text:p>30fb61dc647f9e7f2fc2a38fffb5e32a86386a85ad2e1e3cf450d2418197bf6d</text:p>
          </table:table-cell>
          <table:table-cell office:value-type="float" office:value="86.46" calcext:value-type="float">
            <text:p>86.4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42" calcext:value-type="float">
            <text:p>76.42</text:p>
          </table:table-cell>
          <table:table-cell office:value-type="float" office:value="86.18" calcext:value-type="float">
            <text:p>86.18</text:p>
          </table:table-cell>
          <table:table-cell office:value-type="float" office:value="84.68" calcext:value-type="float">
            <text:p>84.6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36.438" calcext:value-type="float">
            <text:p>36.438</text:p>
          </table:table-cell>
          <table:table-cell office:value-type="string" calcext:value-type="string">
            <text:p>27a906c3a3d71f5bf1ea4cfcce1dc47e45da3b8eed31770bf42b274ad11c09cd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0.73" calcext:value-type="float">
            <text:p>90.7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6.42" calcext:value-type="float">
            <text:p>76.42</text:p>
          </table:table-cell>
          <table:table-cell office:value-type="float" office:value="83.74" calcext:value-type="float">
            <text:p>83.74</text:p>
          </table:table-cell>
          <table:table-cell office:value-type="float" office:value="82.46" calcext:value-type="float">
            <text:p>82.46</text:p>
          </table:table-cell>
          <table:table-cell office:value-type="float" office:value="78.03" calcext:value-type="float">
            <text:p>78.03</text:p>
          </table:table-cell>
          <table:table-cell office:value-type="float" office:value="79.32" calcext:value-type="float">
            <text:p>79.32</text:p>
          </table:table-cell>
          <table:table-cell office:value-type="float" office:value="65" calcext:value-type="float">
            <text:p>65</text:p>
          </table:table-cell>
          <table:table-cell office:value-type="float" office:value="56.544" calcext:value-type="float">
            <text:p>56.544</text:p>
          </table:table-cell>
          <table:table-cell office:value-type="string" calcext:value-type="string">
            <text:p>9ab785c3d88b7877525a0bda3f24fd9c3710fd95b76c2edf6ed930a86c5e6445</text:p>
          </table:table-cell>
          <table:table-cell office:value-type="float" office:value="86.25" calcext:value-type="float">
            <text:p>86.2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6.42" calcext:value-type="float">
            <text:p>76.42</text:p>
          </table:table-cell>
          <table:table-cell office:value-type="float" office:value="86.99" calcext:value-type="float">
            <text:p>86.99</text:p>
          </table:table-cell>
          <table:table-cell office:value-type="float" office:value="85.45" calcext:value-type="float">
            <text:p>85.45</text:p>
          </table:table-cell>
          <table:table-cell office:value-type="float" office:value="78.68" calcext:value-type="float">
            <text:p>78.68</text:p>
          </table:table-cell>
          <table:table-cell office:value-type="float" office:value="80.69" calcext:value-type="float">
            <text:p>80.69</text:p>
          </table:table-cell>
          <table:table-cell office:value-type="float" office:value="41" calcext:value-type="float">
            <text:p>41</text:p>
          </table:table-cell>
          <table:table-cell office:value-type="float" office:value="36.356" calcext:value-type="float">
            <text:p>36.356</text:p>
          </table:table-cell>
          <table:table-cell office:value-type="string" calcext:value-type="string">
            <text:p>9806c3f96ff4b4749b75c64ad97e9bf1a23367f3e69282236111f6283fd526e6</text:p>
          </table:table-cell>
          <table:table-cell office:value-type="float" office:value="79.23" calcext:value-type="float">
            <text:p>79.23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3" calcext:value-type="float">
            <text:p>13</text:p>
          </table:table-cell>
          <table:table-cell office:value-type="float" office:value="14.989" calcext:value-type="float">
            <text:p>14.989</text:p>
          </table:table-cell>
          <table:table-cell office:value-type="string" calcext:value-type="string">
            <text:p>afc6b58abe52fdb0e7154fbe76efd8460c31c83461ee7617f2978120b4452e5d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8" calcext:value-type="float">
            <text:p>19.08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7520" calcext:value-type="float">
            <text:p>267520</text:p>
          </table:table-cell>
          <table:table-cell office:value-type="float" office:value="4043.299" calcext:value-type="float">
            <text:p>4043.299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753f76e08799779cddbf556cbbc6a5c1819845165c9fea94f6fb7c93f841c79b", "d5ee4334321ab8c833ff8c290ddbb45ad2977c615be397bbf5966229916d912c", "1f6fd9dce345ef14ec30fd43d604e05a4793af22322700514f0b708c7dbcceb4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3.18" calcext:value-type="float">
            <text:p>93.18</text:p>
          </table:table-cell>
          <table:table-cell office:value-type="float" office:value="65.04" calcext:value-type="float">
            <text:p>65.04</text:p>
          </table:table-cell>
          <table:table-cell table:number-columns-repeated="2" office:value-type="float" office:value="82.52" calcext:value-type="float">
            <text:p>82.52</text:p>
          </table:table-cell>
          <table:table-cell office:value-type="float" office:value="87.8" calcext:value-type="float">
            <text:p>87.8</text:p>
          </table:table-cell>
          <table:table-cell office:value-type="float" office:value="77.24" calcext:value-type="float">
            <text:p>77.24</text:p>
          </table:table-cell>
          <table:table-cell office:value-type="float" office:value="79.41" calcext:value-type="float">
            <text:p>79.41</text:p>
          </table:table-cell>
          <table:table-cell office:value-type="float" office:value="86.36" calcext:value-type="float">
            <text:p>86.36</text:p>
          </table:table-cell>
          <table:table-cell office:value-type="float" office:value="83.4" calcext:value-type="float">
            <text:p>83.4</text:p>
          </table:table-cell>
          <table:table-cell office:value-type="float" office:value="85" calcext:value-type="float">
            <text:p>85</text:p>
          </table:table-cell>
          <table:table-cell office:value-type="float" office:value="80.479" calcext:value-type="float">
            <text:p>80.479</text:p>
          </table:table-cell>
          <table:table-cell office:value-type="string" calcext:value-type="string">
            <text:p>e143970b54bc48d6e7648fc45e7fc226cef2407b67ed183d829c889e2272902c</text:p>
          </table:table-cell>
          <table:table-cell office:value-type="float" office:value="89.1" calcext:value-type="float">
            <text:p>89.1</text:p>
          </table:table-cell>
          <table:table-cell office:value-type="float" office:value="64.23" calcext:value-type="float">
            <text:p>64.23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82.93" calcext:value-type="float">
            <text:p>82.93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82.64" calcext:value-type="float">
            <text:p>82.64</text:p>
          </table:table-cell>
          <table:table-cell office:value-type="float" office:value="82.26" calcext:value-type="float">
            <text:p>82.26</text:p>
          </table:table-cell>
          <table:table-cell office:value-type="float" office:value="61" calcext:value-type="float">
            <text:p>61</text:p>
          </table:table-cell>
          <table:table-cell office:value-type="float" office:value="60.61" calcext:value-type="float">
            <text:p>60.61</text:p>
          </table:table-cell>
          <table:table-cell office:value-type="string" calcext:value-type="string">
            <text:p>9859bae2099fe67b04568eddb54c0107543ac13b918c88cc46ee955dd7196210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057" calcext:value-type="float">
            <text:p>13.057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3.48" calcext:value-type="float">
            <text:p>93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86.99" calcext:value-type="float">
            <text:p>86.99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3" calcext:value-type="float">
            <text:p>76.43</text:p>
          </table:table-cell>
          <table:table-cell office:value-type="float" office:value="84.91" calcext:value-type="float">
            <text:p>84.91</text:p>
          </table:table-cell>
          <table:table-cell office:value-type="float" office:value="81.37" calcext:value-type="float">
            <text:p>81.37</text:p>
          </table:table-cell>
          <table:table-cell office:value-type="float" office:value="93" calcext:value-type="float">
            <text:p>93</text:p>
          </table:table-cell>
          <table:table-cell office:value-type="float" office:value="77.259" calcext:value-type="float">
            <text:p>77.259</text:p>
          </table:table-cell>
          <table:table-cell office:value-type="string" calcext:value-type="string">
            <text:p>3fcb8d28710c3623a49ea7cf59c48e2273fe1e85cec774adc0e180d5a836165b</text:p>
          </table:table-cell>
          <table:table-cell office:value-type="float" office:value="88.8" calcext:value-type="float">
            <text:p>88.8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61" calcext:value-type="float">
            <text:p>61</text:p>
          </table:table-cell>
          <table:table-cell office:value-type="float" office:value="60.281" calcext:value-type="float">
            <text:p>60.281</text:p>
          </table:table-cell>
          <table:table-cell office:value-type="string" calcext:value-type="string">
            <text:p>0aed5846054d9e2ac3778d86c383df7d8a40f673a935ac252bc863ca796051a3</text:p>
          </table:table-cell>
          <table:table-cell office:value-type="float" office:value="76.48" calcext:value-type="float">
            <text:p>76.48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9.67" calcext:value-type="float">
            <text:p>79.67</text:p>
          </table:table-cell>
          <table:table-cell office:value-type="float" office:value="80.49" calcext:value-type="float">
            <text:p>80.49</text:p>
          </table:table-cell>
          <table:table-cell office:value-type="float" office:value="80.33" calcext:value-type="float">
            <text:p>80.33</text:p>
          </table:table-cell>
          <table:table-cell office:value-type="float" office:value="79.84" calcext:value-type="float">
            <text:p>79.8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.348" calcext:value-type="float">
            <text:p>13.348</text:p>
          </table:table-cell>
          <table:table-cell office:value-type="string" calcext:value-type="string">
            <text:p>8df7dc22f033f686eec69bba7d699296fd18f928d8555753406acaa3b82d4fc1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5" calcext:value-type="float">
            <text:p>19.65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437.536" calcext:value-type="float">
            <text:p>4437.536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5a0f4e6f631276a670b82520656c7a42ade39d8d3d3d711d3fad0211722caff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85" calcext:value-type="float">
            <text:p>91.8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05" calcext:value-type="float">
            <text:p>78.05</text:p>
          </table:table-cell>
          <table:table-cell office:value-type="float" office:value="73.98" calcext:value-type="float">
            <text:p>73.98</text:p>
          </table:table-cell>
          <table:table-cell office:value-type="float" office:value="75" calcext:value-type="float">
            <text:p>75</text:p>
          </table:table-cell>
          <table:table-cell office:value-type="float" office:value="77.12" calcext:value-type="float">
            <text:p>77.12</text:p>
          </table:table-cell>
          <table:table-cell office:value-type="float" office:value="76.49" calcext:value-type="float">
            <text:p>76.49</text:p>
          </table:table-cell>
          <table:table-cell office:value-type="float" office:value="81" calcext:value-type="float">
            <text:p>81</text:p>
          </table:table-cell>
          <table:table-cell office:value-type="float" office:value="62.761" calcext:value-type="float">
            <text:p>62.761</text:p>
          </table:table-cell>
          <table:table-cell office:value-type="string" calcext:value-type="string">
            <text:p>afa537d7f6558f34ec61d4952258091e2189537fc8f9e1a436a5eeaa128ddb63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1.174" calcext:value-type="float">
            <text:p>31.174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7.801" calcext:value-type="float">
            <text:p>7.801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1.45" calcext:value-type="float">
            <text:p>91.45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0.73" calcext:value-type="float">
            <text:p>70.73</text:p>
          </table:table-cell>
          <table:table-cell office:value-type="float" office:value="72.93" calcext:value-type="float">
            <text:p>72.93</text:p>
          </table:table-cell>
          <table:table-cell office:value-type="float" office:value="76.99" calcext:value-type="float">
            <text:p>76.99</text:p>
          </table:table-cell>
          <table:table-cell office:value-type="float" office:value="75.78" calcext:value-type="float">
            <text:p>75.78</text:p>
          </table:table-cell>
          <table:table-cell office:value-type="float" office:value="71" calcext:value-type="float">
            <text:p>71</text:p>
          </table:table-cell>
          <table:table-cell office:value-type="float" office:value="59.174" calcext:value-type="float">
            <text:p>59.174</text:p>
          </table:table-cell>
          <table:table-cell office:value-type="string" calcext:value-type="string">
            <text:p>bc6a42e43d158cb32ca3f16126ebfd5bd02345fe3717d91dc3f6fdf05cb0708e</text:p>
          </table:table-cell>
          <table:table-cell office:value-type="float" office:value="84.32" calcext:value-type="float">
            <text:p>84.32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23" calcext:value-type="float">
            <text:p>23</text:p>
          </table:table-cell>
          <table:table-cell office:value-type="float" office:value="30.485" calcext:value-type="float">
            <text:p>30.485</text:p>
          </table:table-cell>
          <table:table-cell office:value-type="string" calcext:value-type="string">
            <text:p>7ecd6f8718bc4dca54e73e7c14466ba6360e75b41889b6dc1d1f099193e2588e</text:p>
          </table:table-cell>
          <table:table-cell office:value-type="float" office:value="77.29" calcext:value-type="float">
            <text:p>77.29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7" calcext:value-type="float">
            <text:p>7</text:p>
          </table:table-cell>
          <table:table-cell office:value-type="float" office:value="8.079" calcext:value-type="float">
            <text:p>8.079</text:p>
          </table:table-cell>
          <table:table-cell office:value-type="string" calcext:value-type="string">
            <text:p>0c3bed2ae1efbc1124ec98712e340490b2034240ddad683b7701149503cfc511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58" calcext:value-type="float">
            <text:p>17.58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4296.815" calcext:value-type="float">
            <text:p>4296.815</text:p>
          </table:table-cell>
          <table:table-cell office:value-type="string" calcext:value-type="string">
            <text:p>("dd3f0fab3c968ca3c20ac635d12d220433e93bb5bc8438838130056ffb920853", "df68ace504d1eb73bf1bed05079a1719bc7e470ba0b96a00f636040e08b47a6d", "17f3f29bc81af5dbf5112f638db6926bda720f1c247d40e713487e8086726a1e", "8712fff7afabee3b685c853cfa2da24eb8eab79280336389fa2de2075206953e", "d4735d3365c434c3be309c168b08a5bdaeb3b6a98dd2c8354d1ce5399919d1ec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1.96" calcext:value-type="float">
            <text:p>91.96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7.24" calcext:value-type="float">
            <text:p>77.24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1" calcext:value-type="float">
            <text:p>76.31</text:p>
          </table:table-cell>
          <table:table-cell office:value-type="float" office:value="77" calcext:value-type="float">
            <text:p>77</text:p>
          </table:table-cell>
          <table:table-cell office:value-type="float" office:value="88.682" calcext:value-type="float">
            <text:p>88.682</text:p>
          </table:table-cell>
          <table:table-cell office:value-type="string" calcext:value-type="string">
            <text:p>990e5fb6a357ce49ff62ee47cd98119f3ac1f2936dcb4938000ec6905919878b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5" calcext:value-type="float">
            <text:p>45</text:p>
          </table:table-cell>
          <table:table-cell office:value-type="float" office:value="70.282" calcext:value-type="float">
            <text:p>70.282</text:p>
          </table:table-cell>
          <table:table-cell office:value-type="string" calcext:value-type="string">
            <text:p>a297988277094b3dc633dcad578834d4a7f1d22ec87fe2ddcdc711420af856bc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552" calcext:value-type="float">
            <text:p>7.552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1.85" calcext:value-type="float">
            <text:p>91.85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3.81" calcext:value-type="float">
            <text:p>73.81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84.209" calcext:value-type="float">
            <text:p>84.209</text:p>
          </table:table-cell>
          <table:table-cell office:value-type="string" calcext:value-type="string">
            <text:p>6be58624fb9d00d6acdabadf8a46c5bfb7f92d8f72e23bd5a43b0c0dc16a7b36</text:p>
          </table:table-cell>
          <table:table-cell office:value-type="float" office:value="86.56" calcext:value-type="float">
            <text:p>86.56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7.87" calcext:value-type="float">
            <text:p>77.87</text:p>
          </table:table-cell>
          <table:table-cell office:value-type="float" office:value="77.42" calcext:value-type="float">
            <text:p>77.42</text:p>
          </table:table-cell>
          <table:table-cell office:value-type="float" office:value="77.55" calcext:value-type="float">
            <text:p>77.55</text:p>
          </table:table-cell>
          <table:table-cell office:value-type="float" office:value="41" calcext:value-type="float">
            <text:p>41</text:p>
          </table:table-cell>
          <table:table-cell office:value-type="float" office:value="69.949" calcext:value-type="float">
            <text:p>69.949</text:p>
          </table:table-cell>
          <table:table-cell office:value-type="string" calcext:value-type="string">
            <text:p>96edbe3acfa689af19c576c844c1f0e4d06806cffcc77826acc0158aa2a80fab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5.2" calcext:value-type="float">
            <text:p>75.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81" calcext:value-type="float">
            <text:p>75.81</text:p>
          </table:table-cell>
          <table:table-cell office:value-type="float" office:value="7" calcext:value-type="float">
            <text:p>7</text:p>
          </table:table-cell>
          <table:table-cell office:value-type="float" office:value="7.781" calcext:value-type="float">
            <text:p>7.781</text:p>
          </table:table-cell>
          <table:table-cell office:value-type="string" calcext:value-type="string">
            <text:p>a5243b1ce2ef21e9e4758bad8bfeb55ee44f947d30ab337531cc177850e50437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4" calcext:value-type="float">
            <text:p>18.04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177000" calcext:value-type="float">
            <text:p>177000</text:p>
          </table:table-cell>
          <table:table-cell office:value-type="float" office:value="4127.125" calcext:value-type="float">
            <text:p>4127.125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ff9a71b0efbc3f71df534510debad3be26eb4d5d4604c4320faa102c09077408", "d6bf0ee2a695c73376b24b9d806fd2ab3986dcf5318923804297ee6b10e3dac6", "b78331b1f01b9028c5fa8cdf03c1d9fe6491153030481d7f59c19b73900e994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33" calcext:value-type="float">
            <text:p>92.33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73.356" calcext:value-type="float">
            <text:p>73.356</text:p>
          </table:table-cell>
          <table:table-cell office:value-type="string" calcext:value-type="string">
            <text:p>6e2df64837a7654208af2de27c094aaebb93b682b32bc0028a850630e61e065a</text:p>
          </table:table-cell>
          <table:table-cell office:value-type="float" office:value="91.41" calcext:value-type="float">
            <text:p>91.4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753ba1d95fc06abc41fc0568b729d705e0e1c8b968c836c45724cf255e8abf25</text:p>
          </table:table-cell>
          <table:table-cell office:value-type="float" office:value="81.29" calcext:value-type="float">
            <text:p>81.29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72.09" calcext:value-type="float">
            <text:p>72.09</text:p>
          </table:table-cell>
          <table:table-cell office:value-type="float" office:value="74.36" calcext:value-type="float">
            <text:p>74.36</text:p>
          </table:table-cell>
          <table:table-cell office:value-type="float" office:value="73.81" calcext:value-type="float">
            <text:p>73.81</text:p>
          </table:table-cell>
          <table:table-cell office:value-type="float" office:value="5" calcext:value-type="float">
            <text:p>5</text:p>
          </table:table-cell>
          <table:table-cell office:value-type="float" office:value="10.355" calcext:value-type="float">
            <text:p>10.355</text:p>
          </table:table-cell>
          <table:table-cell office:value-type="string" calcext:value-type="string">
            <text:p>ffa286a6442e9a90647f0941604c82277ace60bd125e9c60805d29af44a4eca8</text:p>
          </table:table-cell>
          <table:table-cell office:value-type="float" office:value="92.02" calcext:value-type="float">
            <text:p>92.02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5" calcext:value-type="float">
            <text:p>15</text:p>
          </table:table-cell>
          <table:table-cell office:value-type="float" office:value="15.844" calcext:value-type="float">
            <text:p>15.844</text:p>
          </table:table-cell>
          <table:table-cell office:value-type="string" calcext:value-type="string">
            <text:p>a1a8a5594ae908978c3660c636bc1cea6de7237b94ba9033fb8ca430cf652c52</text:p>
          </table:table-cell>
          <table:table-cell office:value-type="float" office:value="91.41" calcext:value-type="float">
            <text:p>91.41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5" calcext:value-type="float">
            <text:p>75</text:p>
          </table:table-cell>
          <table:table-cell office:value-type="float" office:value="73.81" calcext:value-type="float">
            <text:p>73.81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15.715" calcext:value-type="float">
            <text:p>15.715</text:p>
          </table:table-cell>
          <table:table-cell office:value-type="string" calcext:value-type="string">
            <text:p>753ba1d95fc06abc41fc0568b729d705e0e1c8b968c836c45724cf255e8abf25</text:p>
          </table:table-cell>
          <table:table-cell office:value-type="float" office:value="81.29" calcext:value-type="float">
            <text:p>81.29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72.09" calcext:value-type="float">
            <text:p>72.09</text:p>
          </table:table-cell>
          <table:table-cell office:value-type="float" office:value="74.36" calcext:value-type="float">
            <text:p>74.36</text:p>
          </table:table-cell>
          <table:table-cell office:value-type="float" office:value="73.81" calcext:value-type="float">
            <text:p>73.81</text:p>
          </table:table-cell>
          <table:table-cell office:value-type="float" office:value="5" calcext:value-type="float">
            <text:p>5</text:p>
          </table:table-cell>
          <table:table-cell office:value-type="float" office:value="10.249" calcext:value-type="float">
            <text:p>10.249</text:p>
          </table:table-cell>
          <table:table-cell office:value-type="string" calcext:value-type="string">
            <text:p>ffa286a6442e9a90647f0941604c82277ace60bd125e9c60805d29af44a4eca8</text:p>
          </table:table-cell>
          <table:table-cell office:value-type="float" office:value="99.88" calcext:value-type="float">
            <text:p>99.88</text:p>
          </table:table-cell>
          <table:table-cell office:value-type="float" office:value="64.88" calcext:value-type="float">
            <text:p>64.88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74.63" calcext:value-type="float">
            <text:p>74.63</text:p>
          </table:table-cell>
          <table:table-cell office:value-type="float" office:value="90.24" calcext:value-type="float">
            <text:p>90.24</text:p>
          </table:table-cell>
          <table:table-cell office:value-type="float" office:value="88.66" calcext:value-type="float">
            <text:p>88.66</text:p>
          </table:table-cell>
          <table:table-cell office:value-type="float" office:value="78.33" calcext:value-type="float">
            <text:p>78.33</text:p>
          </table:table-cell>
          <table:table-cell office:value-type="float" office:value="80.82" calcext:value-type="float">
            <text:p>80.82</text:p>
          </table:table-cell>
          <table:table-cell office:value-type="float" office:value="10" calcext:value-type="float">
            <text:p>10</text:p>
          </table:table-cell>
          <table:table-cell office:value-type="float" office:value="146280" calcext:value-type="float">
            <text:p>14628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71320" calcext:value-type="float">
            <text:p>71320</text:p>
          </table:table-cell>
          <table:table-cell office:value-type="float" office:value="543.134" calcext:value-type="float">
            <text:p>543.134</text:p>
          </table:table-cell>
          <table:table-cell office:value-type="string" calcext:value-type="string">
            <text:p>("b1dcc2fc6ae0c81bfd0f7a0a86cfb03db700185ea6ed549dab89a45b0146f9e3", "edc53643e6632bc8f27544a59e30db6777ede21ccde4a6765de6a3bb4abddb4a", "903e3668bc2a36868460f5860b9fe418ea056a33087de001e69ab9f043e24973", "80dd0b78c25a13beaa916d151c809c883ea201096aad4e5fdc3d26a3267bfc30", "e3ae7013fb06db9a53f1b2cf3f5054600be0ee4e96333135de6014e93de20801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71" calcext:value-type="float">
            <text:p>95.71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27" calcext:value-type="float">
            <text:p>27</text:p>
          </table:table-cell>
          <table:table-cell office:value-type="float" office:value="42.106" calcext:value-type="float">
            <text:p>42.106</text:p>
          </table:table-cell>
          <table:table-cell office:value-type="string" calcext:value-type="string">
            <text:p>fcab44fa374390012307da5235522d3775aca3bb7acd5f3947b7246f7f69ddcc</text:p>
          </table:table-cell>
          <table:table-cell office:value-type="float" office:value="94.17" calcext:value-type="float">
            <text:p>94.17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23" calcext:value-type="float">
            <text:p>23</text:p>
          </table:table-cell>
          <table:table-cell office:value-type="float" office:value="23.792" calcext:value-type="float">
            <text:p>23.792</text:p>
          </table:table-cell>
          <table:table-cell office:value-type="string" calcext:value-type="string">
            <text:p>5efcc17ceb0ae85805b6075a243b5aee5b1c72b4566c261a2ac321e9ea1ae108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95.12" calcext:value-type="float">
            <text:p>9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72.22" calcext:value-type="float">
            <text:p>72.22</text:p>
          </table:table-cell>
          <table:table-cell office:value-type="float" office:value="92.86" calcext:value-type="float">
            <text:p>92.86</text:p>
          </table:table-cell>
          <table:table-cell office:value-type="float" office:value="82.11" calcext:value-type="float">
            <text:p>82.11</text:p>
          </table:table-cell>
          <table:table-cell office:value-type="float" office:value="9" calcext:value-type="float">
            <text:p>9</text:p>
          </table:table-cell>
          <table:table-cell office:value-type="float" office:value="10.461" calcext:value-type="float">
            <text:p>10.461</text:p>
          </table:table-cell>
          <table:table-cell office:value-type="string" calcext:value-type="string">
            <text:p>8f7ebf6e8f0a523f5913ee1b5d4c13a99575f75cfd442a9509a2855594c7c17c</text:p>
          </table:table-cell>
          <table:table-cell office:value-type="float" office:value="94.79" calcext:value-type="float">
            <text:p>94.7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27" calcext:value-type="float">
            <text:p>27</text:p>
          </table:table-cell>
          <table:table-cell office:value-type="float" office:value="23.767" calcext:value-type="float">
            <text:p>23.767</text:p>
          </table:table-cell>
          <table:table-cell office:value-type="string" calcext:value-type="string">
            <text:p>56674ef5b8e8c1c9b4f28419cded0dae43b443118853f972fc2f811be88f266f</text:p>
          </table:table-cell>
          <table:table-cell office:value-type="float" office:value="94.17" calcext:value-type="float">
            <text:p>94.17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23" calcext:value-type="float">
            <text:p>23</text:p>
          </table:table-cell>
          <table:table-cell office:value-type="float" office:value="23.182" calcext:value-type="float">
            <text:p>23.182</text:p>
          </table:table-cell>
          <table:table-cell office:value-type="string" calcext:value-type="string">
            <text:p>5efcc17ceb0ae85805b6075a243b5aee5b1c72b4566c261a2ac321e9ea1ae108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95.12" calcext:value-type="float">
            <text:p>95.12</text:p>
          </table:table-cell>
          <table:table-cell office:value-type="float" office:value="63.41" calcext:value-type="float">
            <text:p>63.41</text:p>
          </table:table-cell>
          <table:table-cell office:value-type="float" office:value="72.22" calcext:value-type="float">
            <text:p>72.22</text:p>
          </table:table-cell>
          <table:table-cell office:value-type="float" office:value="92.86" calcext:value-type="float">
            <text:p>92.86</text:p>
          </table:table-cell>
          <table:table-cell office:value-type="float" office:value="82.11" calcext:value-type="float">
            <text:p>82.11</text:p>
          </table:table-cell>
          <table:table-cell office:value-type="float" office:value="9" calcext:value-type="float">
            <text:p>9</text:p>
          </table:table-cell>
          <table:table-cell office:value-type="float" office:value="10.331" calcext:value-type="float">
            <text:p>10.331</text:p>
          </table:table-cell>
          <table:table-cell office:value-type="string" calcext:value-type="string">
            <text:p>8f7ebf6e8f0a523f5913ee1b5d4c13a99575f75cfd442a9509a2855594c7c17c</text:p>
          </table:table-cell>
          <table:table-cell office:value-type="float" office:value="99.82" calcext:value-type="float">
            <text:p>99.82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93.66" calcext:value-type="float">
            <text:p>93.66</text:p>
          </table:table-cell>
          <table:table-cell office:value-type="float" office:value="84.88" calcext:value-type="float">
            <text:p>84.88</text:p>
          </table:table-cell>
          <table:table-cell office:value-type="float" office:value="86.2" calcext:value-type="float">
            <text:p>86.2</text:p>
          </table:table-cell>
          <table:table-cell office:value-type="float" office:value="93.09" calcext:value-type="float">
            <text:p>93.09</text:p>
          </table:table-cell>
          <table:table-cell office:value-type="float" office:value="89.74" calcext:value-type="float">
            <text:p>89.74</text:p>
          </table:table-cell>
          <table:table-cell office:value-type="float" office:value="12.7" calcext:value-type="float">
            <text:p>12.7</text:p>
          </table:table-cell>
          <table:table-cell office:value-type="float" office:value="157400" calcext:value-type="float">
            <text:p>1574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487.436" calcext:value-type="float">
            <text:p>487.436</text:p>
          </table:table-cell>
          <table:table-cell office:value-type="string" calcext:value-type="string">
            <text:p>("ebf8ba1ee563dd5b4d4a0d9d60fd11ebae6c738c3c0b3dc6397a599a985d84f6", "009a524546662eb634ee800b1482e9381a0225b3f191aa7b00493f405e1ef760", "2f5cf2f11ed3772604838f93b773fb48617fd0f28916ede521dbfb7e9fd6e815", "0be22f7858e3f7f9880e4be4889c45ee85543afca61e897f8169882301b195e0", "15c6843d291d80e6bcdc19060e06b586f98eecf2e4bc37d21d5e1989d912936b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18" calcext:value-type="float">
            <text:p>90.1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17" calcext:value-type="float">
            <text:p>17</text:p>
          </table:table-cell>
          <table:table-cell office:value-type="float" office:value="23.275" calcext:value-type="float">
            <text:p>23.275</text:p>
          </table:table-cell>
          <table:table-cell office:value-type="string" calcext:value-type="string">
            <text:p>d276967b23c7cebd8561505fdeec718aa4c0068d306f4d2da3006b2da8ea147e</text:p>
          </table:table-cell>
          <table:table-cell office:value-type="float" office:value="88.34" calcext:value-type="float">
            <text:p>88.34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77.78" calcext:value-type="float">
            <text:p>77.78</text:p>
          </table:table-cell>
          <table:table-cell office:value-type="float" office:value="83.78" calcext:value-type="float">
            <text:p>83.78</text:p>
          </table:table-cell>
          <table:table-cell office:value-type="float" office:value="81.4" calcext:value-type="float">
            <text:p>81.4</text:p>
          </table:table-cell>
          <table:table-cell office:value-type="float" office:value="13" calcext:value-type="float">
            <text:p>13</text:p>
          </table:table-cell>
          <table:table-cell office:value-type="float" office:value="12.303" calcext:value-type="float">
            <text:p>12.303</text:p>
          </table:table-cell>
          <table:table-cell office:value-type="string" calcext:value-type="string">
            <text:p>2e1db740d4601de796e4cf4fd5994dc0d7a2dc3d0a3e8498b8f659c15aeb65e8</text:p>
          </table:table-cell>
          <table:table-cell office:value-type="float" office:value="84.66" calcext:value-type="float">
            <text:p>84.6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.321" calcext:value-type="float">
            <text:p>11.321</text:p>
          </table:table-cell>
          <table:table-cell office:value-type="string" calcext:value-type="string">
            <text:p>ee3fe0ca2214a1e71c37d81a510851e68621d0df7cd85b9f1c80ebc5f981ce4e</text:p>
          </table:table-cell>
          <table:table-cell office:value-type="float" office:value="90.18" calcext:value-type="float">
            <text:p>90.18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5" calcext:value-type="float">
            <text:p>15</text:p>
          </table:table-cell>
          <table:table-cell office:value-type="float" office:value="12.209" calcext:value-type="float">
            <text:p>12.209</text:p>
          </table:table-cell>
          <table:table-cell office:value-type="string" calcext:value-type="string">
            <text:p>85f251ed59b8ddcec6ccb7b56c974016c8bfc0ad363a7c78d2b566eeb580db29</text:p>
          </table:table-cell>
          <table:table-cell office:value-type="float" office:value="88.34" calcext:value-type="float">
            <text:p>88.34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77.78" calcext:value-type="float">
            <text:p>77.78</text:p>
          </table:table-cell>
          <table:table-cell office:value-type="float" office:value="83.78" calcext:value-type="float">
            <text:p>83.78</text:p>
          </table:table-cell>
          <table:table-cell office:value-type="float" office:value="81.4" calcext:value-type="float">
            <text:p>81.4</text:p>
          </table:table-cell>
          <table:table-cell office:value-type="float" office:value="13" calcext:value-type="float">
            <text:p>13</text:p>
          </table:table-cell>
          <table:table-cell office:value-type="float" office:value="12.228" calcext:value-type="float">
            <text:p>12.228</text:p>
          </table:table-cell>
          <table:table-cell office:value-type="string" calcext:value-type="string">
            <text:p>2e1db740d4601de796e4cf4fd5994dc0d7a2dc3d0a3e8498b8f659c15aeb65e8</text:p>
          </table:table-cell>
          <table:table-cell office:value-type="float" office:value="84.66" calcext:value-type="float">
            <text:p>84.66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.398" calcext:value-type="float">
            <text:p>11.398</text:p>
          </table:table-cell>
          <table:table-cell office:value-type="string" calcext:value-type="string">
            <text:p>ee3fe0ca2214a1e71c37d81a510851e68621d0df7cd85b9f1c80ebc5f981ce4e</text:p>
          </table:table-cell>
          <table:table-cell office:value-type="float" office:value="99.75" calcext:value-type="float">
            <text:p>99.75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93.17" calcext:value-type="float">
            <text:p>93.17</text:p>
          </table:table-cell>
          <table:table-cell office:value-type="float" office:value="85.85" calcext:value-type="float">
            <text:p>85.85</text:p>
          </table:table-cell>
          <table:table-cell office:value-type="float" office:value="86.84" calcext:value-type="float">
            <text:p>86.84</text:p>
          </table:table-cell>
          <table:table-cell office:value-type="float" office:value="92.67" calcext:value-type="float">
            <text:p>92.67</text:p>
          </table:table-cell>
          <table:table-cell office:value-type="float" office:value="89.88" calcext:value-type="float">
            <text:p>89.88</text:p>
          </table:table-cell>
          <table:table-cell office:value-type="float" office:value="13.01" calcext:value-type="float">
            <text:p>13.01</text:p>
          </table:table-cell>
          <table:table-cell office:value-type="float" office:value="155840" calcext:value-type="float">
            <text:p>1558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41880" calcext:value-type="float">
            <text:p>141880</text:p>
          </table:table-cell>
          <table:table-cell office:value-type="float" office:value="465.112" calcext:value-type="float">
            <text:p>465.112</text:p>
          </table:table-cell>
          <table:table-cell office:value-type="string" calcext:value-type="string">
            <text:p>("13c92900282cf2dca49b987122d8f3425e751e16cdb469411216208a3b142da1", "465e5f7ed139fb1d026a133b13d813206a0090455495b1ba903233599112b681", "e65f82e83b334e1074731cf95f581154f8ca7a6478d971fd1fc950be54763d2c", "93632f26556132b9fef60c604547f1c1cc11d0f124c529917bfb77ec7a51e2f7", "9e36326e82ba58bf08e9c97ed14930152fdea55e0296d6518ea9d256cd20e16a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33" calcext:value-type="float">
            <text:p>92.33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0.24" calcext:value-type="float">
            <text:p>90.2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5" calcext:value-type="float">
            <text:p>92.5</text:p>
          </table:table-cell>
          <table:table-cell office:value-type="float" office:value="90.48" calcext:value-type="float">
            <text:p>90.48</text:p>
          </table:table-cell>
          <table:table-cell office:value-type="float" office:value="91.36" calcext:value-type="float">
            <text:p>91.36</text:p>
          </table:table-cell>
          <table:table-cell office:value-type="float" office:value="17" calcext:value-type="float">
            <text:p>17</text:p>
          </table:table-cell>
          <table:table-cell office:value-type="float" office:value="14.893" calcext:value-type="float">
            <text:p>14.893</text:p>
          </table:table-cell>
          <table:table-cell office:value-type="string" calcext:value-type="string">
            <text:p>02fb1bed4847a04c8bb1db1e5edb350c06299a3cad7cba6246a09c540aaa9070</text:p>
          </table:table-cell>
          <table:table-cell office:value-type="float" office:value="86.81" calcext:value-type="float">
            <text:p>86.81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9" calcext:value-type="float">
            <text:p>9</text:p>
          </table:table-cell>
          <table:table-cell office:value-type="float" office:value="10.111" calcext:value-type="float">
            <text:p>10.111</text:p>
          </table:table-cell>
          <table:table-cell office:value-type="string" calcext:value-type="string">
            <text:p>737be3ff960a8121bc590e470b3820480d4a026013d57d02c23f2bb9e1b9dc12</text:p>
          </table:table-cell>
          <table:table-cell office:value-type="float" office:value="84.36" calcext:value-type="float">
            <text:p>84.3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7" calcext:value-type="float">
            <text:p>7</text:p>
          </table:table-cell>
          <table:table-cell office:value-type="float" office:value="9.234" calcext:value-type="float">
            <text:p>9.234</text:p>
          </table:table-cell>
          <table:table-cell office:value-type="string" calcext:value-type="string">
            <text:p>960b59f59f636bed324e0b4d500723e9bbbe71d7723dd8e6824330ba31839c26</text:p>
          </table:table-cell>
          <table:table-cell office:value-type="float" office:value="92.33" calcext:value-type="float">
            <text:p>92.33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0.24" calcext:value-type="float">
            <text:p>90.2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5" calcext:value-type="float">
            <text:p>92.5</text:p>
          </table:table-cell>
          <table:table-cell office:value-type="float" office:value="90.48" calcext:value-type="float">
            <text:p>90.48</text:p>
          </table:table-cell>
          <table:table-cell office:value-type="float" office:value="91.36" calcext:value-type="float">
            <text:p>91.36</text:p>
          </table:table-cell>
          <table:table-cell office:value-type="float" office:value="17" calcext:value-type="float">
            <text:p>17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02fb1bed4847a04c8bb1db1e5edb350c06299a3cad7cba6246a09c540aaa9070</text:p>
          </table:table-cell>
          <table:table-cell office:value-type="float" office:value="86.81" calcext:value-type="float">
            <text:p>86.81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9" calcext:value-type="float">
            <text:p>9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737be3ff960a8121bc590e470b3820480d4a026013d57d02c23f2bb9e1b9dc12</text:p>
          </table:table-cell>
          <table:table-cell office:value-type="float" office:value="84.36" calcext:value-type="float">
            <text:p>84.3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7" calcext:value-type="float">
            <text:p>7</text:p>
          </table:table-cell>
          <table:table-cell office:value-type="float" office:value="9.229" calcext:value-type="float">
            <text:p>9.229</text:p>
          </table:table-cell>
          <table:table-cell office:value-type="string" calcext:value-type="string">
            <text:p>960b59f59f636bed324e0b4d500723e9bbbe71d7723dd8e6824330ba31839c26</text:p>
          </table:table-cell>
          <table:table-cell office:value-type="float" office:value="99.63" calcext:value-type="float">
            <text:p>99.63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78.54" calcext:value-type="float">
            <text:p>78.54</text:p>
          </table:table-cell>
          <table:table-cell office:value-type="float" office:value="97.07" calcext:value-type="float">
            <text:p>97.07</text:p>
          </table:table-cell>
          <table:table-cell office:value-type="float" office:value="96.43" calcext:value-type="float">
            <text:p>96.43</text:p>
          </table:table-cell>
          <table:table-cell office:value-type="float" office:value="81.93" calcext:value-type="float">
            <text:p>81.93</text:p>
          </table:table-cell>
          <table:table-cell office:value-type="float" office:value="86.54" calcext:value-type="float">
            <text:p>86.54</text:p>
          </table:table-cell>
          <table:table-cell office:value-type="float" office:value="10.12" calcext:value-type="float">
            <text:p>10.12</text:p>
          </table:table-cell>
          <table:table-cell office:value-type="float" office:value="150440" calcext:value-type="float">
            <text:p>1504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0880" calcext:value-type="float">
            <text:p>20880</text:p>
          </table:table-cell>
          <table:table-cell office:value-type="float" office:value="492.279" calcext:value-type="float">
            <text:p>492.279</text:p>
          </table:table-cell>
          <table:table-cell office:value-type="string" calcext:value-type="string">
            <text:p>("47308d0f209e2ee43e4016044edef2b9bc24addff7a8633ec44a6f7bfab4d70d", "99ecfb5e7ce657b303f630b06510de8e9dad783636d1562eb414fb9ecc83277e", "bf009723c2444e52b393974950ef96cb2fad55ce7e8c7cc25660781751eb4e15", "141297b097093c99e63f5c7fcec8ffbb100587091924e4c8ddc35c640bf0f3fb", "54e730e5bd1d5f8a81804f2821566320b4256aa6b3cadacb448d09ce3194a9e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25" calcext:value-type="float">
            <text:p>93.25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78.05" calcext:value-type="float">
            <text:p>78.05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47" calcext:value-type="float">
            <text:p>74.47</text:p>
          </table:table-cell>
          <table:table-cell office:value-type="float" office:value="76.32" calcext:value-type="float">
            <text:p>76.32</text:p>
          </table:table-cell>
          <table:table-cell office:value-type="float" office:value="17" calcext:value-type="float">
            <text:p>17</text:p>
          </table:table-cell>
          <table:table-cell office:value-type="float" office:value="14.678" calcext:value-type="float">
            <text:p>14.678</text:p>
          </table:table-cell>
          <table:table-cell office:value-type="string" calcext:value-type="string">
            <text:p>8aeb8e6b632a4de1804e7e83c5b10149e589cb13b08f1388c519c55452462de2</text:p>
          </table:table-cell>
          <table:table-cell office:value-type="float" office:value="85.58" calcext:value-type="float">
            <text:p>85.5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79.52" calcext:value-type="float">
            <text:p>79.52</text:p>
          </table:table-cell>
          <table:table-cell office:value-type="float" office:value="9" calcext:value-type="float">
            <text:p>9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038949df520fd17582437cd2cacc95208de2004863828a108409dfb03fb3c693</text:p>
          </table:table-cell>
          <table:table-cell office:value-type="float" office:value="84.36" calcext:value-type="float">
            <text:p>84.3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78.05" calcext:value-type="float">
            <text:p>78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2.05" calcext:value-type="float">
            <text:p>82.05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214f34c3565a609407df10d7b18d7f0acc73e2f47a9f8e9bd59fb217d29fbb6c</text:p>
          </table:table-cell>
          <table:table-cell office:value-type="float" office:value="93.25" calcext:value-type="float">
            <text:p>93.25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78.05" calcext:value-type="float">
            <text:p>78.05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47" calcext:value-type="float">
            <text:p>74.47</text:p>
          </table:table-cell>
          <table:table-cell office:value-type="float" office:value="76.32" calcext:value-type="float">
            <text:p>76.32</text:p>
          </table:table-cell>
          <table:table-cell office:value-type="float" office:value="17" calcext:value-type="float">
            <text:p>17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8aeb8e6b632a4de1804e7e83c5b10149e589cb13b08f1388c519c55452462de2</text:p>
          </table:table-cell>
          <table:table-cell office:value-type="float" office:value="85.58" calcext:value-type="float">
            <text:p>85.5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79.52" calcext:value-type="float">
            <text:p>79.52</text:p>
          </table:table-cell>
          <table:table-cell office:value-type="float" office:value="9" calcext:value-type="float">
            <text:p>9</text:p>
          </table:table-cell>
          <table:table-cell office:value-type="float" office:value="10.332" calcext:value-type="float">
            <text:p>10.332</text:p>
          </table:table-cell>
          <table:table-cell office:value-type="string" calcext:value-type="string">
            <text:p>038949df520fd17582437cd2cacc95208de2004863828a108409dfb03fb3c693</text:p>
          </table:table-cell>
          <table:table-cell office:value-type="float" office:value="84.36" calcext:value-type="float">
            <text:p>84.3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78.05" calcext:value-type="float">
            <text:p>78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2.05" calcext:value-type="float">
            <text:p>82.05</text:p>
          </table:table-cell>
          <table:table-cell office:value-type="float" office:value="80.95" calcext:value-type="float">
            <text:p>80.95</text:p>
          </table:table-cell>
          <table:table-cell office:value-type="float" office:value="7" calcext:value-type="float">
            <text:p>7</text:p>
          </table:table-cell>
          <table:table-cell office:value-type="float" office:value="9.686" calcext:value-type="float">
            <text:p>9.686</text:p>
          </table:table-cell>
          <table:table-cell office:value-type="string" calcext:value-type="string">
            <text:p>214f34c3565a609407df10d7b18d7f0acc73e2f47a9f8e9bd59fb217d29fbb6c</text:p>
          </table:table-cell>
          <table:table-cell office:value-type="float" office:value="99.57" calcext:value-type="float">
            <text:p>99.57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5.37" calcext:value-type="float">
            <text:p>85.37</text:p>
          </table:table-cell>
          <table:table-cell office:value-type="float" office:value="92.2" calcext:value-type="float">
            <text:p>92.2</text:p>
          </table:table-cell>
          <table:table-cell office:value-type="float" office:value="91.59" calcext:value-type="float">
            <text:p>91.59</text:p>
          </table:table-cell>
          <table:table-cell office:value-type="float" office:value="86.46" calcext:value-type="float">
            <text:p>86.46</text:p>
          </table:table-cell>
          <table:table-cell office:value-type="float" office:value="88.32" calcext:value-type="float">
            <text:p>88.32</text:p>
          </table:table-cell>
          <table:table-cell office:value-type="float" office:value="11.72" calcext:value-type="float">
            <text:p>11.72</text:p>
          </table:table-cell>
          <table:table-cell office:value-type="float" office:value="151160" calcext:value-type="float">
            <text:p>15116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72280" calcext:value-type="float">
            <text:p>72280</text:p>
          </table:table-cell>
          <table:table-cell office:value-type="float" office:value="482.803" calcext:value-type="float">
            <text:p>482.803</text:p>
          </table:table-cell>
          <table:table-cell office:value-type="string" calcext:value-type="string">
            <text:p>("4421570da824c2f1a9f403716868d6269f7db1bee30d3b8eff6791627f8f0a2e", "bd6141aee227d9098f1b7c36073174b862a68ffa41e0527db6a51e6110e6000f", "680b8134dc0ab9d0cab8813846ae458bb2adc85f694309601738da63271ed656", "5e95ca625c443539662a59fc48f3097148ead6ef456c14d80e6bb6f106e1cd00", "7cca857e2c74c66fc6f1e7f323c4242e2d9f199a541882bd5f732b3c40d6430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13.475" calcext:value-type="float">
            <text:p>13.475</text:p>
          </table:table-cell>
          <table:table-cell office:value-type="string" calcext:value-type="string">
            <text:p>b80929da9796568ca5a41e130d9d733ad369ec32a81942b3e8a84b9908e0a3c5</text:p>
          </table:table-cell>
          <table:table-cell office:value-type="float" office:value="87.12" calcext:value-type="float">
            <text:p>87.12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2678ff5478ae9bbad8a7752534321b245de2e45d41ab6ad48c753ca5bf09ef41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8.05" calcext:value-type="float">
            <text:p>78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 office:value-type="float" office:value="78.57" calcext:value-type="float">
            <text:p>78.57</text:p>
          </table:table-cell>
          <table:table-cell office:value-type="float" office:value="79.01" calcext:value-type="float">
            <text:p>79.01</text:p>
          </table:table-cell>
          <table:table-cell office:value-type="float" office:value="9" calcext:value-type="float">
            <text:p>9</text:p>
          </table:table-cell>
          <table:table-cell office:value-type="float" office:value="10.619" calcext:value-type="float">
            <text:p>10.619</text:p>
          </table:table-cell>
          <table:table-cell office:value-type="string" calcext:value-type="string">
            <text:p>e04c4dcb973e004e7f0ebec0f4630dd1cb3c5e9064638adaa91da71f1e945f3e</text:p>
          </table:table-cell>
          <table:table-cell office:value-type="float" office:value="91.41" calcext:value-type="float">
            <text:p>91.41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11.284" calcext:value-type="float">
            <text:p>11.284</text:p>
          </table:table-cell>
          <table:table-cell office:value-type="string" calcext:value-type="string">
            <text:p>b80929da9796568ca5a41e130d9d733ad369ec32a81942b3e8a84b9908e0a3c5</text:p>
          </table:table-cell>
          <table:table-cell office:value-type="float" office:value="87.12" calcext:value-type="float">
            <text:p>87.12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1.321" calcext:value-type="float">
            <text:p>11.321</text:p>
          </table:table-cell>
          <table:table-cell office:value-type="string" calcext:value-type="string">
            <text:p>2678ff5478ae9bbad8a7752534321b245de2e45d41ab6ad48c753ca5bf09ef41</text:p>
          </table:table-cell>
          <table:table-cell office:value-type="float" office:value="84.97" calcext:value-type="float">
            <text:p>84.9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8.05" calcext:value-type="float">
            <text:p>78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0" calcext:value-type="float">
            <text:p>80</text:p>
          </table:table-cell>
          <table:table-cell office:value-type="float" office:value="78.57" calcext:value-type="float">
            <text:p>78.57</text:p>
          </table:table-cell>
          <table:table-cell office:value-type="float" office:value="79.01" calcext:value-type="float">
            <text:p>79.01</text:p>
          </table:table-cell>
          <table:table-cell office:value-type="float" office:value="9" calcext:value-type="float">
            <text:p>9</text:p>
          </table:table-cell>
          <table:table-cell office:value-type="float" office:value="10.868" calcext:value-type="float">
            <text:p>10.868</text:p>
          </table:table-cell>
          <table:table-cell office:value-type="string" calcext:value-type="string">
            <text:p>e04c4dcb973e004e7f0ebec0f4630dd1cb3c5e9064638adaa91da71f1e945f3e</text:p>
          </table:table-cell>
          <table:table-cell office:value-type="float" office:value="99.75" calcext:value-type="float">
            <text:p>99.75</text:p>
          </table:table-cell>
          <table:table-cell office:value-type="float" office:value="84.39" calcext:value-type="float">
            <text:p>84.39</text:p>
          </table:table-cell>
          <table:table-cell table:number-columns-repeated="2" office:value-type="float" office:value="92.2" calcext:value-type="float">
            <text:p>92.2</text:p>
          </table:table-cell>
          <table:table-cell office:value-type="float" office:value="86.83" calcext:value-type="float">
            <text:p>86.83</text:p>
          </table:table-cell>
          <table:table-cell office:value-type="float" office:value="97.56" calcext:value-type="float">
            <text:p>97.56</text:p>
          </table:table-cell>
          <table:table-cell office:value-type="float" office:value="97.26" calcext:value-type="float">
            <text:p>97.26</text:p>
          </table:table-cell>
          <table:table-cell office:value-type="float" office:value="88.22" calcext:value-type="float">
            <text:p>88.22</text:p>
          </table:table-cell>
          <table:table-cell office:value-type="float" office:value="91.7" calcext:value-type="float">
            <text:p>91.7</text:p>
          </table:table-cell>
          <table:table-cell office:value-type="float" office:value="12.82" calcext:value-type="float">
            <text:p>12.82</text:p>
          </table:table-cell>
          <table:table-cell office:value-type="float" office:value="159040" calcext:value-type="float">
            <text:p>15904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14480" calcext:value-type="float">
            <text:p>114480</text:p>
          </table:table-cell>
          <table:table-cell office:value-type="float" office:value="517.507" calcext:value-type="float">
            <text:p>517.507</text:p>
          </table:table-cell>
          <table:table-cell office:value-type="string" calcext:value-type="string">
            <text:p>("f9289f499a88f38d03305fe5efe2085ae41da0dddddd948eb988c64828c56ae5", "f8dba3685b5eee854c499dccdcc5af49b311b543983a421967133e9bfd946893", "7d555eb63e7abdf52961a1c6e7784e43889035f6857356f3149f5d217b221472", "d2beef73bff2cba5ddbc1be3c73db04149faac5466d43a8b0df209a46b08b4cf", "bf8ba246784f70db8a3cc76f4d1a32f41106cabdf5b51670ef4ed8999b1e37ab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87" calcext:value-type="float">
            <text:p>93.8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0.761" calcext:value-type="float">
            <text:p>20.761</text:p>
          </table:table-cell>
          <table:table-cell office:value-type="string" calcext:value-type="string">
            <text:p>c6fdd0e1625adf01ca0d849a059ac0bb759f668ae2465a21cfbf0b1ef8dde4ee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5.37" calcext:value-type="float">
            <text:p>85.37</text:p>
          </table:table-cell>
          <table:table-cell office:value-type="float" office:value="68.29" calcext:value-type="float">
            <text:p>68.29</text:p>
          </table:table-cell>
          <table:table-cell office:value-type="float" office:value="72.92" calcext:value-type="float">
            <text:p>72.92</text:p>
          </table:table-cell>
          <table:table-cell office:value-type="float" office:value="82.35" calcext:value-type="float">
            <text:p>82.35</text:p>
          </table:table-cell>
          <table:table-cell office:value-type="float" office:value="78.65" calcext:value-type="float">
            <text:p>78.65</text:p>
          </table:table-cell>
          <table:table-cell office:value-type="float" office:value="17" calcext:value-type="float">
            <text:p>17</text:p>
          </table:table-cell>
          <table:table-cell office:value-type="float" office:value="12.991" calcext:value-type="float">
            <text:p>12.991</text:p>
          </table:table-cell>
          <table:table-cell office:value-type="string" calcext:value-type="string">
            <text:p>587f406e675ab17692e03168a052504bc293e5edd0e25ee6e9fbdcd1107106e0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55" calcext:value-type="float">
            <text:p>12.955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93.87" calcext:value-type="float">
            <text:p>93.8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23" calcext:value-type="float">
            <text:p>23</text:p>
          </table:table-cell>
          <table:table-cell office:value-type="float" office:value="17.499" calcext:value-type="float">
            <text:p>17.499</text:p>
          </table:table-cell>
          <table:table-cell office:value-type="string" calcext:value-type="string">
            <text:p>4997ed2d5558074ff446dd6433bdef014251c8cc5b6e51bdef1ea35d40b2c86d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87.42" calcext:value-type="float">
            <text:p>87.4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7.8" calcext:value-type="float">
            <text:p>87.8</text:p>
          </table:table-cell>
          <table:table-cell office:value-type="float" office:value="65.85" calcext:value-type="float">
            <text:p>65.85</text:p>
          </table:table-cell>
          <table:table-cell office:value-type="float" office:value="72" calcext:value-type="float">
            <text:p>72</text:p>
          </table:table-cell>
          <table:table-cell office:value-type="float" office:value="84.38" calcext:value-type="float">
            <text:p>84.38</text:p>
          </table:table-cell>
          <table:table-cell office:value-type="float" office:value="79.12" calcext:value-type="float">
            <text:p>79.12</text:p>
          </table:table-cell>
          <table:table-cell office:value-type="float" office:value="15" calcext:value-type="float">
            <text:p>15</text:p>
          </table:table-cell>
          <table:table-cell office:value-type="float" office:value="12.924" calcext:value-type="float">
            <text:p>12.924</text:p>
          </table:table-cell>
          <table:table-cell office:value-type="string" calcext:value-type="string">
            <text:p>d8ed8d6341edd32326795c266cb17c705f194f02bd0a4fedbda0bae2365a3f68</text:p>
          </table:table-cell>
          <table:table-cell office:value-type="float" office:value="99.63" calcext:value-type="float">
            <text:p>99.63</text:p>
          </table:table-cell>
          <table:table-cell office:value-type="float" office:value="77.07" calcext:value-type="float">
            <text:p>77.07</text:p>
          </table:table-cell>
          <table:table-cell table:number-columns-repeated="2" office:value-type="float" office:value="88.54" calcext:value-type="float">
            <text:p>88.54</text:p>
          </table:table-cell>
          <table:table-cell office:value-type="float" office:value="87.8" calcext:value-type="float">
            <text:p>87.8</text:p>
          </table:table-cell>
          <table:table-cell office:value-type="float" office:value="89.27" calcext:value-type="float">
            <text:p>89.27</text:p>
          </table:table-cell>
          <table:table-cell office:value-type="float" office:value="89.19" calcext:value-type="float">
            <text:p>89.19</text:p>
          </table:table-cell>
          <table:table-cell office:value-type="float" office:value="88.02" calcext:value-type="float">
            <text:p>88.02</text:p>
          </table:table-cell>
          <table:table-cell office:value-type="float" office:value="88.46" calcext:value-type="float">
            <text:p>88.46</text:p>
          </table:table-cell>
          <table:table-cell office:value-type="float" office:value="10.92" calcext:value-type="float">
            <text:p>10.92</text:p>
          </table:table-cell>
          <table:table-cell office:value-type="float" office:value="151800" calcext:value-type="float">
            <text:p>1518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92200" calcext:value-type="float">
            <text:p>92200</text:p>
          </table:table-cell>
          <table:table-cell office:value-type="float" office:value="499.11" calcext:value-type="float">
            <text:p>499.11</text:p>
          </table:table-cell>
          <table:table-cell office:value-type="string" calcext:value-type="string">
            <text:p>("bd57ade641d7bc3fe4d9a8d3d4bab1ec6862fc39ed41f75ffe8e71c473970e93", "ce5ca3a42feabfce2ef612599334cbdd68eb98574524afa209df3ffce3cdde03", "8c04f24b99a13105585834128be7f06b91b4457462a668b530caf8f3100d6e86", "a93f15f8697c6aa1322b0f414baaf6d784505002a56625f46a99e3eb3120c838", "218107bc6bbb2926bb8b791526846042076bfbb1f82849dd00d63ecffcd4e295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09" calcext:value-type="float">
            <text:p>95.09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099eba511ffae0efcaf807ba77aa4936da3825d4c8b302a821df6ca42e719f82</text:p>
          </table:table-cell>
          <table:table-cell office:value-type="float" office:value="86.2" calcext:value-type="float">
            <text:p>8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0.73" calcext:value-type="float">
            <text:p>70.7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5" calcext:value-type="float">
            <text:p>72.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6" calcext:value-type="float">
            <text:p>71.6</text:p>
          </table:table-cell>
          <table:table-cell office:value-type="float" office:value="9" calcext:value-type="float">
            <text:p>9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9dd0a5a76d486e5efdd56c394e255dadfac9e62438161084f6227a680e435c1f</text:p>
          </table:table-cell>
          <table:table-cell office:value-type="float" office:value="83.13" calcext:value-type="float">
            <text:p>83.13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3.41" calcext:value-type="float">
            <text:p>63.41</text:p>
          </table:table-cell>
          <table:table-cell office:value-type="float" office:value="75.61" calcext:value-type="float">
            <text:p>75.61</text:p>
          </table:table-cell>
          <table:table-cell office:value-type="float" office:value="72.22" calcext:value-type="float">
            <text:p>72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7.53" calcext:value-type="float">
            <text:p>67.53</text:p>
          </table:table-cell>
          <table:table-cell office:value-type="float" office:value="7" calcext:value-type="float">
            <text:p>7</text:p>
          </table:table-cell>
          <table:table-cell office:value-type="float" office:value="10.944" calcext:value-type="float">
            <text:p>10.944</text:p>
          </table:table-cell>
          <table:table-cell office:value-type="string" calcext:value-type="string">
            <text:p>e282896c7644d919f6e7709a96de148a1314710714241cf1bddccf0ff53eb155</text:p>
          </table:table-cell>
          <table:table-cell office:value-type="float" office:value="94.17" calcext:value-type="float">
            <text:p>94.17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4.728" calcext:value-type="float">
            <text:p>14.728</text:p>
          </table:table-cell>
          <table:table-cell office:value-type="string" calcext:value-type="string">
            <text:p>234dc8096e7d179d74f6fd72d2ef0ed5ac7532876d39794767fab1110b18ad49</text:p>
          </table:table-cell>
          <table:table-cell office:value-type="float" office:value="86.2" calcext:value-type="float">
            <text:p>8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0.73" calcext:value-type="float">
            <text:p>70.7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5" calcext:value-type="float">
            <text:p>72.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6" calcext:value-type="float">
            <text:p>71.6</text:p>
          </table:table-cell>
          <table:table-cell office:value-type="float" office:value="9" calcext:value-type="float">
            <text:p>9</text:p>
          </table:table-cell>
          <table:table-cell office:value-type="float" office:value="12.354" calcext:value-type="float">
            <text:p>12.354</text:p>
          </table:table-cell>
          <table:table-cell office:value-type="string" calcext:value-type="string">
            <text:p>9dd0a5a76d486e5efdd56c394e255dadfac9e62438161084f6227a680e435c1f</text:p>
          </table:table-cell>
          <table:table-cell office:value-type="float" office:value="83.13" calcext:value-type="float">
            <text:p>83.13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3.41" calcext:value-type="float">
            <text:p>63.41</text:p>
          </table:table-cell>
          <table:table-cell office:value-type="float" office:value="75.61" calcext:value-type="float">
            <text:p>75.61</text:p>
          </table:table-cell>
          <table:table-cell office:value-type="float" office:value="72.22" calcext:value-type="float">
            <text:p>72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7.53" calcext:value-type="float">
            <text:p>67.53</text:p>
          </table:table-cell>
          <table:table-cell office:value-type="float" office:value="7" calcext:value-type="float">
            <text:p>7</text:p>
          </table:table-cell>
          <table:table-cell office:value-type="float" office:value="10.953" calcext:value-type="float">
            <text:p>10.953</text:p>
          </table:table-cell>
          <table:table-cell office:value-type="string" calcext:value-type="string">
            <text:p>e282896c7644d919f6e7709a96de148a1314710714241cf1bddccf0ff53eb155</text:p>
          </table:table-cell>
          <table:table-cell office:value-type="float" office:value="99.88" calcext:value-type="float">
            <text:p>99.8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1.46" calcext:value-type="float">
            <text:p>81.46</text:p>
          </table:table-cell>
          <table:table-cell office:value-type="float" office:value="91.71" calcext:value-type="float">
            <text:p>91.71</text:p>
          </table:table-cell>
          <table:table-cell office:value-type="float" office:value="91.01" calcext:value-type="float">
            <text:p>91.01</text:p>
          </table:table-cell>
          <table:table-cell office:value-type="float" office:value="83.37" calcext:value-type="float">
            <text:p>83.37</text:p>
          </table:table-cell>
          <table:table-cell office:value-type="float" office:value="85.82" calcext:value-type="float">
            <text:p>85.82</text:p>
          </table:table-cell>
          <table:table-cell office:value-type="float" office:value="11.17" calcext:value-type="float">
            <text:p>11.17</text:p>
          </table:table-cell>
          <table:table-cell office:value-type="float" office:value="148280" calcext:value-type="float">
            <text:p>1482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7120" calcext:value-type="float">
            <text:p>67120</text:p>
          </table:table-cell>
          <table:table-cell office:value-type="float" office:value="496.467" calcext:value-type="float">
            <text:p>496.467</text:p>
          </table:table-cell>
          <table:table-cell office:value-type="string" calcext:value-type="string">
            <text:p>("b0a9d11f74c2777c9400f5328ada7c3a8e1587c957341e9f4d82041f25953d44", "d4ad6cea2e3f93dfd5cd759eb589b4e5345504081a8eabeb1b43b30d7dc6fd21", "5db99dbbac3cf8548343f572ca994ae9c509fadbddd58716a2201363fba47347", "e8d1d92d61cfbc2fcd67fedd7e05d0df3f363a8c3f017faa41bbfa5fc7a37d06", "db08067262b2c65a3b1ae65838b5f784c8318d693ca99e2d9084150949816c48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4.543" calcext:value-type="float">
            <text:p>14.543</text:p>
          </table:table-cell>
          <table:table-cell office:value-type="string" calcext:value-type="string">
            <text:p>dd4d20c795b9e9f6372eaeb72870115d33f90a90327647c8d074d7b191761b1d</text:p>
          </table:table-cell>
          <table:table-cell office:value-type="float" office:value="89.57" calcext:value-type="float">
            <text:p>89.5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1" calcext:value-type="float">
            <text:p>11</text:p>
          </table:table-cell>
          <table:table-cell office:value-type="float" office:value="12.235" calcext:value-type="float">
            <text:p>12.235</text:p>
          </table:table-cell>
          <table:table-cell office:value-type="string" calcext:value-type="string">
            <text:p>9cebb6ea47a5e47bb3daa7f42d8ba65b95ce9e3c1abe7accef3a6349fe9b1b77</text:p>
          </table:table-cell>
          <table:table-cell office:value-type="float" office:value="85.28" calcext:value-type="float">
            <text:p>85.2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80.49" calcext:value-type="float">
            <text:p>80.49</text:p>
          </table:table-cell>
          <table:table-cell office:value-type="float" office:value="78.38" calcext:value-type="float">
            <text:p>78.38</text:p>
          </table:table-cell>
          <table:table-cell office:value-type="float" office:value="73.33" calcext:value-type="float">
            <text:p>73.33</text:p>
          </table:table-cell>
          <table:table-cell office:value-type="float" office:value="74.36" calcext:value-type="float">
            <text:p>74.36</text:p>
          </table:table-cell>
          <table:table-cell office:value-type="float" office:value="7" calcext:value-type="float">
            <text:p>7</text:p>
          </table:table-cell>
          <table:table-cell office:value-type="float" office:value="10.001" calcext:value-type="float">
            <text:p>10.001</text:p>
          </table:table-cell>
          <table:table-cell office:value-type="string" calcext:value-type="string">
            <text:p>9419090d86992d74307461c550d939d7e067e002174fd89dc244cacdce6f49b7</text:p>
          </table:table-cell>
          <table:table-cell office:value-type="float" office:value="92.02" calcext:value-type="float">
            <text:p>92.02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.641" calcext:value-type="float">
            <text:p>12.641</text:p>
          </table:table-cell>
          <table:table-cell office:value-type="string" calcext:value-type="string">
            <text:p>02308c41c6396ff5f74c22eab7b0cec6abdd4c28f652c921ffc4024b58680fc1</text:p>
          </table:table-cell>
          <table:table-cell office:value-type="float" office:value="89.57" calcext:value-type="float">
            <text:p>89.57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1" calcext:value-type="float">
            <text:p>11</text:p>
          </table:table-cell>
          <table:table-cell office:value-type="float" office:value="12.167" calcext:value-type="float">
            <text:p>12.167</text:p>
          </table:table-cell>
          <table:table-cell office:value-type="string" calcext:value-type="string">
            <text:p>9cebb6ea47a5e47bb3daa7f42d8ba65b95ce9e3c1abe7accef3a6349fe9b1b77</text:p>
          </table:table-cell>
          <table:table-cell office:value-type="float" office:value="85.28" calcext:value-type="float">
            <text:p>85.2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0.73" calcext:value-type="float">
            <text:p>70.73</text:p>
          </table:table-cell>
          <table:table-cell office:value-type="float" office:value="80.49" calcext:value-type="float">
            <text:p>80.49</text:p>
          </table:table-cell>
          <table:table-cell office:value-type="float" office:value="78.38" calcext:value-type="float">
            <text:p>78.38</text:p>
          </table:table-cell>
          <table:table-cell office:value-type="float" office:value="73.33" calcext:value-type="float">
            <text:p>73.33</text:p>
          </table:table-cell>
          <table:table-cell office:value-type="float" office:value="74.36" calcext:value-type="float">
            <text:p>74.36</text:p>
          </table:table-cell>
          <table:table-cell office:value-type="float" office:value="7" calcext:value-type="float">
            <text:p>7</text:p>
          </table:table-cell>
          <table:table-cell office:value-type="float" office:value="9.939" calcext:value-type="float">
            <text:p>9.939</text:p>
          </table:table-cell>
          <table:table-cell office:value-type="string" calcext:value-type="string">
            <text:p>9419090d86992d74307461c550d939d7e067e002174fd89dc244cacdce6f49b7</text:p>
          </table:table-cell>
          <table:table-cell office:value-type="float" office:value="99.69" calcext:value-type="float">
            <text:p>99.69</text:p>
          </table:table-cell>
          <table:table-cell office:value-type="float" office:value="65.37" calcext:value-type="float">
            <text:p>65.37</text:p>
          </table:table-cell>
          <table:table-cell table:number-columns-repeated="2" office:value-type="float" office:value="82.68" calcext:value-type="float">
            <text:p>82.68</text:p>
          </table:table-cell>
          <table:table-cell office:value-type="float" office:value="72.2" calcext:value-type="float">
            <text:p>72.2</text:p>
          </table:table-cell>
          <table:table-cell office:value-type="float" office:value="93.17" calcext:value-type="float">
            <text:p>93.17</text:p>
          </table:table-cell>
          <table:table-cell office:value-type="float" office:value="91.47" calcext:value-type="float">
            <text:p>91.47</text:p>
          </table:table-cell>
          <table:table-cell office:value-type="float" office:value="77.01" calcext:value-type="float">
            <text:p>77.01</text:p>
          </table:table-cell>
          <table:table-cell office:value-type="float" office:value="80.67" calcext:value-type="float">
            <text:p>80.67</text:p>
          </table:table-cell>
          <table:table-cell office:value-type="float" office:value="9.88" calcext:value-type="float">
            <text:p>9.88</text:p>
          </table:table-cell>
          <table:table-cell office:value-type="float" office:value="145560" calcext:value-type="float">
            <text:p>14556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86880" calcext:value-type="float">
            <text:p>86880</text:p>
          </table:table-cell>
          <table:table-cell office:value-type="float" office:value="533.237" calcext:value-type="float">
            <text:p>533.237</text:p>
          </table:table-cell>
          <table:table-cell office:value-type="string" calcext:value-type="string">
            <text:p>("9329eb15f747fe74104fc09efa1a84d15c7e03de09ed8dff2a2f1659acd2a07f", "fe65c451e84fbe51866d719202927263bc0bab56b80122d370308c987a059c0c", "9795ee64015b3f465fa4add290a21912c0fc8531d8a10ec54f2dc7f4ef61bfe9", "c362ce41db3a9bb9d2810a4ecd5aba44a34c94b3f6c03f0db39d1a26c7122093", "d475c135832fcbe45821bb57fcdd751d853302c965281718ab9e2de17ee5090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87.8" calcext:value-type="float">
            <text:p>87.8</text:p>
          </table:table-cell>
          <table:table-cell office:value-type="float" office:value="84.38" calcext:value-type="float">
            <text:p>84.38</text:p>
          </table:table-cell>
          <table:table-cell office:value-type="float" office:value="72" calcext:value-type="float">
            <text:p>72</text:p>
          </table:table-cell>
          <table:table-cell office:value-type="float" office:value="73.97" calcext:value-type="float">
            <text:p>73.97</text:p>
          </table:table-cell>
          <table:table-cell office:value-type="float" office:value="15" calcext:value-type="float">
            <text:p>15</text:p>
          </table:table-cell>
          <table:table-cell office:value-type="float" office:value="13.731" calcext:value-type="float">
            <text:p>13.731</text:p>
          </table:table-cell>
          <table:table-cell office:value-type="string" calcext:value-type="string">
            <text:p>a519009833150e7fbd6cff92ee2119c29232ba338cc32a1a31592fc353f119a1</text:p>
          </table:table-cell>
          <table:table-cell office:value-type="float" office:value="88.65" calcext:value-type="float">
            <text:p>88.6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11" calcext:value-type="float">
            <text:p>11</text:p>
          </table:table-cell>
          <table:table-cell office:value-type="float" office:value="11.391" calcext:value-type="float">
            <text:p>11.391</text:p>
          </table:table-cell>
          <table:table-cell office:value-type="string" calcext:value-type="string">
            <text:p>6b2776f6e82e2fe62fd822c2b6568f7ea18b06d57787920a00c11d69edd90708</text:p>
          </table:table-cell>
          <table:table-cell office:value-type="float" office:value="84.36" calcext:value-type="float">
            <text:p>84.3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56.1" calcext:value-type="float">
            <text:p>56.1</text:p>
          </table:table-cell>
          <table:table-cell office:value-type="float" office:value="87.8" calcext:value-type="float">
            <text:p>87.8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9.657" calcext:value-type="float">
            <text:p>9.657</text:p>
          </table:table-cell>
          <table:table-cell office:value-type="string" calcext:value-type="string">
            <text:p>209d8b7792a8829065e4aaf524d68af111b235074bce98f9fd32780557edf360</text:p>
          </table:table-cell>
          <table:table-cell office:value-type="float" office:value="91.72" calcext:value-type="float">
            <text:p>91.72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87.8" calcext:value-type="float">
            <text:p>87.8</text:p>
          </table:table-cell>
          <table:table-cell office:value-type="float" office:value="84.38" calcext:value-type="float">
            <text:p>84.38</text:p>
          </table:table-cell>
          <table:table-cell office:value-type="float" office:value="72" calcext:value-type="float">
            <text:p>72</text:p>
          </table:table-cell>
          <table:table-cell office:value-type="float" office:value="73.97" calcext:value-type="float">
            <text:p>73.97</text:p>
          </table:table-cell>
          <table:table-cell office:value-type="float" office:value="15" calcext:value-type="float">
            <text:p>15</text:p>
          </table:table-cell>
          <table:table-cell office:value-type="float" office:value="12.056" calcext:value-type="float">
            <text:p>12.056</text:p>
          </table:table-cell>
          <table:table-cell office:value-type="string" calcext:value-type="string">
            <text:p>a519009833150e7fbd6cff92ee2119c29232ba338cc32a1a31592fc353f119a1</text:p>
          </table:table-cell>
          <table:table-cell office:value-type="float" office:value="88.65" calcext:value-type="float">
            <text:p>88.6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11" calcext:value-type="float">
            <text:p>11</text:p>
          </table:table-cell>
          <table:table-cell office:value-type="float" office:value="11.199" calcext:value-type="float">
            <text:p>11.199</text:p>
          </table:table-cell>
          <table:table-cell office:value-type="string" calcext:value-type="string">
            <text:p>6b2776f6e82e2fe62fd822c2b6568f7ea18b06d57787920a00c11d69edd90708</text:p>
          </table:table-cell>
          <table:table-cell office:value-type="float" office:value="84.36" calcext:value-type="float">
            <text:p>84.3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56.1" calcext:value-type="float">
            <text:p>56.1</text:p>
          </table:table-cell>
          <table:table-cell office:value-type="float" office:value="87.8" calcext:value-type="float">
            <text:p>87.8</text:p>
          </table:table-cell>
          <table:table-cell office:value-type="float" office:value="82.14" calcext:value-type="float">
            <text:p>82.1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9.331" calcext:value-type="float">
            <text:p>9.331</text:p>
          </table:table-cell>
          <table:table-cell office:value-type="string" calcext:value-type="string">
            <text:p>209d8b7792a8829065e4aaf524d68af111b235074bce98f9fd32780557edf360</text:p>
          </table:table-cell>
          <table:table-cell office:value-type="float" office:value="99.88" calcext:value-type="float">
            <text:p>99.88</text:p>
          </table:table-cell>
          <table:table-cell office:value-type="float" office:value="70.24" calcext:value-type="float">
            <text:p>70.24</text:p>
          </table:table-cell>
          <table:table-cell table:number-columns-repeated="2" office:value-type="float" office:value="85.12" calcext:value-type="float">
            <text:p>85.12</text:p>
          </table:table-cell>
          <table:table-cell office:value-type="float" office:value="80.49" calcext:value-type="float">
            <text:p>80.49</text:p>
          </table:table-cell>
          <table:table-cell office:value-type="float" office:value="89.76" calcext:value-type="float">
            <text:p>89.76</text:p>
          </table:table-cell>
          <table:table-cell office:value-type="float" office:value="88.73" calcext:value-type="float">
            <text:p>88.73</text:p>
          </table:table-cell>
          <table:table-cell office:value-type="float" office:value="82.15" calcext:value-type="float">
            <text:p>82.15</text:p>
          </table:table-cell>
          <table:table-cell office:value-type="float" office:value="84.4" calcext:value-type="float">
            <text:p>84.4</text:p>
          </table:table-cell>
          <table:table-cell office:value-type="float" office:value="10.31" calcext:value-type="float">
            <text:p>10.31</text:p>
          </table:table-cell>
          <table:table-cell office:value-type="float" office:value="146960" calcext:value-type="float">
            <text:p>1469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1280" calcext:value-type="float">
            <text:p>71280</text:p>
          </table:table-cell>
          <table:table-cell office:value-type="float" office:value="494.738" calcext:value-type="float">
            <text:p>494.738</text:p>
          </table:table-cell>
          <table:table-cell office:value-type="string" calcext:value-type="string">
            <text:p>("c10e80c8a8d4189623cbbbba3e3d19bb31dc789905bd9761727739d369e54c6b", "23c6a13881717d3fc47d7be1993ffd7791070bcfa97d1ba76e1a79c46caeca72", "ce7570c16d25f3338aaec8d0c8dc2000997fc4a729855b92c11ed46d52d9406a", "9087bb4942678c186f1dee7d3a19829d53aab46b26b72004d62b11b03af12c07", "47dbde86aa98f67e6632433f866e03a397c143bef60cc49c1dda251f09853df7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372" calcext:value-type="float">
            <text:p>1.37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34" calcext:value-type="float">
            <text:p>8.34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4.521" calcext:value-type="float">
            <text:p>454.521</text:p>
          </table:table-cell>
          <table:table-cell office:value-type="string" calcext:value-type="string">
            <text:p>("ddb22fc90baeba628acd2c4d54901d6f7b82e1fb49f4874b45c8551ee05f1248", "fff66064bfe66cf858d05afcc644e955276a144cc07b02d2c329acfc9107bdf2", "fd17f21ce219ed18751b608a3b6ad990527840c1526b3698ed328c2e963240e7", "509894ab0c2cdd9cb2d2973dab4e7f35ed0cb290ae57fed278ba032d8afb57e9", "85878828b0f5045e1f1105b3bbd21df5353b367465bfc885b9a7da16da16a72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6.104" calcext:value-type="float">
            <text:p>36.104</text:p>
          </table:table-cell>
          <table:table-cell office:value-type="string" calcext:value-type="string">
            <text:p>568985d8a546c86f9b471eb3f22f5f3b4397b33261d9a5f4eafa63570b0371df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413" calcext:value-type="float">
            <text:p>9.413</text:p>
          </table:table-cell>
          <table:table-cell office:value-type="string" calcext:value-type="string">
            <text:p>568985d8a546c86f9b471eb3f22f5f3b4397b33261d9a5f4eafa63570b0371df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60.939" calcext:value-type="float">
            <text:p>460.939</text:p>
          </table:table-cell>
          <table:table-cell office:value-type="string" calcext:value-type="string">
            <text:p>("273d8e4162c2583a57d613ccc28d58ad3c1de62f11bd764a007fc5ff42750a9b", "b5a79c0a47d857f6f367b77fe5dca6244f9404292e9c49e1b7f010011072d800", "59f4a25f185d63a5eff2b1679791d4804c110b16f5eaa40170a3bb0e6a5a688c", "2a1b93454295fb71f340095d552a5554120814f486339df1db0e14f1ca25bbc3", "cf623825402ede9e86127c068b7b34f17031f966ec2d00f4849d762396e68398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424" calcext:value-type="float">
            <text:p>21.424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166" calcext:value-type="float">
            <text:p>8.166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9.02" calcext:value-type="float">
            <text:p>9.02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2.351" calcext:value-type="float">
            <text:p>402.351</text:p>
          </table:table-cell>
          <table:table-cell office:value-type="string" calcext:value-type="string">
            <text:p>("6081d1606ca5edd513ab4f587352d04df931b4e4e57bd43287bea55cb68f7ea9", "ca5696e4efcd15b450f268b6f86fb3336593a0e47946481b157de32c79c8fa8c", "22e5fc4dde3a85f5a06aee905e6b02d5dd0f14b28c9eb40e748fd7d3a2aa8103", "5d1cb5b8b954650ffdbf78c439437bb45f71cc08bfc36a903112a7049d7db4ca", "abd71c8fa39fadabb56d7f7173562681667a50b1f6e97b1d95ba9ae64f08931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835" calcext:value-type="float">
            <text:p>18.835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8.043" calcext:value-type="float">
            <text:p>8.043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25" calcext:value-type="float">
            <text:p>10.25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16.48" calcext:value-type="float">
            <text:p>416.48</text:p>
          </table:table-cell>
          <table:table-cell office:value-type="string" calcext:value-type="string">
            <text:p>("c2c73f447eeb9003f75580bb2d50424164a85cceefb1056310d568c60d70e105", "7fe876e8cc15c8267747c9cbd0cc6e40d8eaf16e80029a87a3c880535710304c", "af3d47ba8fa9e29fb088e0673663046c7250e392f179e0083a5ae7944b2bb87b", "0d610a585c8815e102ce962be03e0d301f4fb26da04dc9dbef89af5251744e03", "fa6e50987bcedac306f9dd52c9fafc2faaf374035de8010495ed60306d029123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5.158" calcext:value-type="float">
            <text:p>15.158</text:p>
          </table:table-cell>
          <table:table-cell office:value-type="string" calcext:value-type="string">
            <text:p>60a4bb552477dfc9087194595587d6fde4b49f12553d312bd758728d28d4773c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932" calcext:value-type="float">
            <text:p>8.932</text:p>
          </table:table-cell>
          <table:table-cell office:value-type="string" calcext:value-type="string">
            <text:p>37675b45aaaf3d787b713a9a31de7a900aac577aa734f618eced08533b4a60e4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13.538" calcext:value-type="float">
            <text:p>413.538</text:p>
          </table:table-cell>
          <table:table-cell office:value-type="string" calcext:value-type="string">
            <text:p>("3beb7ee3e0d7ac25018ebf82a6218ef998d5489a1556c6ee3e564a89a44b1b4a", "4646879e1257bc09c46fc3d2654a6fd6542c66938aedd63ab27d4fdd56bc903d", "92b03e2afd320be4468b0856fe912a1fc8513def5988ff2bd371f4a581be6cc8", "70db279f04077b1ea680b9f028a7771a9bacd84bab65c4a720e1c28fa1517100", "f3053619890ffabdb6899923f4a4ec48e54b9d335a0afc21e22fd97483f04b2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732" calcext:value-type="float">
            <text:p>16.732</text:p>
          </table:table-cell>
          <table:table-cell office:value-type="string" calcext:value-type="string">
            <text:p>9596b8f5a7087ff13a95df56be9990452043329c55cc43c7a1febd3845307dad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26" calcext:value-type="float">
            <text:p>11.126</text:p>
          </table:table-cell>
          <table:table-cell office:value-type="string" calcext:value-type="string">
            <text:p>9596b8f5a7087ff13a95df56be9990452043329c55cc43c7a1febd3845307dad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78.889" calcext:value-type="float">
            <text:p>378.889</text:p>
          </table:table-cell>
          <table:table-cell office:value-type="string" calcext:value-type="string">
            <text:p>("74eb956ccc457de6494c3b39f38149774ddf8ba7fe0f32ee72108cb8775dcf45", "4d9263ab1c4286915378b5bd7709e413e87253c4b279bb9d2f69d35cbb1328f7", "2e95f2fcce711c44675889eef6186839bfce6189b73a1f9cb6a3aedffde737fb", "acca010a698cb7f63a3105f8fcb399ed404683e273010bf11aa1f9b65ebf1f27", "ac82093b36d36495973f4e439d105294b91aabe46e6d378b7758a246a09a00d5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502" calcext:value-type="float">
            <text:p>11.502</text:p>
          </table:table-cell>
          <table:table-cell office:value-type="string" calcext:value-type="string">
            <text:p>316ea0d590fa52b0021d2fd1d00e930b388900dbd33de61dfc567649d73c204d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439" calcext:value-type="float">
            <text:p>7.439</text:p>
          </table:table-cell>
          <table:table-cell office:value-type="string" calcext:value-type="string">
            <text:p>0b7355d6badb832aecf4355eb1f1cfca08349acfc694ad693f0794fa0418081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81.179" calcext:value-type="float">
            <text:p>381.179</text:p>
          </table:table-cell>
          <table:table-cell office:value-type="string" calcext:value-type="string">
            <text:p>("59973e14aa483b46639023de5acc7645d5df38b49534e2eb08367b848bcfbaad", "3ae0668e88910a31d7d94375d364a26a69899c208edbf0ef82acc54b3c0f0f62", "c32283252523c05a071420fc2942fe31fd642b83034c69e185877be7a72d05b1", "a889c8013b8cc1be5f531fb32b8165289a6642b8b5b849a1f6289b5e17b2dcef", "c9cf3a157a3b8bd6c639e996ef09aa6a3a7cb68beaff8627db4a2dfa0af96c10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449" calcext:value-type="float">
            <text:p>11.449</text:p>
          </table:table-cell>
          <table:table-cell office:value-type="string" calcext:value-type="string">
            <text:p>ad0edc4812f3fe012d3d049a1afb9d45e39bc40b593051b64841e31d6a97cd41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765" calcext:value-type="float">
            <text:p>7.765</text:p>
          </table:table-cell>
          <table:table-cell office:value-type="string" calcext:value-type="string">
            <text:p>ad0edc4812f3fe012d3d049a1afb9d45e39bc40b593051b64841e31d6a97cd41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9.08" calcext:value-type="float">
            <text:p>9.08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91.56" calcext:value-type="float">
            <text:p>391.56</text:p>
          </table:table-cell>
          <table:table-cell office:value-type="string" calcext:value-type="string">
            <text:p>("caf5446ae98f79a0750f866a55e4f3077b65ce30eb81d0ae4b4e421b7e8bf7b7", "54e3e3096cebfd410c1b702738d2528684f421e81be2d1e6a14dbae85e7e3212", "e5e6a43b59c4caad7ab4f250da6ffbe7646a513aa3b0d188751c156810fbadee", "96be5aa6254ef3cbe342814d931f42dce81cdac55918a8fe6fc2ba1c09c09a43", "63f47e7e1b42f2ddc920afb592e8e1c06b0c96bfc22892a91251e51d5f11b695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181" calcext:value-type="float">
            <text:p>12.181</text:p>
          </table:table-cell>
          <table:table-cell office:value-type="string" calcext:value-type="string">
            <text:p>7c850c045fd9b4797d9d1e2e9085aa7e71cf28c59ccb60d9a133cb2d98c8d52b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8.934" calcext:value-type="float">
            <text:p>8.934</text:p>
          </table:table-cell>
          <table:table-cell office:value-type="string" calcext:value-type="string">
            <text:p>3fd2adf06762d92eba81eca1fc77765ee7c6190bf84eb15a79d26a647a8fa924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200" calcext:value-type="float">
            <text:p>101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  <table:table-cell office:value-type="float" office:value="388.215" calcext:value-type="float">
            <text:p>388.215</text:p>
          </table:table-cell>
          <table:table-cell office:value-type="string" calcext:value-type="string">
            <text:p>("9d6c6ba6cd7dc32e193e60fbecb24a3a406c69f949333eff25e6b6c4e034fb48", "49fce98a01e69214b42864ae712b9e445665892b5349e1cd19f03c004557cc7f", "e95526d4237690d0a191941276d610fe042f5ef0e68bd36e869d3e390c56ad13", "00689cc218a838e5bc2cf1cd301027cf66882cd675622767c8e25963d0866dd8", "1023cdf49b787b8743418e1a19586b2a06d3d5a507bd62ee1f9d4afc39ee04ca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384" calcext:value-type="float">
            <text:p>10.384</text:p>
          </table:table-cell>
          <table:table-cell office:value-type="string" calcext:value-type="string">
            <text:p>8a821abac4309d8ae61bd7eaeb1d4c5d3e04da9b366e593a0f005d97763ae93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175" calcext:value-type="float">
            <text:p>8.175</text:p>
          </table:table-cell>
          <table:table-cell office:value-type="string" calcext:value-type="string">
            <text:p>b052e4b88cf5e9c536f29ec4b66b55b607c6dc0d40863db3572604f49e535db5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65.614" calcext:value-type="float">
            <text:p>465.614</text:p>
          </table:table-cell>
          <table:table-cell office:value-type="string" calcext:value-type="string">
            <text:p>("adf0af97eb1f4c220cf729f8601899f40a74e68ce5f894c6a9c9954beff07cc8", "3e07417891580f56cf422f3ff1fc88063f3a80cff0f010ee185d9dd74083e118", "97c70acab69f33517bb50944a67190080ba7ce92a75bd99c4b336c83e4cd6a9d", "d743f37ba5840869c570802d08005e5184f6531596e36cc0650c9c15bf95dd8e", "7d047ef862d0856580c65c0a68073d282e44edf758ae9edc5d84406de5843edf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246" calcext:value-type="float">
            <text:p>1.246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7.515" calcext:value-type="float">
            <text:p>457.515</text:p>
          </table:table-cell>
          <table:table-cell office:value-type="string" calcext:value-type="string">
            <text:p>("7b5055c31d6ce2f6e96d1add358d2ff6988dfca7a2fca14c80b22108c211013f", "bda8948a1228b1148a0f208344a85def175d4cdc6491ae085a15202f8d220896", "3680a9c8aff6734be60e716c1d8e4b561e8c65960b1a50498201118f5e5a7f59", "d1eaf87f8522fc4e85cc861b7e153f2080ce5ef2b8a438fdda77b5b40622f2f8", "ebbcdc3c673bd19188e5065a4f54a8c85731140a5e5860842b116979c53fca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412" calcext:value-type="float">
            <text:p>35.412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217" calcext:value-type="float">
            <text:p>9.217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56.884" calcext:value-type="float">
            <text:p>456.884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105" calcext:value-type="float">
            <text:p>21.105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093" calcext:value-type="float">
            <text:p>8.093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2.562" calcext:value-type="float">
            <text:p>402.562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518d9b21543352293eb3366fe4451dea7e2ed32cdb52172c237fcef1cb02c90e", "5816a6e66addc1233790a35fc00c7779bbb3aebb7a6f1c89eb24f6e4b7172d6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285" calcext:value-type="float">
            <text:p>18.285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7.913" calcext:value-type="float">
            <text:p>7.913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12.661" calcext:value-type="float">
            <text:p>412.661</text:p>
          </table:table-cell>
          <table:table-cell office:value-type="string" calcext:value-type="string">
            <text:p>("f23243273cc20b6afd4cfa620419b6a582ec1b1628dc095ab4623e820f89b3ae", "12fc6688ed7b99bc14b1f430cb20b451b8df89ee1cd28d2a16674a90e47e4a64", "4382d227efc18c899c87db10163b19dd5db6346e0ccbd125f4b2126d03d92b5c", "7aeab6d57aaf5f9165e7e5f9f34fe098a3c150c7d2921832fc64fb8149e6279d", "3e17f580900a7f35f40c43e85d2cd2a0c2667ba8dc014a631231293997e4bd8c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708" calcext:value-type="float">
            <text:p>14.708</text:p>
          </table:table-cell>
          <table:table-cell office:value-type="string" calcext:value-type="string">
            <text:p>6270eb7dfa1c3d0c95b5578e02f757ba5a51ee26f5fc79b5f229bdb1763b0b06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796" calcext:value-type="float">
            <text:p>8.796</text:p>
          </table:table-cell>
          <table:table-cell office:value-type="string" calcext:value-type="string">
            <text:p>dea2807a310f046586fbc4755f2c1a4b9714c6133faef12c39960fbd4c32187d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33" calcext:value-type="float">
            <text:p>9.33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396.042" calcext:value-type="float">
            <text:p>396.042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fd5d83178ec046f80334df4685c5400abe3c2d82fd8b9b9153880ce53f08e47f", "87e5549413d41015fef619f60c3f47d9b6cd41e767928ee8cb7556b3726415d0", "8c7610b32c91924ff078e347ac90c3a309114426d0904c6eaa79f71f27ce8ba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61" calcext:value-type="float">
            <text:p>11.161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66.911" calcext:value-type="float">
            <text:p>366.911</text:p>
          </table:table-cell>
          <table:table-cell office:value-type="string" calcext:value-type="string">
            <text:p>("ae2b7549b7b873115e9b99d85c3fcd23a79756b4ffd14172866ef54e192d4e1e", "d7f310a4f4ff853f0b88e026cc89fa14fc9881bf227eb6440c7805e28166e6ce", "4632f7db0a1bd840b73760d30b2d7f19bee42b95d216a0a35334dd7a6c4743fb", "c8fe4745810e4966e05468d961e653e4da101c806fdc639f291edb5e2bbda050", "584328ae93c75ae052ee6edd12c5c6be7b1b91047acc683c2db1dba17068ef3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588" calcext:value-type="float">
            <text:p>11.588</text:p>
          </table:table-cell>
          <table:table-cell office:value-type="string" calcext:value-type="string">
            <text:p>fc55ff2b2745dc9afc731aac6ae2dc6eaba40fe01988257ee0b729c347b0809b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372" calcext:value-type="float">
            <text:p>7.372</text:p>
          </table:table-cell>
          <table:table-cell office:value-type="string" calcext:value-type="string">
            <text:p>acbdf4a065c31b39fe107ea94bfd60ff3aec199093646c5f4aed7c06d06b25a5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9" calcext:value-type="float">
            <text:p>9.69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65.514" calcext:value-type="float">
            <text:p>365.514</text:p>
          </table:table-cell>
          <table:table-cell office:value-type="string" calcext:value-type="string">
            <text:p>("54645bc7888a06b69af8cd5344def857ca68555d0261226046a174a83145d12f", "80e1ee111d4d453e39f21b838d18c9826fdb77fceee6c9c7d094a21029742e01", "a5bf94808ff5a2f349f97d4d85e18127e5a1309c699ec1513e1528d7f1fe8df4", "79b1090e070cb575af5d7b346b67890a20c2538a7a45dc7275bfeb5ee0c6aa34", "98258faf68f6b4f83364c576199ca491560ec66a2afb87f9ecb52a82b61cecc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528" calcext:value-type="float">
            <text:p>7.528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81.033" calcext:value-type="float">
            <text:p>381.033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7de9e78c96bc1ac4b5b95ad34d64d5a969d3fd9e65ec869b819c224667d3a8f9", "1b65a7361eed41252d24982d40ebab98b13c16efaeecd705f8e7e4f448ce858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81c6e10afb8d8b56c54ce872fc1e7b0fa6da5d8eb59ec4c6a9af59d87b31572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9.199" calcext:value-type="float">
            <text:p>9.199</text:p>
          </table:table-cell>
          <table:table-cell office:value-type="string" calcext:value-type="string">
            <text:p>9b19fdc3aae48aa92836f8d51d9a108a6ee4baf8ffd593cdf7536f0a2622e2a3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395.202" calcext:value-type="float">
            <text:p>395.202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af01bfdd8c14e1fdee725927a8a489b4dd75f0b72e942aa20b90e5d4a7cce0dd", "5c97e90169a17c74e3fce6c98a8a47d94af0d0fc2393f79e3b7b5528fa343b10", "5e760e1320737c2c4ff8a67a15ab06d3ba7dcd7847ff25d3941bfd02ad785b9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456" calcext:value-type="float">
            <text:p>10.456</text:p>
          </table:table-cell>
          <table:table-cell office:value-type="string" calcext:value-type="string">
            <text:p>734fbf3c7632e2322d8df4561f392e8d7a60f92ca7810d9463dc236779ad6afa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4e76c84004caa125a0c046a5ce4c29c215ae47c6bc93d9c0dd54e58621ea9a7d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56.148" calcext:value-type="float">
            <text:p>456.148</text:p>
          </table:table-cell>
          <table:table-cell office:value-type="string" calcext:value-type="string">
            <text:p>("4e22a4f5993b43819d7187534859ac45576679f8378fdf1052db8d409cd9da7e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299" calcext:value-type="float">
            <text:p>1.299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5ae83e59a4026961a7c96863f63a0075dc52c36bcbc6eab6f5b33b29feb71325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52.222" calcext:value-type="float">
            <text:p>452.222</text:p>
          </table:table-cell>
          <table:table-cell office:value-type="string" calcext:value-type="string">
            <text:p>("9bc4bf1bd6d467b3318413157d581ae615379fa05469d5d9d1ff07cbb68255ff", "ed2555702dba2c088447e2ac47bb2ad3a6aebb82c0c84ca03f86a96b91d2d718", "0802819fa836bc87338c89ea9a46630623b51fc466b64f47e749581365b8e262", "36218c6dcbd97f5037cce8f09c039a863cd8f17cf3485078c14db52d18ad3bf2", "68bc1346a2a7d3b5a47ac0f3481f3534c59c7aeaf99d30a0c854985924e9bd9d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505" calcext:value-type="float">
            <text:p>35.505</text:p>
          </table:table-cell>
          <table:table-cell office:value-type="string" calcext:value-type="string">
            <text:p>4fdc6a72c406b3ab27dda7d42d8fce496a18f7265f81212fbbe676a87e4833a6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156" calcext:value-type="float">
            <text:p>9.156</text:p>
          </table:table-cell>
          <table:table-cell office:value-type="string" calcext:value-type="string">
            <text:p>4fdc6a72c406b3ab27dda7d42d8fce496a18f7265f81212fbbe676a87e4833a6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601bfe7c7c789b07ea1b5afdb14b5a47800f78f41014934de7a6a6f76fc586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8" calcext:value-type="float">
            <text:p>9.88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50.059" calcext:value-type="float">
            <text:p>450.059</text:p>
          </table:table-cell>
          <table:table-cell office:value-type="string" calcext:value-type="string">
            <text:p>("c8a87d044d620750cc1c274aae37425ea475b4aa08b003955e16cb6567da388e", "206c133b7ada2ed73ffebd7080e175011a30afff33e4a5535b28f48eaa49f868", "ba7b053446152a7f771afc7511dac80e33d3c52fda85bb4d389cb1847cae2326", "b6c80bcac43f2300c00eb772deb000e4ee76834ce32ce43c6c58fd65cc63ed59", "80d7452e53cc4fdbc8e3f0ebd6f70dbfe850c0513603011847c8160879bccaf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618" calcext:value-type="float">
            <text:p>21.618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136" calcext:value-type="float">
            <text:p>8.136</text:p>
          </table:table-cell>
          <table:table-cell office:value-type="string" calcext:value-type="string">
            <text:p>a10558c72a5f126377019d52d62602614115eaca150d41dab48c6b22be3b6a64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2e402ee9ba56d91d58da9037246d60256528617e3411f474bf5114b73f5c839c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389.718" calcext:value-type="float">
            <text:p>389.718</text:p>
          </table:table-cell>
          <table:table-cell office:value-type="string" calcext:value-type="string">
            <text:p>("330ead5d1e17510acbe71fbc2b8abe4a1d8e508ff11c29aea631ecbc143643e2", "07f4a0f95d80f2266fe8aa78cd8f0899594478ab3c81bc54d87ccdc3df2682ec", "04cba1e4469712295156bb031f5887ef4e812796324308d7dd04ceece4a04b20", "f43e2d867276a223cd34b2cc7e5163a573cff17b9cc4934bcc41e818eb7cbc06", "68229e0a5e7c5a2f2d4c61d0ac81512357d64b10abff113ea1d3318f3852fb7e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7.922" calcext:value-type="float">
            <text:p>7.922</text:p>
          </table:table-cell>
          <table:table-cell office:value-type="string" calcext:value-type="string">
            <text:p>f6a1caf1a29f7d952cb0c1b09b1d3d946a1befc99be8b1322b9ba80ba3d0dd61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528ca7395c65bbd7dbfc7ff9fb459d622bd3f5dfa7cb8d6f8bb012f047b1c2e0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5680" calcext:value-type="float">
            <text:p>55680</text:p>
          </table:table-cell>
          <table:table-cell office:value-type="float" office:value="412.141" calcext:value-type="float">
            <text:p>412.141</text:p>
          </table:table-cell>
          <table:table-cell office:value-type="string" calcext:value-type="string">
            <text:p>("97d096d44e13158a2bffbac298e92232e5355e3116554f2afc6ffb3e762f91e7", "f443a90875e62c8d0235fb21b48512fb3140f04a87cbafee2c9adf9e0132ed1c", "b701ae9fd1d0b0e72d2da2835b321250a2aba013d0dcace26f3f912b9c8c063f", "6ea36c9dd3b94e2484d93d74f6d69d14c296ccac5a628e411e01f712abecf9fc", "b413faa16e5d050bd319e18da1bd0cecfd5b4f4308fba0196605cbe2fefa34dc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771" calcext:value-type="float">
            <text:p>14.771</text:p>
          </table:table-cell>
          <table:table-cell office:value-type="string" calcext:value-type="string">
            <text:p>60a4bb552477dfc9087194595587d6fde4b49f12553d312bd758728d28d4773c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37675b45aaaf3d787b713a9a31de7a900aac577aa734f618eced08533b4a60e4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6839a39adf46aa320b5d93eab1dff925170a48eb768b07a266b6a209f1d11cc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07.778" calcext:value-type="float">
            <text:p>407.778</text:p>
          </table:table-cell>
          <table:table-cell office:value-type="string" calcext:value-type="string">
            <text:p>("ddcd8bf2f9b9a6fc94e929b6513e5438dc7c59025660b0998cf2a1c752b30a12", "8cc204e01a94f509c7cd935465d769077f60366e8977bc32ed1490edf04312b3", "cc27aadbbd4c20a6225117bc6a67bb745a671d4b607daaec5f81d91803542fb9", "f6cb9464948ad95a20c87e5f552b3ae8a7bc75394b26a7a5b8c17aeead185e9c", "1691ec3169153adb619335dcf24ea8d5e3ebedcf242cd0d277ade73799d945a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de19544b6759feb3ef18334dc19fd7c2ef3997cb39cc2e5c4b001c6936417515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143" calcext:value-type="float">
            <text:p>11.143</text:p>
          </table:table-cell>
          <table:table-cell office:value-type="string" calcext:value-type="string">
            <text:p>de19544b6759feb3ef18334dc19fd7c2ef3997cb39cc2e5c4b001c6936417515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b7640e176097289d97f07908e16e464d48703788ead6922997fd2cbf8dadfa26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68.38" calcext:value-type="float">
            <text:p>368.38</text:p>
          </table:table-cell>
          <table:table-cell office:value-type="string" calcext:value-type="string">
            <text:p>("454a94452792a48e7e4d43836b851e093a6fcf10eeb58e649d35d815dfe190be", "c710eeb8827d024961752a6b1199d4ddd22c0b6340d7a85b5b6bdb1dc7a191d4", "be234aeaa65e267134162b8bb17719d340080439c33535d1f2a267672847e5de", "5f66fe2a35724e11a71436a521b3eb80a31e602323f6beb0e6ec3f79bb2867eb", "cd9efbfc7efcfdfbd817a973533944414fa8839ee0c825716e4251841c03827f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805" calcext:value-type="float">
            <text:p>11.805</text:p>
          </table:table-cell>
          <table:table-cell office:value-type="string" calcext:value-type="string">
            <text:p>2fc642fe51dac878883c3efc776c75638c75d909e6e6072feaca33a80e7c3e28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553" calcext:value-type="float">
            <text:p>7.553</text:p>
          </table:table-cell>
          <table:table-cell office:value-type="string" calcext:value-type="string">
            <text:p>d0b0c865ba95d2c8512c376ae6b249060e393458c0d43090f227410cc60aacaf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3dbe74ba9645efeed5f786bc9e8159cb618886714f1f458b03dc7e149a9f8641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73.116" calcext:value-type="float">
            <text:p>373.116</text:p>
          </table:table-cell>
          <table:table-cell office:value-type="string" calcext:value-type="string">
            <text:p>("3e592b5c11038bdd555b4f7229274188ce8351d3fa4eae07b767299bcf9a644e", "27f1fd16771fb9486bdc19875f7328eed1ef1c7e30cffd54d3bbe6cbc34ffd7b", "05ba58a8caa372038289f1ab2f886e920e7132b97ff4eb23b8aebea2f20d8fb5", "d47d692861c063ecc34b8a9387275cb75c946633553abfa839e21f427ff42f22", "b00c7f127dbcaeba482df54eb1e4889c0e62ba4424bf4b9924112475ac2e1cf9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455" calcext:value-type="float">
            <text:p>11.455</text:p>
          </table:table-cell>
          <table:table-cell office:value-type="string" calcext:value-type="string">
            <text:p>ef7a33fd02873525867ff921412149f3c673a9334534a9f23201e0189f5f7136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674" calcext:value-type="float">
            <text:p>7.674</text:p>
          </table:table-cell>
          <table:table-cell office:value-type="string" calcext:value-type="string">
            <text:p>ef7a33fd02873525867ff921412149f3c673a9334534a9f23201e0189f5f7136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56cf6f7db0b5a691c1bf9ecec057e151d937c6dc647671e015650464dd8bf52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379.959" calcext:value-type="float">
            <text:p>379.959</text:p>
          </table:table-cell>
          <table:table-cell office:value-type="string" calcext:value-type="string">
            <text:p>("d83367e57af23ceac8951cba4c9728e60823719635b0480cd91d3962ad0dcc15", "32a5f56b9113cc6e3a7ea9f93d815de9ba65b58f9ef63630d3dc1e1c786ff2a3", "406a4ecc676b8f3210bc77d0d41485b452e70f4f5bda65ae2c4939fba7d4ed04", "4314c1aa476158275c1cfa7e86e8a5c9e2ab0ee04619b8974dc26b5957eaf732", "ebce1c38f01449103fa1f5a26afa3b3723eff2090f1260faf2e412f38d1e329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12.391" calcext:value-type="float">
            <text:p>12.391</text:p>
          </table:table-cell>
          <table:table-cell office:value-type="string" calcext:value-type="string">
            <text:p>1a31b0434ece14c40bf0ba500b15737cb62cbfc141e13c3db06fa86ffbf373e6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8.972" calcext:value-type="float">
            <text:p>8.972</text:p>
          </table:table-cell>
          <table:table-cell office:value-type="string" calcext:value-type="string">
            <text:p>0ab3298c029495fc4e7fe28f0db313086c7121846bde685ff9f6135ddd5ceb7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0b6fc2f10967e0899d7f1886747ef9b910d93b1bab45e367d5f22a31fcaf218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9" calcext:value-type="float">
            <text:p>9.69</text:p>
          </table:table-cell>
          <table:table-cell office:value-type="float" office:value="101200" calcext:value-type="float">
            <text:p>101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  <table:table-cell office:value-type="float" office:value="384.107" calcext:value-type="float">
            <text:p>384.107</text:p>
          </table:table-cell>
          <table:table-cell office:value-type="string" calcext:value-type="string">
            <text:p>("892ce44ccbb618c2bfc1aa8c58ba6116f434fe6c71308515cad874371abf7ae6", "8ef41900f19cbd999230ef1e4a3a6154489ce4f1d567cde69ecc27fd5699bcb3", "8ec7cff25244f0a7d2473d33fcc3eaa46adf4159397a09b15c5261df64baf6e6", "ac490b38379e0b6d9782d5ab19bd289e325deacf7d8e5d1e058bd3c2beef183a", "9f0d4f0321aec037634f05e3d6fc2810e48c77e9132f1d12722e1a66304e2b7c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0.264" calcext:value-type="float">
            <text:p>10.264</text:p>
          </table:table-cell>
          <table:table-cell office:value-type="string" calcext:value-type="string">
            <text:p>485e5752b01fb2b8c12239f7aad9139871dae57cbb7e1c28ae53a0ac3b5750af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8.228" calcext:value-type="float">
            <text:p>8.228</text:p>
          </table:table-cell>
          <table:table-cell office:value-type="string" calcext:value-type="string">
            <text:p>a3c197a45dd7acd12106713d65be8c0a80472366f6b731c82cdb0d0c78e47ea5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de63d9db30b16820a0f6cbd9e26395e48294f8cd4961228eb46fd73f3f33b6f3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1" calcext:value-type="float">
            <text:p>7.91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57.392" calcext:value-type="float">
            <text:p>457.392</text:p>
          </table:table-cell>
          <table:table-cell office:value-type="string" calcext:value-type="string">
            <text:p>("ae8b627350c4bafe9fe8b3145f6905292ed1d22c7cc027521c8512050aa5c864", "388c751607a938435324dc3e2d62a06c6b9a7efe0c4bef8f8c2437c3fc5d19f4", "bafbd9c39914f722fa4c6214f4c4f836c08243dd414cacad0afada464f9bde47", "9493b9acee73e0d83a567d34a887c4f5c93c6cf5e003e1a775dc5c32483da191", "afe3aeb32e23224c33643ee2f4b27e3ed722bb42540eace1250e83f993121044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1.153" calcext:value-type="float">
            <text:p>1.153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88.04" calcext:value-type="float">
            <text:p>88.04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0.73" calcext:value-type="float">
            <text:p>70.73</text:p>
          </table:table-cell>
          <table:table-cell office:value-type="float" office:value="78.05" calcext:value-type="float">
            <text:p>78.05</text:p>
          </table:table-cell>
          <table:table-cell office:value-type="float" office:value="76.32" calcext:value-type="float">
            <text:p>76.3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42" calcext:value-type="float">
            <text:p>73.42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a8b8f82885a5a01dc118c89c102e853a9f46249fc4417a520792a7d66176c617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47" calcext:value-type="float">
            <text:p>8.47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80" calcext:value-type="float">
            <text:p>20080</text:p>
          </table:table-cell>
          <table:table-cell office:value-type="float" office:value="460.271" calcext:value-type="float">
            <text:p>460.271</text:p>
          </table:table-cell>
          <table:table-cell office:value-type="string" calcext:value-type="string">
            <text:p>("b00cf7f3ccaa95798ea7f5be93efee87e9aa7956abc4c1f50dbb14aef93b294a", "bda8948a1228b1148a0f208344a85def175d4cdc6491ae085a15202f8d220896", "3680a9c8aff6734be60e716c1d8e4b561e8c65960b1a50498201118f5e5a7f59", "9d39129bf274da623b9d51076c87774e4ea9ccc97c2ca4ebc90dc8dc0afcde5f", "66e335284f3806b84a90cfc5e4694a1cfdb433008fd7335f0aa029ec415e3c2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35.483" calcext:value-type="float">
            <text:p>35.483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4.48" calcext:value-type="float">
            <text:p>94.4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11" calcext:value-type="float">
            <text:p>11</text:p>
          </table:table-cell>
          <table:table-cell office:value-type="float" office:value="9.289" calcext:value-type="float">
            <text:p>9.289</text:p>
          </table:table-cell>
          <table:table-cell office:value-type="string" calcext:value-type="string">
            <text:p>6d45d8e1b8e88f47c269dacaa6ea65a517d935b6f0cb546f0e6abb965e2291ac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88.65" calcext:value-type="float">
            <text:p>88.6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84a720d865e4f3d8ed313262b91ff34fbbe165fd8e6583d81024a20276327e51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473.671" calcext:value-type="float">
            <text:p>473.671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21.783" calcext:value-type="float">
            <text:p>21.783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2.02" calcext:value-type="float">
            <text:p>92.0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8.201" calcext:value-type="float">
            <text:p>8.201</text:p>
          </table:table-cell>
          <table:table-cell office:value-type="string" calcext:value-type="string">
            <text:p>84b1b1e8b911fc5b404877037c9fea3de3a467302ebbd56311446760458e62bd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86.2" calcext:value-type="float">
            <text:p>86.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93a4b32cf5c8b5d17b69ada07fc8344f3d32600be5d5ba9c8c61a3ab41e95c00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8.96" calcext:value-type="float">
            <text:p>8.96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01.694" calcext:value-type="float">
            <text:p>401.694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518d9b21543352293eb3366fe4451dea7e2ed32cdb52172c237fcef1cb02c90e", "5816a6e66addc1233790a35fc00c7779bbb3aebb7a6f1c89eb24f6e4b7172d6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18.728" calcext:value-type="float">
            <text:p>18.728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0.8" calcext:value-type="float">
            <text:p>90.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5.37" calcext:value-type="float">
            <text:p>85.37</text:p>
          </table:table-cell>
          <table:table-cell office:value-type="float" office:value="73.17" calcext:value-type="float">
            <text:p>73.17</text:p>
          </table:table-cell>
          <table:table-cell office:value-type="float" office:value="76.09" calcext:value-type="float">
            <text:p>76.09</text:p>
          </table:table-cell>
          <table:table-cell office:value-type="float" office:value="83.33" calcext:value-type="float">
            <text:p>83.33</text:p>
          </table:table-cell>
          <table:table-cell office:value-type="float" office:value="80.46" calcext:value-type="float">
            <text:p>80.46</text:p>
          </table:table-cell>
          <table:table-cell office:value-type="float" office:value="9" calcext:value-type="float">
            <text:p>9</text:p>
          </table:table-cell>
          <table:table-cell office:value-type="float" office:value="8.003" calcext:value-type="float">
            <text:p>8.003</text:p>
          </table:table-cell>
          <table:table-cell office:value-type="string" calcext:value-type="string">
            <text:p>53270ac3d877f96b2a96bb17db93ac9d5275897befcf9f87261d2991199fac95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85.58" calcext:value-type="float">
            <text:p>85.5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831f5c789650799deba2fd1286bbfd6c6de407c68938aedbf90920dbf2dd65c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25" calcext:value-type="float">
            <text:p>10.25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29.009" calcext:value-type="float">
            <text:p>429.009</text:p>
          </table:table-cell>
          <table:table-cell office:value-type="string" calcext:value-type="string">
            <text:p>("42a0ef15f7bd27929546b1e8d34eb2708d847fae9f447ece4e50a95d0ebc39fd", "12fc6688ed7b99bc14b1f430cb20b451b8df89ee1cd28d2a16674a90e47e4a64", "4382d227efc18c899c87db10163b19dd5db6346e0ccbd125f4b2126d03d92b5c", "7aeab6d57aaf5f9165e7e5f9f34fe098a3c150c7d2921832fc64fb8149e6279d", "3e17f580900a7f35f40c43e85d2cd2a0c2667ba8dc014a631231293997e4bd8c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21" calcext:value-type="float">
            <text:p>21</text:p>
          </table:table-cell>
          <table:table-cell office:value-type="float" office:value="14.885" calcext:value-type="float">
            <text:p>14.885</text:p>
          </table:table-cell>
          <table:table-cell office:value-type="string" calcext:value-type="string">
            <text:p>6270eb7dfa1c3d0c95b5578e02f757ba5a51ee26f5fc79b5f229bdb1763b0b06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29" calcext:value-type="float">
            <text:p>94.29</text:p>
          </table:table-cell>
          <table:table-cell office:value-type="float" office:value="82.98" calcext:value-type="float">
            <text:p>82.98</text:p>
          </table:table-cell>
          <table:table-cell office:value-type="float" office:value="86.84" calcext:value-type="float">
            <text:p>86.84</text:p>
          </table:table-cell>
          <table:table-cell office:value-type="float" office:value="19" calcext:value-type="float">
            <text:p>19</text:p>
          </table:table-cell>
          <table:table-cell office:value-type="float" office:value="8.949" calcext:value-type="float">
            <text:p>8.949</text:p>
          </table:table-cell>
          <table:table-cell office:value-type="string" calcext:value-type="string">
            <text:p>dea2807a310f046586fbc4755f2c1a4b9714c6133faef12c39960fbd4c32187d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84.97" calcext:value-type="float">
            <text:p>84.97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" calcext:value-type="float">
            <text:p>3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007a1af4d639876f3379054d3820951d10daebe6e8dce16012dde70af4d7d699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33" calcext:value-type="float">
            <text:p>9.33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419.635" calcext:value-type="float">
            <text:p>419.635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5af7c77c42b1727102e04f811642605884bd9faa0d06ac7c7798aa2d21eff19c", "f46aa8cc271c6f5b2bb5122d447c68d8560f30e2d5c58970ce8816a3723d2d9f", "8c7610b32c91924ff078e347ac90c3a309114426d0904c6eaa79f71f27ce8ba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6.598" calcext:value-type="float">
            <text:p>16.598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1.72" calcext:value-type="float">
            <text:p>91.72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2.68" calcext:value-type="float">
            <text:p>92.6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61" calcext:value-type="float">
            <text:p>82.61</text:p>
          </table:table-cell>
          <table:table-cell office:value-type="float" office:value="91.67" calcext:value-type="float">
            <text:p>91.67</text:p>
          </table:table-cell>
          <table:table-cell office:value-type="float" office:value="87.36" calcext:value-type="float">
            <text:p>87.36</text:p>
          </table:table-cell>
          <table:table-cell office:value-type="float" office:value="11" calcext:value-type="float">
            <text:p>11</text:p>
          </table:table-cell>
          <table:table-cell office:value-type="float" office:value="11.219" calcext:value-type="float">
            <text:p>11.219</text:p>
          </table:table-cell>
          <table:table-cell office:value-type="string" calcext:value-type="string">
            <text:p>7e8a2fe3a60557c9d7377a125380ed71326c316e02a45ed775c0b1a61b2ae89b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85.28" calcext:value-type="float">
            <text:p>85.28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90.24" calcext:value-type="float">
            <text:p>90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4.09" calcext:value-type="float">
            <text:p>84.09</text:p>
          </table:table-cell>
          <table:table-cell office:value-type="float" office:value="89.47" calcext:value-type="float">
            <text:p>89.47</text:p>
          </table:table-cell>
          <table:table-cell office:value-type="float" office:value="87.06" calcext:value-type="float">
            <text:p>87.06</text:p>
          </table:table-cell>
          <table:table-cell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0f897b11af9b67754a4cc655fa53afca04c30878b5da1d7d8e1c94e6c585d17e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1" calcext:value-type="float">
            <text:p>10.61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3200" calcext:value-type="float">
            <text:p>43200</text:p>
          </table:table-cell>
          <table:table-cell office:value-type="float" office:value="387.283" calcext:value-type="float">
            <text:p>387.283</text:p>
          </table:table-cell>
          <table:table-cell office:value-type="string" calcext:value-type="string">
            <text:p>("ae2b7549b7b873115e9b99d85c3fcd23a79756b4ffd14172866ef54e192d4e1e", "d7f310a4f4ff853f0b88e026cc89fa14fc9881bf227eb6440c7805e28166e6ce", "4632f7db0a1bd840b73760d30b2d7f19bee42b95d216a0a35334dd7a6c4743fb", "c8fe4745810e4966e05468d961e653e4da101c806fdc639f291edb5e2bbda050", "584328ae93c75ae052ee6edd12c5c6be7b1b91047acc683c2db1dba17068ef3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21" calcext:value-type="float">
            <text:p>21</text:p>
          </table:table-cell>
          <table:table-cell office:value-type="float" office:value="11.621" calcext:value-type="float">
            <text:p>11.621</text:p>
          </table:table-cell>
          <table:table-cell office:value-type="string" calcext:value-type="string">
            <text:p>fc55ff2b2745dc9afc731aac6ae2dc6eaba40fe01988257ee0b729c347b0809b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6.32" calcext:value-type="float">
            <text:p>96.32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5.61" calcext:value-type="float">
            <text:p>75.61</text:p>
          </table:table-cell>
          <table:table-cell office:value-type="float" office:value="95.12" calcext:value-type="float">
            <text:p>95.12</text:p>
          </table:table-cell>
          <table:table-cell office:value-type="float" office:value="93.94" calcext:value-type="float">
            <text:p>93.94</text:p>
          </table:table-cell>
          <table:table-cell office:value-type="float" office:value="79.59" calcext:value-type="float">
            <text:p>79.59</text:p>
          </table:table-cell>
          <table:table-cell office:value-type="float" office:value="83.78" calcext:value-type="float">
            <text:p>83.78</text:p>
          </table:table-cell>
          <table:table-cell office:value-type="float" office:value="17" calcext:value-type="float">
            <text:p>17</text:p>
          </table:table-cell>
          <table:table-cell office:value-type="float" office:value="7.477" calcext:value-type="float">
            <text:p>7.477</text:p>
          </table:table-cell>
          <table:table-cell office:value-type="string" calcext:value-type="string">
            <text:p>acbdf4a065c31b39fe107ea94bfd60ff3aec199093646c5f4aed7c06d06b25a5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84.97" calcext:value-type="float">
            <text:p>84.97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237243a4404026179849ca603f73cc78b200682469578d9713e08bc50587fab2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880" calcext:value-type="float">
            <text:p>9880</text:p>
          </table:table-cell>
          <table:table-cell office:value-type="float" office:value="376.284" calcext:value-type="float">
            <text:p>376.284</text:p>
          </table:table-cell>
          <table:table-cell office:value-type="string" calcext:value-type="string">
            <text:p>("54645bc7888a06b69af8cd5344def857ca68555d0261226046a174a83145d12f", "80e1ee111d4d453e39f21b838d18c9826fdb77fceee6c9c7d094a21029742e01", "07b8bc272efc423b9b8bd3ce4038826336c2d59da9626906603300fd5c66401e", "79b1090e070cb575af5d7b346b67890a20c2538a7a45dc7275bfeb5ee0c6aa34", "98258faf68f6b4f83364c576199ca491560ec66a2afb87f9ecb52a82b61cecc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11.528" calcext:value-type="float">
            <text:p>11.528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6.32" calcext:value-type="float">
            <text:p>96.3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86.84" calcext:value-type="float">
            <text:p>86.84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4" calcext:value-type="float">
            <text:p>83.54</text:p>
          </table:table-cell>
          <table:table-cell office:value-type="float" office:value="15" calcext:value-type="float">
            <text:p>15</text:p>
          </table:table-cell>
          <table:table-cell office:value-type="float" office:value="7.583" calcext:value-type="float">
            <text:p>7.583</text:p>
          </table:table-cell>
          <table:table-cell office:value-type="string" calcext:value-type="string">
            <text:p>eade175948dd61de568c002f2cb54ded7c7f138d84bb03e1ba98b05f8f44b092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82.52" calcext:value-type="float">
            <text:p>82.52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3" calcext:value-type="float">
            <text:p>3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12e6e25c320b7dc7aed00f6b98a10885919ca416f3beebb7983d7cc92bf5d22b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8.96" calcext:value-type="float">
            <text:p>8.96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716.67" calcext:value-type="float">
            <text:p>716.67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7de9e78c96bc1ac4b5b95ad34d64d5a969d3fd9e65ec869b819c224667d3a8f9", "1b65a7361eed41252d24982d40ebab98b13c16efaeecd705f8e7e4f448ce858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9" calcext:value-type="float">
            <text:p>94.7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5" calcext:value-type="float">
            <text:p>15</text:p>
          </table:table-cell>
          <table:table-cell office:value-type="float" office:value="20.647" calcext:value-type="float">
            <text:p>20.647</text:p>
          </table:table-cell>
          <table:table-cell office:value-type="string" calcext:value-type="string">
            <text:p>81c6e10afb8d8b56c54ce872fc1e7b0fa6da5d8eb59ec4c6a9af59d87b315729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3.87" calcext:value-type="float">
            <text:p>93.87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13.162" calcext:value-type="float">
            <text:p>13.162</text:p>
          </table:table-cell>
          <table:table-cell office:value-type="string" calcext:value-type="string">
            <text:p>9b19fdc3aae48aa92836f8d51d9a108a6ee4baf8ffd593cdf7536f0a2622e2a3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88.04" calcext:value-type="float">
            <text:p>88.04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" calcext:value-type="float">
            <text:p>3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4c163a636cc6f744241b40504eaa287f98821328fb23ce5bb99704330f7da13d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3" calcext:value-type="float">
            <text:p>9.63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1097.66" calcext:value-type="float">
            <text:p>1097.66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af01bfdd8c14e1fdee725927a8a489b4dd75f0b72e942aa20b90e5d4a7cce0dd", "5c97e90169a17c74e3fce6c98a8a47d94af0d0fc2393f79e3b7b5528fa343b10", "5e760e1320737c2c4ff8a67a15ab06d3ba7dcd7847ff25d3941bfd02ad785b9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5.891" calcext:value-type="float">
            <text:p>15.891</text:p>
          </table:table-cell>
          <table:table-cell office:value-type="string" calcext:value-type="string">
            <text:p>734fbf3c7632e2322d8df4561f392e8d7a60f92ca7810d9463dc236779ad6afa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1.41" calcext:value-type="float">
            <text:p>91.41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87.8" calcext:value-type="float">
            <text:p>87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6" calcext:value-type="float">
            <text:p>76.6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0.508" calcext:value-type="float">
            <text:p>10.508</text:p>
          </table:table-cell>
          <table:table-cell office:value-type="string" calcext:value-type="string">
            <text:p>4e76c84004caa125a0c046a5ce4c29c215ae47c6bc93d9c0dd54e58621ea9a7d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86.5" calcext:value-type="float">
            <text:p>86.5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82.93" calcext:value-type="float">
            <text:p>82.93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7" calcext:value-type="float">
            <text:p>77.27</text:p>
          </table:table-cell>
          <table:table-cell office:value-type="float" office:value="81.58" calcext:value-type="float">
            <text:p>81.5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6c71cdb0c38dd7d4a45b7dbfee833f5da152e4ffc0b471cffe6351958b084469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8" calcext:value-type="float">
            <text:p>7.98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1298.517" calcext:value-type="float">
            <text:p>1298.517</text:p>
          </table:table-cell>
          <table:table-cell office:value-type="string" calcext:value-type="string">
            <text:p>("4ca98f478169c1b3bb9bcb527858c9607fdbbdc31a7b3abd46cb98f422b96472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15" calcext:value-type="float">
            <text:p>15</text:p>
          </table:table-cell>
          <table:table-cell office:value-type="float" office:value="123.405" calcext:value-type="float">
            <text:p>123.405</text:p>
          </table:table-cell>
          <table:table-cell office:value-type="string" calcext:value-type="string">
            <text:p>6d1d8a677b61cd2218dad55f590a29be3b6e74fdde13ac5e57b9574b28fdca30</text:p>
          </table:table-cell>
          <table:table-cell office:value-type="float" office:value="97.9" calcext:value-type="float">
            <text:p>97.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15" calcext:value-type="float">
            <text:p>15</text:p>
          </table:table-cell>
          <table:table-cell office:value-type="float" office:value="20.726" calcext:value-type="float">
            <text:p>20.726</text:p>
          </table:table-cell>
          <table:table-cell office:value-type="string" calcext:value-type="string">
            <text:p>6d1d8a677b61cd2218dad55f590a29be3b6e74fdde13ac5e57b9574b28fdca30</text:p>
          </table:table-cell>
          <table:table-cell office:value-type="float" office:value="91.61" calcext:value-type="float">
            <text:p>91.6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8.525" calcext:value-type="float">
            <text:p>18.525</text:p>
          </table:table-cell>
          <table:table-cell office:value-type="string" calcext:value-type="string">
            <text:p>bf91fcc0f9a89dee89269dd288179bb513f060fec14ba7d0a85c8552b996b8b6</text:p>
          </table:table-cell>
          <table:table-cell office:value-type="float" office:value="97.2" calcext:value-type="float">
            <text:p>97.2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13" calcext:value-type="float">
            <text:p>13</text:p>
          </table:table-cell>
          <table:table-cell office:value-type="float" office:value="19.849" calcext:value-type="float">
            <text:p>19.849</text:p>
          </table:table-cell>
          <table:table-cell office:value-type="string" calcext:value-type="string">
            <text:p>f3794f6ed00dc8eb464e3d56dcfba87485daef08651b30d562a1876c8235ae65</text:p>
          </table:table-cell>
          <table:table-cell office:value-type="float" office:value="97.2" calcext:value-type="float">
            <text:p>97.2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13" calcext:value-type="float">
            <text:p>13</text:p>
          </table:table-cell>
          <table:table-cell office:value-type="float" office:value="20.793" calcext:value-type="float">
            <text:p>20.793</text:p>
          </table:table-cell>
          <table:table-cell office:value-type="string" calcext:value-type="string">
            <text:p>f3794f6ed00dc8eb464e3d56dcfba87485daef08651b30d562a1876c8235ae65</text:p>
          </table:table-cell>
          <table:table-cell office:value-type="float" office:value="91.61" calcext:value-type="float">
            <text:p>91.6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bf91fcc0f9a89dee89269dd288179bb513f060fec14ba7d0a85c8552b996b8b6</text:p>
          </table:table-cell>
          <table:table-cell office:value-type="float" office:value="99.86" calcext:value-type="float">
            <text:p>99.86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94.17" calcext:value-type="float">
            <text:p>94.17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.56" calcext:value-type="float">
            <text:p>89.56</text:p>
          </table:table-cell>
          <table:table-cell office:value-type="float" office:value="93.8" calcext:value-type="float">
            <text:p>93.8</text:p>
          </table:table-cell>
          <table:table-cell office:value-type="float" office:value="3.78" calcext:value-type="float">
            <text:p>3.78</text:p>
          </table:table-cell>
          <table:table-cell office:value-type="float" office:value="90960" calcext:value-type="float">
            <text:p>909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480" calcext:value-type="float">
            <text:p>10480</text:p>
          </table:table-cell>
          <table:table-cell office:value-type="float" office:value="906.202" calcext:value-type="float">
            <text:p>906.202</text:p>
          </table:table-cell>
          <table:table-cell office:value-type="string" calcext:value-type="string">
            <text:p>("43d9768148efde51b545851d32fa57d9d762e27ea25733025653b24971db0163", "d52374dbfcb8e3dedc38bacb603b2b6389feb1d1f6aab4ae0a276ab989932fb3", "7d85e0bba64886b66bcfee2eda6660502aaa6af87c34135d4b5fed1f157d56fb", "831d4bc3ff1f73f7773f4ac718c891793bdea660ea9a9c97da71312e393febe6", "03b00eb528a46d823664bb967c7a172ce60cc2d546f562ddc4e9478d7f10383c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1" calcext:value-type="float">
            <text:p>95.1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9" calcext:value-type="float">
            <text:p>9</text:p>
          </table:table-cell>
          <table:table-cell office:value-type="float" office:value="46.676" calcext:value-type="float">
            <text:p>46.676</text:p>
          </table:table-cell>
          <table:table-cell office:value-type="string" calcext:value-type="string">
            <text:p>ee3ac562c41232983b7b6e7c4366d4ba02c823afa664da4661eff5d48b931af2</text:p>
          </table:table-cell>
          <table:table-cell office:value-type="float" office:value="88.81" calcext:value-type="float">
            <text:p>88.81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100" calcext:value-type="float">
            <text:p>100</text:p>
          </table:table-cell>
          <table:table-cell office:value-type="float" office:value="63.89" calcext:value-type="float">
            <text:p>63.89</text:p>
          </table:table-cell>
          <table:table-cell office:value-type="float" office:value="73.47" calcext:value-type="float">
            <text:p>73.47</text:p>
          </table:table-cell>
          <table:table-cell office:value-type="float" office:value="100" calcext:value-type="float">
            <text:p>100</text:p>
          </table:table-cell>
          <table:table-cell office:value-type="float" office:value="84.71" calcext:value-type="float">
            <text:p>84.71</text:p>
          </table:table-cell>
          <table:table-cell office:value-type="float" office:value="7" calcext:value-type="float">
            <text:p>7</text:p>
          </table:table-cell>
          <table:table-cell office:value-type="float" office:value="12.207" calcext:value-type="float">
            <text:p>12.207</text:p>
          </table:table-cell>
          <table:table-cell office:value-type="string" calcext:value-type="string">
            <text:p>34229e4ef6841e463c212cb0f380d1f060dc80d2f3f2307c00988f20c6faed12</text:p>
          </table:table-cell>
          <table:table-cell office:value-type="float" office:value="85.66" calcext:value-type="float">
            <text:p>85.66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4.44" calcext:value-type="float">
            <text:p>9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72.34" calcext:value-type="float">
            <text:p>72.34</text:p>
          </table:table-cell>
          <table:table-cell office:value-type="float" office:value="92" calcext:value-type="float">
            <text:p>92</text:p>
          </table:table-cell>
          <table:table-cell office:value-type="float" office:value="81.93" calcext:value-type="float">
            <text:p>81.93</text:p>
          </table:table-cell>
          <table:table-cell office:value-type="float" office:value="5" calcext:value-type="float">
            <text:p>5</text:p>
          </table:table-cell>
          <table:table-cell office:value-type="float" office:value="11.114" calcext:value-type="float">
            <text:p>11.114</text:p>
          </table:table-cell>
          <table:table-cell office:value-type="string" calcext:value-type="string">
            <text:p>9414397257f74fe2c666b27372c838718ac0c3b5b3a215b892039dbbe436c46a</text:p>
          </table:table-cell>
          <table:table-cell office:value-type="float" office:value="95.1" calcext:value-type="float">
            <text:p>95.1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9" calcext:value-type="float">
            <text:p>9</text:p>
          </table:table-cell>
          <table:table-cell office:value-type="float" office:value="17.766" calcext:value-type="float">
            <text:p>17.766</text:p>
          </table:table-cell>
          <table:table-cell office:value-type="string" calcext:value-type="string">
            <text:p>ee3ac562c41232983b7b6e7c4366d4ba02c823afa664da4661eff5d48b931af2</text:p>
          </table:table-cell>
          <table:table-cell office:value-type="float" office:value="88.81" calcext:value-type="float">
            <text:p>88.81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100" calcext:value-type="float">
            <text:p>100</text:p>
          </table:table-cell>
          <table:table-cell office:value-type="float" office:value="63.89" calcext:value-type="float">
            <text:p>63.89</text:p>
          </table:table-cell>
          <table:table-cell office:value-type="float" office:value="73.47" calcext:value-type="float">
            <text:p>73.47</text:p>
          </table:table-cell>
          <table:table-cell office:value-type="float" office:value="100" calcext:value-type="float">
            <text:p>100</text:p>
          </table:table-cell>
          <table:table-cell office:value-type="float" office:value="84.71" calcext:value-type="float">
            <text:p>84.71</text:p>
          </table:table-cell>
          <table:table-cell office:value-type="float" office:value="7" calcext:value-type="float">
            <text:p>7</text:p>
          </table:table-cell>
          <table:table-cell office:value-type="float" office:value="12.408" calcext:value-type="float">
            <text:p>12.408</text:p>
          </table:table-cell>
          <table:table-cell office:value-type="string" calcext:value-type="string">
            <text:p>34229e4ef6841e463c212cb0f380d1f060dc80d2f3f2307c00988f20c6faed12</text:p>
          </table:table-cell>
          <table:table-cell office:value-type="float" office:value="85.66" calcext:value-type="float">
            <text:p>85.66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4.44" calcext:value-type="float">
            <text:p>94.44</text:p>
          </table:table-cell>
          <table:table-cell office:value-type="float" office:value="63.89" calcext:value-type="float">
            <text:p>63.89</text:p>
          </table:table-cell>
          <table:table-cell office:value-type="float" office:value="72.34" calcext:value-type="float">
            <text:p>72.34</text:p>
          </table:table-cell>
          <table:table-cell office:value-type="float" office:value="92" calcext:value-type="float">
            <text:p>92</text:p>
          </table:table-cell>
          <table:table-cell office:value-type="float" office:value="81.93" calcext:value-type="float">
            <text:p>81.93</text:p>
          </table:table-cell>
          <table:table-cell office:value-type="float" office:value="5" calcext:value-type="float">
            <text:p>5</text:p>
          </table:table-cell>
          <table:table-cell office:value-type="float" office:value="11.168" calcext:value-type="float">
            <text:p>11.168</text:p>
          </table:table-cell>
          <table:table-cell office:value-type="string" calcext:value-type="string">
            <text:p>9414397257f74fe2c666b27372c838718ac0c3b5b3a215b892039dbbe436c46a</text:p>
          </table:table-cell>
          <table:table-cell office:value-type="float" office:value="99.93" calcext:value-type="float">
            <text:p>99.9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102440" calcext:value-type="float">
            <text:p>1024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880" calcext:value-type="float">
            <text:p>49880</text:p>
          </table:table-cell>
          <table:table-cell office:value-type="float" office:value="667.423" calcext:value-type="float">
            <text:p>667.423</text:p>
          </table:table-cell>
          <table:table-cell office:value-type="string" calcext:value-type="string">
            <text:p>("fa13776c769bd2ac179d13fe5a28307b47d0862649a9f551365a3bebaf809314", "4f6f2e491fea4a6996c33fb5ac9823419cfc40eb3f5c0075f0fb8be090ee41fe", "74833405396ca40fe31efdea4d841ae0a9f2861652a03978f3bc97414d313589", "ff4d220393a67b2c13db204152ce3354805c185d9f6d4610e191b1a475a2aaf1", "975de5a4c22e4c7380894353032e0614ff8d2aa6b59bcf6edb2e2933e322a41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0.56" calcext:value-type="float">
            <text:p>80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7.88" calcext:value-type="float">
            <text:p>87.8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06" calcext:value-type="float">
            <text:p>84.06</text:p>
          </table:table-cell>
          <table:table-cell office:value-type="float" office:value="13" calcext:value-type="float">
            <text:p>13</text:p>
          </table:table-cell>
          <table:table-cell office:value-type="float" office:value="22.938" calcext:value-type="float">
            <text:p>22.938</text:p>
          </table:table-cell>
          <table:table-cell office:value-type="string" calcext:value-type="string">
            <text:p>ad4b30ac9a8b6b04e9c4036a4d0bd1d83e2a5e53fb150774e90889cbdb2b4118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492" calcext:value-type="float">
            <text:p>13.492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556" calcext:value-type="float">
            <text:p>13.556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5.45" calcext:value-type="float">
            <text:p>95.45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0.56" calcext:value-type="float">
            <text:p>80.56</text:p>
          </table:table-cell>
          <table:table-cell office:value-type="float" office:value="88.89" calcext:value-type="float">
            <text:p>88.89</text:p>
          </table:table-cell>
          <table:table-cell office:value-type="float" office:value="87.88" calcext:value-type="float">
            <text:p>87.8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06" calcext:value-type="float">
            <text:p>84.06</text:p>
          </table:table-cell>
          <table:table-cell office:value-type="float" office:value="13" calcext:value-type="float">
            <text:p>13</text:p>
          </table:table-cell>
          <table:table-cell office:value-type="float" office:value="14.103" calcext:value-type="float">
            <text:p>14.103</text:p>
          </table:table-cell>
          <table:table-cell office:value-type="string" calcext:value-type="string">
            <text:p>ad4b30ac9a8b6b04e9c4036a4d0bd1d83e2a5e53fb150774e90889cbdb2b4118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199" calcext:value-type="float">
            <text:p>13.199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2.66" calcext:value-type="float">
            <text:p>92.6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87.1" calcext:value-type="float">
            <text:p>87.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6" calcext:value-type="float">
            <text:p>80.6</text:p>
          </table:table-cell>
          <table:table-cell office:value-type="float" office:value="9" calcext:value-type="float">
            <text:p>9</text:p>
          </table:table-cell>
          <table:table-cell office:value-type="float" office:value="13.601" calcext:value-type="float">
            <text:p>13.601</text:p>
          </table:table-cell>
          <table:table-cell office:value-type="string" calcext:value-type="string">
            <text:p>e006d479820983b94d381ef642d65d898dc559da35b4bb3cf8b461027f4c67f4</text:p>
          </table:table-cell>
          <table:table-cell office:value-type="float" office:value="99.93" calcext:value-type="float">
            <text:p>99.93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46" calcext:value-type="float">
            <text:p>99.46</text:p>
          </table:table-cell>
          <table:table-cell office:value-type="float" office:value="100" calcext:value-type="float">
            <text:p>100</text:p>
          </table:table-cell>
          <table:table-cell office:value-type="float" office:value="99.73" calcext:value-type="float">
            <text:p>99.73</text:p>
          </table:table-cell>
          <table:table-cell office:value-type="float" office:value="4.9" calcext:value-type="float">
            <text:p>4.9</text:p>
          </table:table-cell>
          <table:table-cell office:value-type="float" office:value="102520" calcext:value-type="float">
            <text:p>1025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20" calcext:value-type="float">
            <text:p>80320</text:p>
          </table:table-cell>
          <table:table-cell office:value-type="float" office:value="558.976" calcext:value-type="float">
            <text:p>558.976</text:p>
          </table:table-cell>
          <table:table-cell office:value-type="string" calcext:value-type="string">
            <text:p>("cafc0b2e61a2644746e70e52ae41a5d4235e0b3b2e3184cedf9029e491c388ef", "9e4fff5e44b507471e6558faedc290b6a2903e28295da88debbc87b30d785d64", "842bf858abc822dbcaaee02d35846854a64670e1f8e0d0df5e3f57cccfff8258", "c86f0eb42f848b5970c67a19ea42092b52948e0588583c96c3020102c6d06576", "33cb6f67119e23ed8b47eedae6253ec0701b8f858e5fd68587c0f0618a1bd92d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23.282" calcext:value-type="float">
            <text:p>23.282</text:p>
          </table:table-cell>
          <table:table-cell office:value-type="string" calcext:value-type="string">
            <text:p>aa8215d2ef41d7236bcbcc2780bdef5ea7b4c6d92d02361ca2b1fda7b4438b49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9.428" calcext:value-type="float">
            <text:p>19.428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8.868" calcext:value-type="float">
            <text:p>18.868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5.8" calcext:value-type="float">
            <text:p>95.8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20.68" calcext:value-type="float">
            <text:p>20.68</text:p>
          </table:table-cell>
          <table:table-cell office:value-type="string" calcext:value-type="string">
            <text:p>aa8215d2ef41d7236bcbcc2780bdef5ea7b4c6d92d02361ca2b1fda7b4438b49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9.611" calcext:value-type="float">
            <text:p>19.611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8.986" calcext:value-type="float">
            <text:p>18.986</text:p>
          </table:table-cell>
          <table:table-cell office:value-type="string" calcext:value-type="string">
            <text:p>df3c2251c00d43fec9a2ee7382733f0098fee17d06d4fc8b2925f9e4a97b1320</text:p>
          </table:table-cell>
          <table:table-cell office:value-type="float" office:value="99.86" calcext:value-type="float">
            <text:p>99.8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67" calcext:value-type="float">
            <text:p>91.67</text:p>
          </table:table-cell>
          <table:table-cell office:value-type="float" office:value="99.44" calcext:value-type="float">
            <text:p>99.44</text:p>
          </table:table-cell>
          <table:table-cell office:value-type="float" office:value="99.41" calcext:value-type="float">
            <text:p>99.41</text:p>
          </table:table-cell>
          <table:table-cell office:value-type="float" office:value="92.27" calcext:value-type="float">
            <text:p>92.27</text:p>
          </table:table-cell>
          <table:table-cell office:value-type="float" office:value="95.38" calcext:value-type="float">
            <text:p>95.38</text:p>
          </table:table-cell>
          <table:table-cell office:value-type="float" office:value="3.08" calcext:value-type="float">
            <text:p>3.08</text:p>
          </table:table-cell>
          <table:table-cell office:value-type="float" office:value="95720" calcext:value-type="float">
            <text:p>957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20" calcext:value-type="float">
            <text:p>62920</text:p>
          </table:table-cell>
          <table:table-cell office:value-type="float" office:value="545.587" calcext:value-type="float">
            <text:p>545.587</text:p>
          </table:table-cell>
          <table:table-cell office:value-type="string" calcext:value-type="string">
            <text:p>("c71730f98ef5f8d8328ef92ed846c5a557404f2b6b1b26cadd0c909c3daebaea", "930b83413bb1a71b0b9259f2a7b3ff218238b66b1606d05574268979f7b50a6c", "27b63c12910503462e2eb73932045912747ada18157e01572583049e1806aef4", "0133b0c7aba8817dd2a165eb05f2f3c3f8a579ae2090ec0d85b8d68b3ed279ba", "102c730c7851c28cf0c68fa2924206e6d310ca30f60d2c761745682d37f9a75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4.568" calcext:value-type="float">
            <text:p>14.568</text:p>
          </table:table-cell>
          <table:table-cell office:value-type="string" calcext:value-type="string">
            <text:p>d22b1b1b38fb37c45d75ada85a57201759df1c69d2b43735ef1e56363d4312b0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2.268" calcext:value-type="float">
            <text:p>12.268</text:p>
          </table:table-cell>
          <table:table-cell office:value-type="string" calcext:value-type="string">
            <text:p>94dcd8dede6cb872733b05237535c8b99c25aab029aaf502bb3df31f6b0e7680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7" calcext:value-type="float">
            <text:p>7</text:p>
          </table:table-cell>
          <table:table-cell office:value-type="float" office:value="8.402" calcext:value-type="float">
            <text:p>8.402</text:p>
          </table:table-cell>
          <table:table-cell office:value-type="string" calcext:value-type="string">
            <text:p>c3fcdaff8fef0a49d447174edb1a9e1724d981f788496daf694da607b5a8c9ce</text:p>
          </table:table-cell>
          <table:table-cell office:value-type="float" office:value="95.8" calcext:value-type="float">
            <text:p>95.8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2.103" calcext:value-type="float">
            <text:p>12.103</text:p>
          </table:table-cell>
          <table:table-cell office:value-type="string" calcext:value-type="string">
            <text:p>d22b1b1b38fb37c45d75ada85a57201759df1c69d2b43735ef1e56363d4312b0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1.526" calcext:value-type="float">
            <text:p>11.526</text:p>
          </table:table-cell>
          <table:table-cell office:value-type="string" calcext:value-type="string">
            <text:p>94dcd8dede6cb872733b05237535c8b99c25aab029aaf502bb3df31f6b0e7680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7" calcext:value-type="float">
            <text:p>7</text:p>
          </table:table-cell>
          <table:table-cell office:value-type="float" office:value="7.988" calcext:value-type="float">
            <text:p>7.988</text:p>
          </table:table-cell>
          <table:table-cell office:value-type="string" calcext:value-type="string">
            <text:p>c3fcdaff8fef0a49d447174edb1a9e1724d981f788496daf694da607b5a8c9ce</text:p>
          </table:table-cell>
          <table:table-cell office:value-type="float" office:value="99.86" calcext:value-type="float">
            <text:p>99.86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3.43" calcext:value-type="float">
            <text:p>3.43</text:p>
          </table:table-cell>
          <table:table-cell office:value-type="float" office:value="100320" calcext:value-type="float">
            <text:p>100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920" calcext:value-type="float">
            <text:p>20920</text:p>
          </table:table-cell>
          <table:table-cell office:value-type="float" office:value="614.774" calcext:value-type="float">
            <text:p>614.774</text:p>
          </table:table-cell>
          <table:table-cell office:value-type="string" calcext:value-type="string">
            <text:p>("ee26087b4e988266a0aba7ce3cfa878d86bf421b860175cc4f0bc9f739f5a0d4", "233d5cc6040d6ee1fa1eb17af1379259496be6fa6c39c7087091d046d797115e", "0ad5018a3943fbc92f51dbb2bbd783d97bc9be92eee1b357677c79fe10c0a473", "cae8f56214477f552bb730b81b82efc0d7c709fe736f0154fd9acb97621076f1", "a5910a172a01be18ea1a96a7636707da26d5ebde72acd5d0f901a1928c3a82ce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3.71" calcext:value-type="float">
            <text:p>93.7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1" calcext:value-type="float">
            <text:p>11</text:p>
          </table:table-cell>
          <table:table-cell office:value-type="float" office:value="3.469" calcext:value-type="float">
            <text:p>3.469</text:p>
          </table:table-cell>
          <table:table-cell office:value-type="string" calcext:value-type="string">
            <text:p>a0528fc766016d5eb751e6ea89f33779874bc06964f865fbaa4492b318d8f564</text:p>
          </table:table-cell>
          <table:table-cell office:value-type="float" office:value="89.51" calcext:value-type="float">
            <text:p>89.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7" calcext:value-type="float">
            <text:p>7</text:p>
          </table:table-cell>
          <table:table-cell office:value-type="float" office:value="2.209" calcext:value-type="float">
            <text:p>2.209</text:p>
          </table:table-cell>
          <table:table-cell office:value-type="string" calcext:value-type="string">
            <text:p>2cfc0e8f71ec416130f83f12a766798775575e071436528fd7ea601ae0ae2962</text:p>
          </table:table-cell>
          <table:table-cell office:value-type="float" office:value="84.62" calcext:value-type="float">
            <text:p>84.62</text:p>
          </table:table-cell>
          <table:table-cell office:value-type="float" office:value="66.67" calcext:value-type="float">
            <text:p>66.67</text:p>
          </table:table-cell>
          <table:table-cell table:number-columns-repeated="7"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47e99fd59ad086f3bfdda8978d52f78bab8c603bbf2c54630eb42ae4769d39a7</text:p>
          </table:table-cell>
          <table:table-cell office:value-type="float" office:value="93.71" calcext:value-type="float">
            <text:p>93.71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0528fc766016d5eb751e6ea89f33779874bc06964f865fbaa4492b318d8f564</text:p>
          </table:table-cell>
          <table:table-cell office:value-type="float" office:value="89.51" calcext:value-type="float">
            <text:p>89.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7" calcext:value-type="float">
            <text:p>7</text:p>
          </table:table-cell>
          <table:table-cell office:value-type="float" office:value="2.132" calcext:value-type="float">
            <text:p>2.132</text:p>
          </table:table-cell>
          <table:table-cell office:value-type="string" calcext:value-type="string">
            <text:p>2cfc0e8f71ec416130f83f12a766798775575e071436528fd7ea601ae0ae2962</text:p>
          </table:table-cell>
          <table:table-cell office:value-type="float" office:value="84.62" calcext:value-type="float">
            <text:p>84.62</text:p>
          </table:table-cell>
          <table:table-cell office:value-type="float" office:value="66.67" calcext:value-type="float">
            <text:p>66.67</text:p>
          </table:table-cell>
          <table:table-cell table:number-columns-repeated="7"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1.222" calcext:value-type="float">
            <text:p>1.222</text:p>
          </table:table-cell>
          <table:table-cell office:value-type="string" calcext:value-type="string">
            <text:p>47e99fd59ad086f3bfdda8978d52f78bab8c603bbf2c54630eb42ae4769d39a7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83" calcext:value-type="float">
            <text:p>4.83</text:p>
          </table:table-cell>
          <table:table-cell office:value-type="float" office:value="99760" calcext:value-type="float">
            <text:p>997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080" calcext:value-type="float">
            <text:p>17080</text:p>
          </table:table-cell>
          <table:table-cell office:value-type="float" office:value="700.211" calcext:value-type="float">
            <text:p>700.211</text:p>
          </table:table-cell>
          <table:table-cell office:value-type="string" calcext:value-type="string">
            <text:p>("5e6a5630e80972cca6b74cbb17b325388f25324d998ffa75680963871808e957", "486cdd1cab57e20f376b61567d8a7842e8a16feb2792fd7540017f2e4d82753f", "652b16920781f8248548ff4645200dd2d37a3cfb4d882b3e57e50d38c13bc50e", "abee1dc1ee1704568a653ef23375f0ba65737c5743710e35e65c5efdf1429363", "0219a33799db1b2cec375dfe7c712ddd5a2a4e7f8958827f517c6cb75b7dbc35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20.711" calcext:value-type="float">
            <text:p>20.711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741" calcext:value-type="float">
            <text:p>19.741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317" calcext:value-type="float">
            <text:p>19.317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994" calcext:value-type="float">
            <text:p>19.994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992" calcext:value-type="float">
            <text:p>19.992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4.41" calcext:value-type="float">
            <text:p>94.41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3.33" calcext:value-type="float">
            <text:p>83.33</text:p>
          </table:table-cell>
          <table:table-cell office:value-type="float" office:value="86.11" calcext:value-type="float">
            <text:p>86.11</text:p>
          </table:table-cell>
          <table:table-cell office:value-type="float" office:value="85.71" calcext:value-type="float">
            <text:p>85.71</text:p>
          </table:table-cell>
          <table:table-cell office:value-type="float" office:value="83.78" calcext:value-type="float">
            <text:p>83.78</text:p>
          </table:table-cell>
          <table:table-cell office:value-type="float" office:value="84.51" calcext:value-type="float">
            <text:p>84.51</text:p>
          </table:table-cell>
          <table:table-cell office:value-type="float" office:value="11" calcext:value-type="float">
            <text:p>11</text:p>
          </table:table-cell>
          <table:table-cell office:value-type="float" office:value="19.676" calcext:value-type="float">
            <text:p>19.676</text:p>
          </table:table-cell>
          <table:table-cell office:value-type="string" calcext:value-type="string">
            <text:p>9d6da9c10535783bc3ec6468cb72740dac618eeaa3b0e11393ee020e92fd2e19</text:p>
          </table:table-cell>
          <table:table-cell office:value-type="float" office:value="99.72" calcext:value-type="float">
            <text:p>99.72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4.06" calcext:value-type="float">
            <text:p>4.06</text:p>
          </table:table-cell>
          <table:table-cell office:value-type="float" office:value="94160" calcext:value-type="float">
            <text:p>941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3080" calcext:value-type="float">
            <text:p>53080</text:p>
          </table:table-cell>
          <table:table-cell office:value-type="float" office:value="702.736" calcext:value-type="float">
            <text:p>702.736</text:p>
          </table:table-cell>
          <table:table-cell office:value-type="string" calcext:value-type="string">
            <text:p>("75d498a06890d5525f58c76e50023f0d6707e7149e78a8633eb66b80f7f7df2f", "1771a89366a4c8f50b1f61e69f10f9437b8be973c539fed4333e092b829f5cc7", "39d2303c1cfa22fffa0625ed49de1e94bfac72289bf68121149aa4c48f7ca340", "b6343f10b1aa0813c75e773f24f0e7194736dbfc13de833f20ae41fc0738db51", "d829eee388f0a5cf62678b97eff0a535f52004c2e6110120ae764edf9e12ad3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3" calcext:value-type="float">
            <text:p>13</text:p>
          </table:table-cell>
          <table:table-cell office:value-type="float" office:value="24.825" calcext:value-type="float">
            <text:p>24.825</text:p>
          </table:table-cell>
          <table:table-cell office:value-type="string" calcext:value-type="string">
            <text:p>4b5461bdaa92138f6b54e9bb286250a913d9c196b6811a1f4187c7e42c168d6f</text:p>
          </table:table-cell>
          <table:table-cell office:value-type="float" office:value="93.71" calcext:value-type="float">
            <text:p>93.7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7.88" calcext:value-type="float">
            <text:p>87.88</text:p>
          </table:table-cell>
          <table:table-cell office:value-type="float" office:value="9" calcext:value-type="float">
            <text:p>9</text:p>
          </table:table-cell>
          <table:table-cell office:value-type="float" office:value="23.021" calcext:value-type="float">
            <text:p>23.021</text:p>
          </table:table-cell>
          <table:table-cell office:value-type="string" calcext:value-type="string">
            <text:p>4ceb9808c7e5277db5e3ad0b81359980ff0b6b0972fedf331ced724c012cb4c4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91.67" calcext:value-type="float">
            <text:p>91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0.32" calcext:value-type="float">
            <text:p>90.32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20.187" calcext:value-type="float">
            <text:p>20.187</text:p>
          </table:table-cell>
          <table:table-cell office:value-type="string" calcext:value-type="string">
            <text:p>7fef2bf5f4d57a37146cbd8388c6e00a5fb61510e0e363dfa0f5e73402669fec</text:p>
          </table:table-cell>
          <table:table-cell office:value-type="float" office:value="97.2" calcext:value-type="float">
            <text:p>97.2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3" calcext:value-type="float">
            <text:p>13</text:p>
          </table:table-cell>
          <table:table-cell office:value-type="float" office:value="22.926" calcext:value-type="float">
            <text:p>22.926</text:p>
          </table:table-cell>
          <table:table-cell office:value-type="string" calcext:value-type="string">
            <text:p>4b5461bdaa92138f6b54e9bb286250a913d9c196b6811a1f4187c7e42c168d6f</text:p>
          </table:table-cell>
          <table:table-cell office:value-type="float" office:value="93.71" calcext:value-type="float">
            <text:p>93.7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7.88" calcext:value-type="float">
            <text:p>87.88</text:p>
          </table:table-cell>
          <table:table-cell office:value-type="float" office:value="9" calcext:value-type="float">
            <text:p>9</text:p>
          </table:table-cell>
          <table:table-cell office:value-type="float" office:value="22.91" calcext:value-type="float">
            <text:p>22.91</text:p>
          </table:table-cell>
          <table:table-cell office:value-type="string" calcext:value-type="string">
            <text:p>4ceb9808c7e5277db5e3ad0b81359980ff0b6b0972fedf331ced724c012cb4c4</text:p>
          </table:table-cell>
          <table:table-cell office:value-type="float" office:value="86.36" calcext:value-type="float">
            <text:p>86.36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91.67" calcext:value-type="float">
            <text:p>91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0.32" calcext:value-type="float">
            <text:p>90.32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9.592" calcext:value-type="float">
            <text:p>19.592</text:p>
          </table:table-cell>
          <table:table-cell office:value-type="string" calcext:value-type="string">
            <text:p>7fef2bf5f4d57a37146cbd8388c6e00a5fb61510e0e363dfa0f5e73402669fec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33" calcext:value-type="float">
            <text:p>96.33</text:p>
          </table:table-cell>
          <table:table-cell office:value-type="float" office:value="98" calcext:value-type="float">
            <text:p>98</text:p>
          </table:table-cell>
          <table:table-cell office:value-type="float" office:value="3.71" calcext:value-type="float">
            <text:p>3.71</text:p>
          </table:table-cell>
          <table:table-cell office:value-type="float" office:value="98760" calcext:value-type="float">
            <text:p>987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office:value-type="float" office:value="531.448" calcext:value-type="float">
            <text:p>531.448</text:p>
          </table:table-cell>
          <table:table-cell office:value-type="string" calcext:value-type="string">
            <text:p>("b0adfc76d0c7105765420221400fded620e1e6c7318d9291620f7d92e62dc221", "0cbc93092a5bb8d05c36d94f256b16b545d3f1a47e72e03e6e20a877284d8a3f", "b3b275ffd30d136c8edf1fb7faab5dec6391df65d7d35dd0ba3ff25a08ed701b", "dbe720729c05a129ef9ce00481994245e1d346566cd7717d1d125ff008d8bf68", "3cd7fb30df0c4a6773ffaa3a77724637de32c4bb1aa2eeb642a019fd11406b32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1.11" calcext:value-type="float">
            <text:p>61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33" calcext:value-type="float">
            <text:p>73.33</text:p>
          </table:table-cell>
          <table:table-cell office:value-type="float" office:value="11" calcext:value-type="float">
            <text:p>11</text:p>
          </table:table-cell>
          <table:table-cell office:value-type="float" office:value="20.132" calcext:value-type="float">
            <text:p>20.132</text:p>
          </table:table-cell>
          <table:table-cell office:value-type="string" calcext:value-type="string">
            <text:p>d4a3c90ad48f28e695acea4b3ae4e78bfaefbbee7a6e64bbed1f794a1950ded9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449" calcext:value-type="float">
            <text:p>17.449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505" calcext:value-type="float">
            <text:p>17.505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6.15" calcext:value-type="float">
            <text:p>96.15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61.11" calcext:value-type="float">
            <text:p>61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33" calcext:value-type="float">
            <text:p>73.33</text:p>
          </table:table-cell>
          <table:table-cell office:value-type="float" office:value="11" calcext:value-type="float">
            <text:p>11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d4a3c90ad48f28e695acea4b3ae4e78bfaefbbee7a6e64bbed1f794a1950ded9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856" calcext:value-type="float">
            <text:p>17.856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4.41" calcext:value-type="float">
            <text:p>94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90.91" calcext:value-type="float">
            <text:p>90.91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17.966" calcext:value-type="float">
            <text:p>17.966</text:p>
          </table:table-cell>
          <table:table-cell office:value-type="string" calcext:value-type="string">
            <text:p>f5f66cfb3b4329402c09593176ec66e505279fa5207187d9fd40ff83e3002a34</text:p>
          </table:table-cell>
          <table:table-cell office:value-type="float" office:value="99.86" calcext:value-type="float">
            <text:p>99.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2" calcext:value-type="float">
            <text:p>90.92</text:p>
          </table:table-cell>
          <table:table-cell office:value-type="float" office:value="94.73" calcext:value-type="float">
            <text:p>94.73</text:p>
          </table:table-cell>
          <table:table-cell office:value-type="float" office:value="3.99" calcext:value-type="float">
            <text:p>3.99</text:p>
          </table:table-cell>
          <table:table-cell office:value-type="float" office:value="92920" calcext:value-type="float">
            <text:p>929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2920" calcext:value-type="float">
            <text:p>52920</text:p>
          </table:table-cell>
          <table:table-cell office:value-type="float" office:value="488.952" calcext:value-type="float">
            <text:p>488.952</text:p>
          </table:table-cell>
          <table:table-cell office:value-type="string" calcext:value-type="string">
            <text:p>("a052d4fca0b05732cafec553e29fe21197e1f3a968af2331306ea72ce52f561c", "05034e582e1d84c853bb65cab80fe36d085a90ef6c5288f931869f5733aabc04", "db30eacb260e20168a5a24ad7d13e95efebba6060a9333b4e92edc23c859b6ad", "70ad07323f750c817a6f61da1eebd06a9da284cb44268217a6c0df63fc2427f9", "fd053d524f87c6f93d7fa879a341e8ce42a7537b2008c9fb6a8fc25415afa3b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cmel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20.693" calcext:value-type="float">
            <text:p>20.693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736" calcext:value-type="float">
            <text:p>19.736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1.61" calcext:value-type="float">
            <text:p>91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18.768" calcext:value-type="float">
            <text:p>18.768</text:p>
          </table:table-cell>
          <table:table-cell office:value-type="string" calcext:value-type="string">
            <text:p>a56f9852a21591a2ed15a92f8fef45aef971cdf3f05ba4167283692b4ba4f6e8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517" calcext:value-type="float">
            <text:p>19.517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5.8" calcext:value-type="float">
            <text:p>95.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1" calcext:value-type="float">
            <text:p>11</text:p>
          </table:table-cell>
          <table:table-cell office:value-type="float" office:value="19.617" calcext:value-type="float">
            <text:p>19.617</text:p>
          </table:table-cell>
          <table:table-cell office:value-type="string" calcext:value-type="string">
            <text:p>7c99b2afc527249a1d1289eccd4cde5f86ef74e667e9727fb5d91dbd0221faa3</text:p>
          </table:table-cell>
          <table:table-cell office:value-type="float" office:value="91.61" calcext:value-type="float">
            <text:p>91.61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7.5" calcext:value-type="float">
            <text:p>87.5</text:p>
          </table:table-cell>
          <table:table-cell office:value-type="float" office:value="9" calcext:value-type="float">
            <text:p>9</text:p>
          </table:table-cell>
          <table:table-cell office:value-type="float" office:value="18.516" calcext:value-type="float">
            <text:p>18.516</text:p>
          </table:table-cell>
          <table:table-cell office:value-type="string" calcext:value-type="string">
            <text:p>a56f9852a21591a2ed15a92f8fef45aef971cdf3f05ba4167283692b4ba4f6e8</text:p>
          </table:table-cell>
          <table:table-cell office:value-type="float" office:value="99.58" calcext:value-type="float">
            <text:p>99.58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96.24" calcext:value-type="float">
            <text:p>96.24</text:p>
          </table:table-cell>
          <table:table-cell office:value-type="float" office:value="3.71" calcext:value-type="float">
            <text:p>3.71</text:p>
          </table:table-cell>
          <table:table-cell office:value-type="float" office:value="98600" calcext:value-type="float">
            <text:p>986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56600" calcext:value-type="float">
            <text:p>56600</text:p>
          </table:table-cell>
          <table:table-cell office:value-type="float" office:value="572.226" calcext:value-type="float">
            <text:p>572.226</text:p>
          </table:table-cell>
          <table:table-cell office:value-type="string" calcext:value-type="string">
            <text:p>("163eb283f86dd3b307a238db0e2936d8d547b1112ceb4e085124517f144717db", "6e57e2ca5849a2cc324a8a5a6255e63da76169a170c592a1d1ad66030ac3fad8", "6433482c1c789161ee5d0e0a0298c688b5e15369475de92e387d7565345dba55", "b9f65660e401c9dc0a9db54d5d6c59f8d5912028382ddf74f9a536dc90a6d8b5", "7c0d893c755b6b8ed69fb0eb10f671531100a173f26b4a314c52a90920f7d14b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26.833" calcext:value-type="float">
            <text:p>126.833</text:p>
          </table:table-cell>
          <table:table-cell office:value-type="string" calcext:value-type="string">
            <text:p>87e35ab095e9d3ab4f4519245a138f054ce15957058cc71c3682a18f9a683e88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5.018" calcext:value-type="float">
            <text:p>15.018</text:p>
          </table:table-cell>
          <table:table-cell office:value-type="string" calcext:value-type="string">
            <text:p>87e35ab095e9d3ab4f4519245a138f054ce15957058cc71c3682a18f9a683e88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3.653" calcext:value-type="float">
            <text:p>13.653</text:p>
          </table:table-cell>
          <table:table-cell office:value-type="string" calcext:value-type="string">
            <text:p>f78fd5d277acdbf2e7f072e7baa24da22bfbddeb365daad790f799a2ecd3b2db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412bf58b526541f837553ff681770ec939d59f3588697e1b05ef3d57d05db37f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13" calcext:value-type="float">
            <text:p>4.13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56.818" calcext:value-type="float">
            <text:p>456.818</text:p>
          </table:table-cell>
          <table:table-cell office:value-type="string" calcext:value-type="string">
            <text:p>("a64d7f25eb3686943fa40ef9413c0d060295002f347a91a40eac2a7e0e52bd29", "83319f0d688abcbd88dabc82114b2cf3f424b91d7e5695d94d2715a1187b55f0", "2ec2492c3beb8713abdf75f437d7ca43d11fa0cc5c82a430528454aa8fc299cc", "4b6965410517caff460644c49a482693505680dd3bf307a9d0706526f839c7bd", "c07e0a12de53b3958b9fbf830e6ae9c3d529871bc6fbf514b1a4ba91f9ab94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19.316" calcext:value-type="float">
            <text:p>19.316</text:p>
          </table:table-cell>
          <table:table-cell office:value-type="string" calcext:value-type="string">
            <text:p>646f5a23092db0d078f95d77b8be83c19546add04338a723873074d9bd2d897d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98.95" calcext:value-type="float">
            <text:p>98.9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3" calcext:value-type="float">
            <text:p>13</text:p>
          </table:table-cell>
          <table:table-cell office:value-type="float" office:value="7.026" calcext:value-type="float">
            <text:p>7.026</text:p>
          </table:table-cell>
          <table:table-cell office:value-type="string" calcext:value-type="string">
            <text:p>646f5a23092db0d078f95d77b8be83c19546add04338a723873074d9bd2d897d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84.97" calcext:value-type="float">
            <text:p>84.97</text:p>
          </table:table-cell>
          <table:table-cell office:value-type="float" office:value="52.78" calcext:value-type="float">
            <text:p>52.78</text:p>
          </table:table-cell>
          <table:table-cell table:number-columns-repeated="2" office:value-type="float" office:value="76.39" calcext:value-type="float">
            <text:p>76.39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73.17" calcext:value-type="float">
            <text:p>73.17</text:p>
          </table:table-cell>
          <table:table-cell office:value-type="float" office:value="80.65" calcext:value-type="float">
            <text:p>80.65</text:p>
          </table:table-cell>
          <table:table-cell office:value-type="float" office:value="77.92" calcext:value-type="float">
            <text:p>77.92</text:p>
          </table:table-cell>
          <table:table-cell office:value-type="float" office:value="3" calcext:value-type="float">
            <text:p>3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9712132d750da5a8ae02dba27efd9a2092467df737c423fd6748a038e60276b4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24" calcext:value-type="float">
            <text:p>5.24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5080" calcext:value-type="float">
            <text:p>35080</text:p>
          </table:table-cell>
          <table:table-cell office:value-type="float" office:value="508.7" calcext:value-type="float">
            <text:p>508.7</text:p>
          </table:table-cell>
          <table:table-cell office:value-type="string" calcext:value-type="string">
            <text:p>("ebe406b6ea9aba5da667a2b66bca898a385255f8ffd2228973b4e325237b2dc1", "5a69c4890e5532fd73e9dea09f95af1739ebd11e23cf60c8a58c4bf1b7c21892", "f9b1824b2f50a73559b33fd9302681d69f0d58ce7b7b81de7bc9243d183bb96b", "19ba900f05124934624ccfce1a772911746ede462fe4a74ced8315e207904527", "2fbe85738ed547f3575f2cc5d88a6f26834ac79fb9aebcf88dfc2abe885d0ae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9.354" calcext:value-type="float">
            <text:p>19.354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0.546" calcext:value-type="float">
            <text:p>10.546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94.06" calcext:value-type="float">
            <text:p>94.06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89.19" calcext:value-type="float">
            <text:p>89.19</text:p>
          </table:table-cell>
          <table:table-cell office:value-type="float" office:value="91.43" calcext:value-type="float">
            <text:p>91.43</text:p>
          </table:table-cell>
          <table:table-cell office:value-type="float" office:value="90.41" calcext:value-type="float">
            <text:p>90.41</text:p>
          </table:table-cell>
          <table:table-cell office:value-type="float" office:value="9" calcext:value-type="float">
            <text:p>9</text:p>
          </table:table-cell>
          <table:table-cell office:value-type="float" office:value="10.813" calcext:value-type="float">
            <text:p>10.813</text:p>
          </table:table-cell>
          <table:table-cell office:value-type="string" calcext:value-type="string">
            <text:p>46c30dc444767834f1cc63cb65f0a7a47f564d33f693d72312ea1a00aebc20e8</text:p>
          </table:table-cell>
          <table:table-cell office:value-type="float" office:value="92.66" calcext:value-type="float">
            <text:p>92.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4.62" calcext:value-type="float">
            <text:p>84.62</text:p>
          </table:table-cell>
          <table:table-cell office:value-type="float" office:value="90.91" calcext:value-type="float">
            <text:p>90.91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0.424" calcext:value-type="float">
            <text:p>10.424</text:p>
          </table:table-cell>
          <table:table-cell office:value-type="string" calcext:value-type="string">
            <text:p>8c02392e199150b512c39565a83b6caa1b44f3075d111a405aa76922c4db99fd</text:p>
          </table:table-cell>
          <table:table-cell office:value-type="float" office:value="81.12" calcext:value-type="float">
            <text:p>81.12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22" calcext:value-type="float">
            <text:p>97.22</text:p>
          </table:table-cell>
          <table:table-cell office:value-type="float" office:value="63.89" calcext:value-type="float">
            <text:p>63.89</text:p>
          </table:table-cell>
          <table:table-cell office:value-type="float" office:value="72.92" calcext:value-type="float">
            <text:p>72.92</text:p>
          </table:table-cell>
          <table:table-cell office:value-type="float" office:value="95.83" calcext:value-type="float">
            <text:p>9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3" calcext:value-type="float">
            <text:p>3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874fdd5863bd2e2dd1e30c5317f0f689e0b10d0ae61383957c0a04a41e67fb4f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48" calcext:value-type="float">
            <text:p>4.48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558.661" calcext:value-type="float">
            <text:p>558.661</text:p>
          </table:table-cell>
          <table:table-cell office:value-type="string" calcext:value-type="string">
            <text:p>("d70f8ac5ecfa3b813416a4c883e43b7daf8877037f357c0e1ddfd670972944b7", "942b3725da6b56c925d75e8ac004cbefa0e5b52643b07f14d5bd045f2d2a2ee1", "9afe82b52e21e428887367a815b236b7d4c1067e99cda832ead7815f00c5aa01", "969ffa24d833a23c0d39db5869e50f81a8af78c65388ed02a4f8ac34cf8fcb22", "72ef33d5fd8df624cf9181d9ca314c286f9843ac743f1e6092cf14392499e84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2528fa203fc6b1b119bcdf60486d75428987456263a473820d9e7f15466b40b8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5.148" calcext:value-type="float">
            <text:p>15.148</text:p>
          </table:table-cell>
          <table:table-cell office:value-type="string" calcext:value-type="string">
            <text:p>74a7ffb85a2e2f3f06d5750f9b71bca6ce887543802ced540ba56e261045172d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6.15" calcext:value-type="float">
            <text:p>96.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1" calcext:value-type="float">
            <text:p>11</text:p>
          </table:table-cell>
          <table:table-cell office:value-type="float" office:value="15.656" calcext:value-type="float">
            <text:p>15.656</text:p>
          </table:table-cell>
          <table:table-cell office:value-type="string" calcext:value-type="string">
            <text:p>2528fa203fc6b1b119bcdf60486d75428987456263a473820d9e7f15466b40b8</text:p>
          </table:table-cell>
          <table:table-cell office:value-type="float" office:value="94.41" calcext:value-type="float">
            <text:p>94.4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96.55" calcext:value-type="float">
            <text:p>96.55</text:p>
          </table:table-cell>
          <table:table-cell office:value-type="float" office:value="81.4" calcext:value-type="float">
            <text:p>81.4</text:p>
          </table:table-cell>
          <table:table-cell office:value-type="float" office:value="86.15" calcext:value-type="float">
            <text:p>86.15</text:p>
          </table:table-cell>
          <table:table-cell office:value-type="float" office:value="9" calcext:value-type="float">
            <text:p>9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74a7ffb85a2e2f3f06d5750f9b71bca6ce887543802ced540ba56e261045172d</text:p>
          </table:table-cell>
          <table:table-cell office:value-type="float" office:value="80.42" calcext:value-type="float">
            <text:p>80.42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58.33" calcext:value-type="float">
            <text:p>58.33</text:p>
          </table:table-cell>
          <table:table-cell office:value-type="float" office:value="70" calcext:value-type="float">
            <text:p>70</text:p>
          </table:table-cell>
          <table:table-cell office:value-type="float" office:value="95.45" calcext:value-type="float">
            <text:p>95.45</text:p>
          </table:table-cell>
          <table:table-cell office:value-type="float" office:value="81.4" calcext:value-type="float">
            <text:p>81.4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office:value-type="string" calcext:value-type="string">
            <text:p>e1e73beb9800e46419a3cea7be0e94fdbba147e89c50587982435815a5df5be4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609.682" calcext:value-type="float">
            <text:p>609.682</text:p>
          </table:table-cell>
          <table:table-cell office:value-type="string" calcext:value-type="string">
            <text:p>("3cfa6043606980a6a0b9b1e30c70c706f2c03ba434a58b5ad1e0966c3937fa63", "98a917b7012220f37bb285b4f22a7f6a879b8e0d1f7d03b65b8f67ed2182d908", "e8c5fe8da926d3bf1b46a331cefe147b7188822e8217e7dd31e3dd6d260cca0f", "3d5c270bb8f7f79142e4799428383bc5a3905e6131afae0faad3c820701b8f40", "a5291417eebede70af616aa36d88ccd75852ab36a592e265b988cd691902fd05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8.932" calcext:value-type="float">
            <text:p>18.932</text:p>
          </table:table-cell>
          <table:table-cell office:value-type="string" calcext:value-type="string">
            <text:p>8a9e1a520ee774fa717397587bb106699866c799e07afba46c08be062248cfb3</text:p>
          </table:table-cell>
          <table:table-cell office:value-type="float" office:value="94.76" calcext:value-type="float">
            <text:p>94.7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491" calcext:value-type="float">
            <text:p>15.491</text:p>
          </table:table-cell>
          <table:table-cell office:value-type="string" calcext:value-type="string">
            <text:p>8a9e1a520ee774fa717397587bb106699866c799e07afba46c08be062248cfb3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4.486" calcext:value-type="float">
            <text:p>14.486</text:p>
          </table:table-cell>
          <table:table-cell office:value-type="string" calcext:value-type="string">
            <text:p>e03b91166b4703bceeafd8b80bf027a1e0ab9e83d8e880af03f623177444cd89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2c2dde646fbe11b321082e0fed122f4d00ba837af2661f493e6311e31b91c72c</text:p>
          </table:table-cell>
          <table:table-cell office:value-type="float" office:value="94.06" calcext:value-type="float">
            <text:p>94.0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1" calcext:value-type="float">
            <text:p>11</text:p>
          </table:table-cell>
          <table:table-cell office:value-type="float" office:value="15.606" calcext:value-type="float">
            <text:p>15.606</text:p>
          </table:table-cell>
          <table:table-cell office:value-type="string" calcext:value-type="string">
            <text:p>2c2dde646fbe11b321082e0fed122f4d00ba837af2661f493e6311e31b91c72c</text:p>
          </table:table-cell>
          <table:table-cell office:value-type="float" office:value="91.96" calcext:value-type="float">
            <text:p>91.9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4.666" calcext:value-type="float">
            <text:p>14.666</text:p>
          </table:table-cell>
          <table:table-cell office:value-type="string" calcext:value-type="string">
            <text:p>e03b91166b4703bceeafd8b80bf027a1e0ab9e83d8e880af03f623177444cd89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85080" calcext:value-type="float">
            <text:p>85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567.184" calcext:value-type="float">
            <text:p>567.184</text:p>
          </table:table-cell>
          <table:table-cell office:value-type="string" calcext:value-type="string">
            <text:p>("8ee1e81a13b7df6e60025778976bb8843cc1392286f2c4c407ab69a55cda295a", "257253904f41d68f5447c09251d97e66a5adeb9384fd701ce869bfe9d4e6bbca", "ac6425e0a7bf576e002cd615c8015082d2c188766871d9494d8a4c87f30c0148", "feb224cd4e444a6ee45123ff5023c42f580ea8258f2995ea9d93400989a158f9", "84311c709a34de9d756c73559e03ec1cd0a2463ede03c01cf19f3a91179d424f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7.557" calcext:value-type="float">
            <text:p>7.557</text:p>
          </table:table-cell>
          <table:table-cell office:value-type="string" calcext:value-type="string">
            <text:p>a4d2de9607eb7efef1cc78bf105f8a962c5f5750e54afbad86fc0c6c62d8e93e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95.45" calcext:value-type="float">
            <text:p>95.4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9" calcext:value-type="float">
            <text:p>9</text:p>
          </table:table-cell>
          <table:table-cell office:value-type="float" office:value="6.576" calcext:value-type="float">
            <text:p>6.576</text:p>
          </table:table-cell>
          <table:table-cell office:value-type="string" calcext:value-type="string">
            <text:p>a4d2de9607eb7efef1cc78bf105f8a962c5f5750e54afbad86fc0c6c62d8e93e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75b7f487db259085faf8afff165094a2d970665a907a61a69bd68860f6d71307</text:p>
          </table:table-cell>
          <table:table-cell office:value-type="float" office:value="83.57" calcext:value-type="float">
            <text:p>83.57</text:p>
          </table:table-cell>
          <table:table-cell office:value-type="float" office:value="69.44" calcext:value-type="float">
            <text:p>69.44</text:p>
          </table:table-cell>
          <table:table-cell table:number-columns-repeated="2" office:value-type="float" office:value="84.72" calcext:value-type="float">
            <text:p>84.72</text:p>
          </table:table-cell>
          <table:table-cell office:value-type="float" office:value="88.89" calcext:value-type="float">
            <text:p>88.89</text:p>
          </table:table-cell>
          <table:table-cell office:value-type="float" office:value="80.56" calcext:value-type="float">
            <text:p>80.56</text:p>
          </table:table-cell>
          <table:table-cell office:value-type="float" office:value="82.05" calcext:value-type="float">
            <text:p>82.05</text:p>
          </table:table-cell>
          <table:table-cell office:value-type="float" office:value="87.88" calcext:value-type="float">
            <text:p>87.88</text:p>
          </table:table-cell>
          <table:table-cell office:value-type="float" office:value="85.33" calcext:value-type="float">
            <text:p>85.33</text:p>
          </table:table-cell>
          <table:table-cell office:value-type="float" office:value="3" calcext:value-type="float">
            <text:p>3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75b7f487db259085faf8afff165094a2d970665a907a61a69bd68860f6d7130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5.03" calcext:value-type="float">
            <text:p>5.03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280" calcext:value-type="float">
            <text:p>21280</text:p>
          </table:table-cell>
          <table:table-cell office:value-type="float" office:value="492.457" calcext:value-type="float">
            <text:p>492.457</text:p>
          </table:table-cell>
          <table:table-cell office:value-type="string" calcext:value-type="string">
            <text:p>("ed79c79e6fbac8d39e9552df7166a3a34e4bc0efd0f664516710c5cbb5438eba", "d3b274f4564a7842334f541b1d725a0b68d52f30d54a6f2e8cfb13da45a424c2", "09e108af00a93e59de988cc42c6b6d042777ce6a2e650d7f44e0540028c1043a", "e872d4edf3bd86f95b8eed3d0cab93b1777d12a5579acbfaaf45d9ad92bec479", "e2a20198d19452fbb8659a80295cb16c30bfbbb3a65b9cab4eabdffc15635d3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7.822" calcext:value-type="float">
            <text:p>17.822</text:p>
          </table:table-cell>
          <table:table-cell office:value-type="string" calcext:value-type="string">
            <text:p>6720504d84d2879e7f7c23b4cee61b415d87bb1db305e45e1be8926ebd70d69d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3.925" calcext:value-type="float">
            <text:p>13.925</text:p>
          </table:table-cell>
          <table:table-cell office:value-type="string" calcext:value-type="string">
            <text:p>7f19a15b48de08875eb662036c9aeab0effbbd4670eab695a076a90b52e787a5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7.2" calcext:value-type="float">
            <text:p>97.2</text:p>
          </table:table-cell>
          <table:table-cell office:value-type="float" office:value="88.89" calcext:value-type="float">
            <text:p>88.89</text:p>
          </table:table-cell>
          <table:table-cell table:number-columns-repeated="7" office:value-type="float" office:value="94.44" calcext:value-type="float">
            <text:p>94.44</text:p>
          </table:table-cell>
          <table:table-cell office:value-type="float" office:value="13" calcext:value-type="float">
            <text:p>13</text:p>
          </table:table-cell>
          <table:table-cell office:value-type="float" office:value="15.787" calcext:value-type="float">
            <text:p>15.787</text:p>
          </table:table-cell>
          <table:table-cell office:value-type="string" calcext:value-type="string">
            <text:p>6720504d84d2879e7f7c23b4cee61b415d87bb1db305e45e1be8926ebd70d69d</text:p>
          </table:table-cell>
          <table:table-cell office:value-type="float" office:value="93.01" calcext:value-type="float">
            <text:p>93.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86.11" calcext:value-type="float">
            <text:p>86.11</text:p>
          </table:table-cell>
          <table:table-cell office:value-type="float" office:value="88.89" calcext:value-type="float">
            <text:p>88.89</text:p>
          </table:table-cell>
          <table:table-cell office:value-type="float" office:value="88.57" calcext:value-type="float">
            <text:p>88.57</text:p>
          </table:table-cell>
          <table:table-cell office:value-type="float" office:value="86.49" calcext:value-type="float">
            <text:p>86.49</text:p>
          </table:table-cell>
          <table:table-cell office:value-type="float" office:value="87.32" calcext:value-type="float">
            <text:p>87.32</text:p>
          </table:table-cell>
          <table:table-cell office:value-type="float" office:value="7" calcext:value-type="float">
            <text:p>7</text:p>
          </table:table-cell>
          <table:table-cell office:value-type="float" office:value="14.105" calcext:value-type="float">
            <text:p>14.105</text:p>
          </table:table-cell>
          <table:table-cell office:value-type="string" calcext:value-type="string">
            <text:p>7f19a15b48de08875eb662036c9aeab0effbbd4670eab695a076a90b52e787a5</text:p>
          </table:table-cell>
          <table:table-cell office:value-type="float" office:value="80.42" calcext:value-type="float">
            <text:p>80.42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97.22" calcext:value-type="float">
            <text:p>97.22</text:p>
          </table:table-cell>
          <table:table-cell office:value-type="float" office:value="61.11" calcext:value-type="float">
            <text:p>6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95.65" calcext:value-type="float">
            <text:p>95.65</text:p>
          </table:table-cell>
          <table:table-cell office:value-type="float" office:value="82.35" calcext:value-type="float">
            <text:p>82.35</text:p>
          </table:table-cell>
          <table:table-cell office:value-type="float" office:value="3" calcext:value-type="float">
            <text:p>3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728a7d0404257c70611b52554505b503d9aad68afcffc81a5802d09d6e1ebb43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2" calcext:value-type="float">
            <text:p>4.2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455.861" calcext:value-type="float">
            <text:p>455.861</text:p>
          </table:table-cell>
          <table:table-cell office:value-type="string" calcext:value-type="string">
            <text:p>("fd9b2738e2a1d35dbec19adcb8f252ff19ec151e4319ca3ebb051e57255cbf5e", "4a2652a256a080ae1dded665dc350c683985731d9ba903956dbaf7e193b406d6", "ba7e7995fc006cc6ab8761e7c47f24162e6ca2e642d02aa3a5f69f9b4952113a", "791fb036f8f294a17260f5b846da385cdb00956bd2ad97e09adb1f5c0534e9f8", "d8e849903045668166ad473e0e1bec7257a3d464934f1bdb5017dba4bda4adb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d6c71abe498024463cdce5ded1387d8ea2c96567ad66343ab55b9c5603d5b084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62" calcext:value-type="float">
            <text:p>0.462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96.15" calcext:value-type="float">
            <text:p>96.1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9" calcext:value-type="float">
            <text:p>9</text:p>
          </table:table-cell>
          <table:table-cell office:value-type="float" office:value="6.266" calcext:value-type="float">
            <text:p>6.266</text:p>
          </table:table-cell>
          <table:table-cell office:value-type="string" calcext:value-type="string">
            <text:p>d6c71abe498024463cdce5ded1387d8ea2c96567ad66343ab55b9c5603d5b084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82.87" calcext:value-type="float">
            <text:p>82.87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80.56" calcext:value-type="float">
            <text:p>80.56</text:p>
          </table:table-cell>
          <table:table-cell office:value-type="float" office:value="82.5" calcext:value-type="float">
            <text:p>82.5</text:p>
          </table:table-cell>
          <table:table-cell office:value-type="float" office:value="90.62" calcext:value-type="float">
            <text:p>90.62</text:p>
          </table:table-cell>
          <table:table-cell office:value-type="float" office:value="86.84" calcext:value-type="float">
            <text:p>86.84</text:p>
          </table:table-cell>
          <table:table-cell office:value-type="float" office:value="3" calcext:value-type="float">
            <text:p>3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ab0ae50999c5e846b214550c676bea382a060c3bb5691aaaa63116ed71d046aa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43" calcext:value-type="float">
            <text:p>3.43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500.576" calcext:value-type="float">
            <text:p>500.576</text:p>
          </table:table-cell>
          <table:table-cell office:value-type="string" calcext:value-type="string">
            <text:p>("cd6883bb57e8e3a459bc3e903474b546e0100edc91682403eb8cd2eccb97b035", "00b571bb4a02688e181225c5f47799e223e7d97745cbd027844715f84ca02bdb", "bd5c89bfe241bf7dc1b97498a1bbc02705d489d31d3d47ae3ab2f65495509a45", "63cc5ba069cf8d52c30a88800062ffff524987ec5eee2ce7b255ef4f26b1aaba", "6a9d6eb0122188c0f612e91a4dedbfc756c06d93cda893865a835e6d31336ab4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7.292" calcext:value-type="float">
            <text:p>17.292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5.494" calcext:value-type="float">
            <text:p>15.494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7.9" calcext:value-type="float">
            <text:p>97.9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8869667163455f96d830e315ad9fc76c0a32ba0ec90b8f5da2a9004502f05e8b</text:p>
          </table:table-cell>
          <table:table-cell office:value-type="float" office:value="96.15" calcext:value-type="float">
            <text:p>96.1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6.11" calcext:value-type="float">
            <text:p>86.11</text:p>
          </table:table-cell>
          <table:table-cell office:value-type="float" office:value="91.67" calcext:value-type="float">
            <text:p>91.67</text:p>
          </table:table-cell>
          <table:table-cell office:value-type="float" office:value="91.18" calcext:value-type="float">
            <text:p>91.18</text:p>
          </table:table-cell>
          <table:table-cell office:value-type="float" office:value="86.84" calcext:value-type="float">
            <text:p>86.84</text:p>
          </table:table-cell>
          <table:table-cell office:value-type="float" office:value="88.57" calcext:value-type="float">
            <text:p>88.57</text:p>
          </table:table-cell>
          <table:table-cell office:value-type="float" office:value="9" calcext:value-type="float">
            <text:p>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aef037ff2b976f0c85eae5ef9de216ca25d2680765b94178baa0ecb68108badf</text:p>
          </table:table-cell>
          <table:table-cell office:value-type="float" office:value="80.07" calcext:value-type="float">
            <text:p>80.07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1.67" calcext:value-type="float">
            <text:p>91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1.74" calcext:value-type="float">
            <text:p>71.74</text:p>
          </table:table-cell>
          <table:table-cell office:value-type="float" office:value="88.46" calcext:value-type="float">
            <text:p>88.46</text:p>
          </table:table-cell>
          <table:table-cell office:value-type="float" office:value="80.49" calcext:value-type="float">
            <text:p>80.49</text:p>
          </table:table-cell>
          <table:table-cell office:value-type="float" office:value="3" calcext:value-type="float">
            <text:p>3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605bb2878e5a68e261bab7a4c90a02b9e9b71c8a28659997f5aaa7c2dc60d334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9" calcext:value-type="float">
            <text:p>4.9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527.415" calcext:value-type="float">
            <text:p>527.415</text:p>
          </table:table-cell>
          <table:table-cell office:value-type="string" calcext:value-type="string">
            <text:p>("54da88b8cf286a5add5b05a56ab9ea67c9ef58579bff52bed1c2034a7421fd75", "5f637c9fbd2ea9079bcfaa4fba0653e7c9e0cf4015e1e7053720bf77e35f13c6", "bb51aaff0760e7e1e2d2ee42731a0cca34496b43b29e230d1d753ee1df20de8b", "08a63cd114e7b4d74d9a138e0be5c4002cd982bd2deab80191b97b428764c6b0", "8c81027bf9479ce7c7799bd88df903c1b0fa3c5da4ef5808b871863f81f30325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ft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801" calcext:value-type="float">
            <text:p>14.801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3.913" calcext:value-type="float">
            <text:p>13.913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151" calcext:value-type="float">
            <text:p>14.151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96.85" calcext:value-type="float">
            <text:p>96.8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1" calcext:value-type="float">
            <text:p>11</text:p>
          </table:table-cell>
          <table:table-cell office:value-type="float" office:value="14.206" calcext:value-type="float">
            <text:p>14.206</text:p>
          </table:table-cell>
          <table:table-cell office:value-type="string" calcext:value-type="string">
            <text:p>3cd4eec18e9ca8dfa68e3340f8bdaa5e2ebadd83d9963d451610d5664d0b1d3a</text:p>
          </table:table-cell>
          <table:table-cell office:value-type="float" office:value="79.37" calcext:value-type="float">
            <text:p>79.37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94.44" calcext:value-type="float">
            <text:p>94.44</text:p>
          </table:table-cell>
          <table:table-cell office:value-type="float" office:value="69.44" calcext:value-type="float">
            <text:p>69.44</text:p>
          </table:table-cell>
          <table:table-cell office:value-type="float" office:value="75.56" calcext:value-type="float">
            <text:p>75.56</text:p>
          </table:table-cell>
          <table:table-cell office:value-type="float" office:value="92.59" calcext:value-type="float">
            <text:p>92.59</text:p>
          </table:table-cell>
          <table:table-cell office:value-type="float" office:value="83.95" calcext:value-type="float">
            <text:p>83.95</text:p>
          </table:table-cell>
          <table:table-cell office:value-type="float" office:value="3" calcext:value-type="float">
            <text:p>3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bc65e1ab30f3ddd77e0df47a70fec445ebffb621b2c0ba0e8e38f1937088a4a8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0280" calcext:value-type="float">
            <text:p>30280</text:p>
          </table:table-cell>
          <table:table-cell office:value-type="float" office:value="438.464" calcext:value-type="float">
            <text:p>438.464</text:p>
          </table:table-cell>
          <table:table-cell office:value-type="string" calcext:value-type="string">
            <text:p>("8fa02e6b529b6ca7555b7f7746e98c413f1c2f1d8c871829d9a267397f4874a3", "19789293149cc2a5f0601bad40c7a1c50c991c97c0683b55d0cabb5eb0940b30", "c8ce3a9da70efc50ee8064ffa77f66bf133a01d5920c8c8373684fa02ab0ac0d", "8c09d338b28e05615e14148eb457fb83eede56ce9b33ca1c23b8ce8eb53ea8d3", "0d045b5797228c7036538c2018883f1a5e01df7ecc453b536b9706600843e8af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01.325" calcext:value-type="float">
            <text:p>101.325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2.461" calcext:value-type="float">
            <text:p>12.461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5" calcext:value-type="float">
            <text:p>15</text:p>
          </table:table-cell>
          <table:table-cell office:value-type="float" office:value="13.207" calcext:value-type="float">
            <text:p>13.207</text:p>
          </table:table-cell>
          <table:table-cell office:value-type="string" calcext:value-type="string">
            <text:p>13ecf2bd3cf3763ee7e4ad65db8ab46790a8b59b3097792bbdbe771c87e69b7f</text:p>
          </table:table-cell>
          <table:table-cell office:value-type="float" office:value="94.76" calcext:value-type="float">
            <text:p>94.76</text:p>
          </table:table-cell>
          <table:table-cell office:value-type="float" office:value="63.89" calcext:value-type="float">
            <text:p>63.89</text:p>
          </table:table-cell>
          <table:table-cell table:number-columns-repeated="2" office:value-type="float" office:value="81.94" calcext:value-type="float">
            <text:p>81.94</text:p>
          </table:table-cell>
          <table:table-cell office:value-type="float" office:value="69.44" calcext:value-type="float">
            <text:p>69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2.59" calcext:value-type="float">
            <text:p>92.59</text:p>
          </table:table-cell>
          <table:table-cell office:value-type="float" office:value="75.56" calcext:value-type="float">
            <text:p>75.56</text:p>
          </table:table-cell>
          <table:table-cell office:value-type="float" office:value="79.37" calcext:value-type="float">
            <text:p>79.37</text:p>
          </table:table-cell>
          <table:table-cell office:value-type="float" office:value="7" calcext:value-type="float">
            <text:p>7</text:p>
          </table:table-cell>
          <table:table-cell office:value-type="float" office:value="12.075" calcext:value-type="float">
            <text:p>12.075</text:p>
          </table:table-cell>
          <table:table-cell office:value-type="string" calcext:value-type="string">
            <text:p>a2b1ad7640f935cf03be5b7682b76ec894a0b072b7391e2d3aac7d53ab0c2011</text:p>
          </table:table-cell>
          <table:table-cell office:value-type="float" office:value="81.47" calcext:value-type="float">
            <text:p>81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89" calcext:value-type="float">
            <text:p>88.89</text:p>
          </table:table-cell>
          <table:table-cell office:value-type="float" office:value="61.11" calcext:value-type="float">
            <text:p>61.11</text:p>
          </table:table-cell>
          <table:table-cell office:value-type="float" office:value="69.57" calcext:value-type="float">
            <text:p>69.57</text:p>
          </table:table-cell>
          <table:table-cell office:value-type="float" office:value="84.62" calcext:value-type="float">
            <text:p>84.62</text:p>
          </table:table-cell>
          <table:table-cell office:value-type="float" office:value="78.05" calcext:value-type="float">
            <text:p>78.05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7548e545c41f983b85d4d9b6422d2678a44c2c342bf23afdfa79c4bdc78b1741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2" calcext:value-type="float">
            <text:p>4.2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29.967" calcext:value-type="float">
            <text:p>429.967</text:p>
          </table:table-cell>
          <table:table-cell office:value-type="string" calcext:value-type="string">
            <text:p>("9854979c2fcfe862de449525e2680d7df8502d5b34292473cbdf349fd7b02201", "ebad01c9f4788c66a328c8b3c86998cc7ce5beaec2753092674012bd94d3252f", "50e745ec1ad82ca5a75f9bee09e398926a722a8e0c20447468eba5fbd82043d7", "02167f852fef215d50eeb953b89e12f34124d605bd1b2207fc92707880a8bbeb", "0cb365fbae4429a2d9923645fb312e66fd8c3cad3351898f554c954018c22347")</text:p>
          </table:table-cell>
        </table:table-row>
        <table:table-row table:style-name="ro1" table:number-rows-repeated="1048453">
          <table:table-cell table:number-columns-repeated="117"/>
        </table:table-row>
        <table:table-row table:style-name="ro1">
          <table:table-cell table:number-columns-repeated="117"/>
        </table:table-row>
        <calcext:conditional-formats>
          <calcext:conditional-format calcext:target-range-address="full_columns.CR1:full_columns.CR1048576 full_columns.CR1:full_columns.CR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4T13:31:06.262161577</dc:date>
    <meta:editing-duration>PT5M41S</meta:editing-duration>
    <meta:editing-cycles>2</meta:editing-cycles>
    <meta:generator>LibreOffice/6.4.7.2$Linux_X86_64 LibreOffice_project/40$Build-2</meta:generator>
    <meta:document-statistic meta:table-count="1" meta:cell-count="14274" meta:object-count="0"/>
  </office:meta>
</office:document-meta>
</file>